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B6" style:family="table-cell" style:data-style-name="N84">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 style:family="table">
      <style:table-properties style:width="6.2931in" fo:break-before="auto" fo:break-after="auto" table:align="left" fo:background-color="transparent" fo:keep-with-next="auto" style:may-break-between-rows="true" style:writing-mode="lr-tb">
        <style:background-image/>
      </style:table-properties>
    </style:style>
    <style:style style:name="Table10.A" style:family="table-column">
      <style:table-column-properties style:column-width="2.3333in"/>
    </style:style>
    <style:style style:name="Table10.B" style:family="table-column">
      <style:table-column-properties style:column-width="0.4542in"/>
    </style:style>
    <style:style style:name="Table10.C" style:family="table-column">
      <style:table-column-properties style:column-width="3.5056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2" style:family="table-row">
      <style:table-row-properties fo:background-color="transparent" style:keep-together="true" fo:keep-together="auto">
        <style:background-image/>
      </style:table-row-properties>
    </style:style>
    <style:style style:name="Table10.A2" style:family="table-cell">
      <style:table-cell-properties style:vertical-align="" fo:background-color="transparent" fo:padding="0.0382in" fo:border-left="0.0007in solid #000000" fo:border-right="none" fo:border-top="none" fo:border-bottom="none" style:writing-mode="page">
        <style:background-image/>
      </style:table-cell-properties>
    </style:style>
    <style:style style:name="Table10.B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A3"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6" style:family="table">
      <style:table-properties style:width="9.425in" table:align="margins" style:writing-mode="lr-tb"/>
    </style:style>
    <style:style style:name="Table6.A" style:family="table-column">
      <style:table-column-properties style:column-width="1.3465in" style:rel-column-width="9362*"/>
    </style:style>
    <style:style style:name="Table6.G" style:family="table-column">
      <style:table-column-properties style:column-width="1.3465in" style:rel-column-width="9363*"/>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6.F3" style:family="table-cell" style:data-style-name="N99">
      <style:table-cell-properties fo:padding="0.0382in" fo:border-left="0.0007in solid #000000" fo:border-right="none" fo:border-top="none" fo:border-bottom="0.0007in solid #000000"/>
    </style:style>
    <style:style style:name="Table6.G3" style:family="table-cell" style:data-style-name="N99">
      <style:table-cell-properties fo:padding="0.0382in" fo:border-left="0.0007in solid #000000" fo:border-right="0.0007in solid #000000" fo:border-top="none" fo:border-bottom="0.0007in solid #000000"/>
    </style:style>
    <style:style style:name="Table6.F4" style:family="table-cell" style:data-style-name="N0">
      <style:table-cell-properties fo:padding="0.0382in" fo:border-left="0.0007in solid #000000" fo:border-right="none" fo:border-top="none" fo:border-bottom="0.0007in solid #000000"/>
    </style:style>
    <style:style style:name="Table6.G4" style:family="table-cell" style:data-style-name="N0">
      <style:table-cell-properties fo:padding="0.0382in" fo:border-left="0.0007in solid #000000" fo:border-right="0.0007in solid #000000" fo:border-top="none" fo:border-bottom="0.0007in solid #000000"/>
    </style:style>
    <style:style style:name="Table8" style:family="table">
      <style:table-properties style:width="7in" table:align="left" style:writing-mode="lr-tb"/>
    </style:style>
    <style:style style:name="Table8.A" style:family="table-column">
      <style:table-column-properties style:column-width="1.5736in"/>
    </style:style>
    <style:style style:name="Table8.B" style:family="table-column">
      <style:table-column-properties style:column-width="5.4264in"/>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7in" table:align="left" style:writing-mode="lr-tb"/>
    </style:style>
    <style:style style:name="Table7.A" style:family="table-column">
      <style:table-column-properties style:column-width="1.5736in"/>
    </style:style>
    <style:style style:name="Table7.B" style:family="table-column">
      <style:table-column-properties style:column-width="5.4264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5" style:family="table">
      <style:table-properties style:width="7in" table:align="margins" style:writing-mode="lr-tb"/>
    </style:style>
    <style:style style:name="Table5.A" style:family="table-column">
      <style:table-column-properties style:column-width="0.7778in" style:rel-column-width="7281*"/>
    </style:style>
    <style:style style:name="Table5.B" style:family="table-column">
      <style:table-column-properties style:column-width="0.7778in" style:rel-column-width="7282*"/>
    </style:style>
    <style:style style:name="Table5.I" style:family="table-column">
      <style:table-column-properties style:column-width="0.7778in" style:rel-column-width="7283*"/>
    </style:style>
    <style:style style:name="Table5.A1" style:family="table-cell">
      <style:table-cell-properties fo:padding="0.0382in" fo:border-left="0.0007in solid #000000" fo:border-right="none" fo:border-top="0.0007in solid #000000" fo:border-bottom="0.0007in solid #000000"/>
    </style:style>
    <style:style style:name="Table5.I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I2" style:family="table-cell">
      <style:table-cell-properties fo:padding="0.0382in" fo:border-left="0.0007in solid #000000" fo:border-right="0.0007in solid #000000" fo:border-top="none" fo:border-bottom="0.0007in solid #000000"/>
    </style:style>
    <style:style style:name="Table5.I7" style:family="table-cell" style:data-style-name="N0">
      <style:table-cell-properties fo:padding="0.0382in" fo:border-left="0.0007in solid #000000" fo:border-right="0.0007in solid #000000" fo:border-top="none" fo:border-bottom="0.0007in solid #000000"/>
    </style:style>
    <style:style style:name="Table4" style:family="table">
      <style:table-properties style:width="6.9896in" fo:margin-left="0.0104in" fo:margin-right="0in" table:align="margins" style:writing-mode="lr-tb"/>
    </style:style>
    <style:style style:name="Table4.A" style:family="table-column">
      <style:table-column-properties style:column-width="0.8021in" style:rel-column-width="7520*"/>
    </style:style>
    <style:style style:name="Table4.B" style:family="table-column">
      <style:table-column-properties style:column-width="6.1875in" style:rel-column-width="58015*"/>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4.A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B6"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fo:margin-left="0.0104in" fo:margin-right="0.0208in" table:align="margins" style:writing-mode="lr-tb"/>
    </style:style>
    <style:style style:name="Table3.A" style:family="table-column">
      <style:table-column-properties style:rel-column-width="7346*"/>
    </style:style>
    <style:style style:name="Table3.B" style:family="table-column">
      <style:table-column-properties style:rel-column-width="58189*"/>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2" style:family="paragraph" style:parent-style-name="Standard">
      <style:text-properties fo:color="#000000" style:font-name="Monaco" fo:font-size="9pt" style:font-name-asian="Monaco" style:font-size-asian="9pt" style:font-name-complex="Monaco" style:font-size-complex="9pt"/>
    </style:style>
    <style:style style:name="P3"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name-asian="Monaco" style:font-size-asian="9pt" style:font-name-complex="Monaco" style:font-size-complex="9pt"/>
    </style:style>
    <style:style style:name="P4" style:family="paragraph" style:parent-style-name="Standard">
      <style:text-properties style:font-name="Monaco" fo:font-size="9pt" style:font-name-asian="Monaco" style:font-size-asian="9pt" style:font-name-complex="Monaco" style:font-size-complex="9pt"/>
    </style:style>
    <style:style style:name="P5" style:family="paragraph" style:parent-style-name="Body" style:list-style-name="L1">
      <style:text-properties style:font-name="Monaco1"/>
    </style:style>
    <style:style style:name="P6" style:family="paragraph" style:parent-style-name="Table_20_Contents">
      <style:paragraph-properties fo:text-align="justify" style:justify-single-word="false" fo:orphans="2" fo:widows="2" style:writing-mode="lr-tb"/>
    </style:style>
    <style:style style:name="P7"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8" style:family="paragraph" style:parent-style-name="Body">
      <style:paragraph-properties fo:text-align="justify" style:justify-single-word="false" fo:orphans="2" fo:widows="2" style:writing-mode="lr-tb"/>
    </style:style>
    <style:style style:name="P9" style:family="paragraph" style:parent-style-name="Body" style:list-style-name="L2"/>
    <style:style style:name="P10" style:family="paragraph" style:parent-style-name="Standard">
      <style:paragraph-properties fo:margin-top="0.111in" fo:margin-bottom="0in"/>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Helvetica" fo:font-size="9pt" style:font-name-asian="Monaco" style:font-size-asian="9pt" style:font-name-complex="Monaco" style:font-size-complex="9pt"/>
    </style:style>
    <style:style style:name="P13" style:family="paragraph" style:parent-style-name="Standard">
      <style:paragraph-properties fo:margin-left="0in" fo:margin-right="0in" fo:text-align="start" style:justify-single-word="false" fo:text-indent="0in" style:auto-text-indent="false" style:text-autospace="none"/>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name-asian="Monaco" style:font-size-asian="9pt" style:font-name-complex="Monaco" style:font-size-complex="9pt"/>
    </style:style>
    <style:style style:name="P15" style:family="paragraph" style:parent-style-name="Standard">
      <style:text-properties style:font-name="Monaco" fo:font-size="9pt" style:font-name-asian="Monaco" style:font-size-asian="9pt" style:font-name-complex="Monaco" style:font-size-complex="9pt"/>
    </style:style>
    <style:style style:name="P16" style:family="paragraph" style:parent-style-name="Standard">
      <style:text-properties fo:color="#000000" style:font-name="Monaco" fo:font-size="9pt" style:font-name-asian="Monaco" style:font-size-asian="9pt" style:font-name-complex="Monaco" style:font-size-complex="9pt"/>
    </style:style>
    <style:style style:name="P17" style:family="paragraph" style:parent-style-name="Standard">
      <style:text-properties style:font-name="Arial" fo:font-size="9pt" fo:language="en" fo:country="US" style:font-size-asian="9pt" style:font-size-complex="9pt" style:language-complex="ar" style:country-complex="SA"/>
    </style:style>
    <style:style style:name="P18" style:family="paragraph" style:parent-style-name="Standard">
      <style:text-properties style:font-name="Arial" fo:language="en" fo:country="US" style:language-complex="ar" style:country-complex="SA"/>
    </style:style>
    <style:style style:name="P19" style:family="paragraph" style:parent-style-name="Standard">
      <style:text-properties fo:language="en" fo:country="US" style:language-complex="ar" style:country-complex="SA"/>
    </style:style>
    <style:style style:name="P20" style:family="paragraph" style:parent-style-name="Standard">
      <style:text-properties fo:color="#7f0055" style:font-name="Monaco" fo:font-size="9pt" fo:font-weight="bold" style:font-name-asian="Monaco" style:font-size-asian="9pt" style:font-weight-asian="bold" style:font-name-complex="Monaco" style:font-size-complex="9pt" style:font-weight-complex="bold"/>
    </style:style>
    <style:style style:name="P21" style:family="paragraph" style:parent-style-name="Standard">
      <style:text-properties fo:font-style="italic" fo:font-weight="bold" style:font-style-asian="italic" style:font-weight-asian="bold" style:font-style-complex="italic" style:font-weight-complex="bold"/>
    </style:style>
    <style:style style:name="P22" style:family="paragraph" style:parent-style-name="Standard">
      <style:text-properties style:font-name="Monaco1" fo:font-size="9pt" style:font-size-asian="9pt" style:font-size-complex="9pt"/>
    </style:style>
    <style:style style:name="P23" style:family="paragraph" style:parent-style-name="Body">
      <style:text-properties fo:color="#ff0000" fo:language="en" fo:country="US" fo:font-style="italic" style:font-style-asian="italic" style:language-complex="ar" style:country-complex="SA"/>
    </style:style>
    <style:style style:name="P24" style:family="paragraph" style:parent-style-name="Body">
      <style:text-properties fo:language="en" fo:country="US" style:language-complex="ar" style:country-complex="SA"/>
    </style:style>
    <style:style style:name="P2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6" style:family="paragraph" style:parent-style-name="Body">
      <style:text-properties fo:color="#000000" fo:language="en" fo:country="US" fo:font-style="normal" style:font-style-asian="normal" style:language-complex="ar" style:country-complex="SA" style:font-style-complex="normal"/>
    </style:style>
    <style:style style:name="P27" style:family="paragraph" style:parent-style-name="Body">
      <style:text-properties fo:color="#000000" style:font-name="Courier New2" fo:font-size="10pt" fo:language="en" fo:country="US" style:font-name-asian="Times New Roman" style:font-size-asian="10pt" style:font-name-complex="Times New Roman" style:font-size-complex="10pt" style:language-complex="ar" style:country-complex="SA"/>
    </style:style>
    <style:style style:name="P28" style:family="paragraph" style:parent-style-name="Body">
      <style:text-properties fo:font-style="normal" style:font-style-asian="normal" style:font-style-complex="normal"/>
    </style:style>
    <style:style style:name="P29" style:family="paragraph" style:parent-style-name="Table_20_Contents">
      <style:paragraph-properties fo:text-align="justify" style:justify-single-word="false" fo:orphans="2" fo:widows="2" style:writing-mode="lr-tb"/>
    </style:style>
    <style:style style:name="P30"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31" style:family="paragraph" style:parent-style-name="Table_20_Contents">
      <style:paragraph-properties fo:text-align="justify" style:justify-single-word="false" fo:orphans="2" fo:widows="2" style:writing-mode="lr-tb"/>
      <style:text-properties style:use-window-font-color="true" style:font-name="Helvetica" fo:font-size="8pt" fo:language="en" fo:country="US" style:font-name-asian="Times New Roman" style:font-size-asian="8pt" style:font-name-complex="Times New Roman" style:font-size-complex="8pt" style:language-complex="ar" style:country-complex="SA"/>
    </style:style>
    <style:style style:name="P3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3" style:family="paragraph" style:parent-style-name="Body">
      <style:paragraph-properties fo:orphans="2" fo:widows="2" style:writing-mode="lr-tb"/>
    </style:style>
    <style:style style:name="P34" style:family="paragraph" style:parent-style-name="Body">
      <style:paragraph-properties fo:orphans="2" fo:widows="2" style:writing-mode="lr-tb"/>
      <style:text-properties style:font-name="Monaco1" fo:font-size="10pt" fo:language="en" fo:country="US" style:font-name-asian="Times New Roman" style:font-size-asian="10pt" style:font-name-complex="Times New Roman" style:font-size-complex="10pt" style:language-complex="ar" style:country-complex="SA"/>
    </style:style>
    <style:style style:name="P35" style:family="paragraph" style:parent-style-name="Code_20_Snipet">
      <style:paragraph-properties fo:text-align="justify" style:justify-single-word="false" fo:orphans="2" fo:widows="2" style:writing-mode="lr-tb">
        <style:tab-stops>
          <style:tab-stop style:position="3.9374in"/>
        </style:tab-stops>
      </style:paragraph-properties>
    </style:style>
    <style:style style:name="P36" style:family="paragraph" style:parent-style-name="Code_20_Snipet">
      <style:paragraph-properties fo:text-align="justify" style:justify-single-word="false" fo:orphans="2" fo:widows="2" style:writing-mode="lr-tb">
        <style:tab-stops>
          <style:tab-stop style:position="3.9374in"/>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37" style:family="paragraph" style:parent-style-name="Table_20_Contents">
      <style:text-properties fo:font-size="8pt" fo:font-weight="bold" style:font-size-asian="8pt" style:font-weight-asian="bold" style:font-size-complex="8pt" style:font-weight-complex="bold"/>
    </style:style>
    <style:style style:name="P38" style:family="paragraph" style:parent-style-name="Table_20_Contents">
      <style:text-properties fo:font-size="8pt" style:font-size-asian="8pt" style:font-size-complex="8pt"/>
    </style:style>
    <style:style style:name="P39" style:family="paragraph" style:parent-style-name="Table_20_Contents">
      <style:paragraph-properties fo:text-align="start" style:justify-single-word="false"/>
      <style:text-properties fo:font-size="8pt" style:font-size-asian="8pt" style:font-size-complex="8pt"/>
    </style:style>
    <style:style style:name="P40" style:family="paragraph" style:parent-style-name="Table_20_Contents">
      <style:text-properties fo:font-size="8pt" fo:font-style="italic" style:font-size-asian="8pt" style:font-style-asian="italic" style:font-size-complex="8pt" style:font-style-complex="italic"/>
    </style:style>
    <style:style style:name="P41" style:family="paragraph" style:parent-style-name="Table_20_Contents">
      <style:text-properties fo:font-size="8pt" fo:font-style="normal" style:font-size-asian="8pt" style:font-style-asian="normal" style:font-size-complex="8pt" style:font-style-complex="normal"/>
    </style:style>
    <style:style style:name="P42" style:family="paragraph" style:parent-style-name="Table_20_Contents">
      <style:paragraph-properties fo:text-align="start" style:justify-single-word="false"/>
      <style:text-properties fo:font-size="8pt" fo:font-style="normal" style:font-size-asian="8pt" style:font-style-asian="normal" style:font-size-complex="8pt" style:font-style-complex="normal"/>
    </style:style>
    <style:style style:name="P43"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44" style:family="paragraph" style:parent-style-name="Table_20_Contents">
      <style:text-properties fo:font-size="8pt" style:text-underline-style="solid" style:text-underline-type="double" style:text-underline-width="auto" style:text-underline-color="font-color" style:font-size-asian="8pt" style:font-size-complex="8pt"/>
    </style:style>
    <style:style style:name="P45" style:family="paragraph" style:parent-style-name="Table_20_Contents">
      <style:text-properties style:font-name="Courier New2" fo:font-size="8pt" fo:font-style="normal" fo:font-weight="bold" style:font-size-asian="8pt" style:font-style-asian="normal" style:font-weight-asian="bold" style:font-size-complex="8pt" style:font-style-complex="normal" style:font-weight-complex="bold"/>
    </style:style>
    <style:style style:name="P46" style:family="paragraph" style:parent-style-name="Table_20_Contents">
      <style:text-properties fo:font-style="italic" style:font-style-asian="italic" style:font-style-complex="italic"/>
    </style:style>
    <style:style style:name="P47" style:family="paragraph" style:parent-style-name="Table_20_Contents">
      <style:text-properties fo:font-style="italic" fo:font-weight="bold" style:font-style-asian="italic" style:font-weight-asian="bold" style:font-style-complex="italic" style:font-weight-complex="bold"/>
    </style:style>
    <style:style style:name="P48" style:family="paragraph" style:parent-style-name="Table_20_Contents">
      <style:text-properties fo:font-style="normal" style:font-style-asian="normal" style:font-style-complex="normal"/>
    </style:style>
    <style:style style:name="P49" style:family="paragraph" style:parent-style-name="Table_20_Contents">
      <style:text-properties fo:font-weight="normal" style:font-weight-asian="normal" style:font-weight-complex="normal"/>
    </style:style>
    <style:style style:name="P5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1" style:family="paragraph" style:parent-style-name="CellBody">
      <style:paragraph-properties fo:keep-with-next="always" style:snap-to-layout-grid="false"/>
      <style:text-properties fo:language="en" fo:country="US" style:language-complex="ar" style:country-complex="SA"/>
    </style:style>
    <style:style style:name="P52" style:family="paragraph" style:parent-style-name="CellBody">
      <style:paragraph-properties fo:keep-with-next="always" style:snap-to-layout-grid="false"/>
    </style:style>
    <style:style style:name="P53" style:family="paragraph" style:parent-style-name="Abstract">
      <style:text-properties fo:font-size="16pt" fo:language="en" fo:country="US" fo:font-weight="bold" style:font-size-asian="16pt" style:font-weight-asian="bold" style:language-complex="ar" style:country-complex="SA"/>
    </style:style>
    <style:style style:name="P54" style:family="paragraph" style:parent-style-name="Abstrac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P55" style:family="paragraph" style:parent-style-name="CellBody">
      <style:paragraph-properties style:snap-to-layout-grid="false"/>
      <style:text-properties fo:language="en" fo:country="US" style:language-complex="ar" style:country-complex="SA"/>
    </style:style>
    <style:style style:name="P56" style:family="paragraph" style:parent-style-name="CellBody">
      <style:paragraph-properties style:snap-to-layout-grid="false"/>
    </style:style>
    <style:style style:name="P57"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58" style:family="paragraph" style:parent-style-name="Document_20_Title">
      <style:text-properties fo:language="en" fo:country="US" style:language-complex="ar" style:country-complex="SA"/>
    </style:style>
    <style:style style:name="P59" style:family="paragraph" style:parent-style-name="Code_20_Snipet">
      <style:text-properties fo:font-style="normal" style:font-style-asian="normal" style:font-style-complex="normal"/>
    </style:style>
    <style:style style:name="P60"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61"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62"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63" style:family="paragraph" style:parent-style-name="Standard">
      <style:text-properties fo:color="#000000" style:font-name="Monaco" fo:font-size="9pt" style:font-name-asian="Monaco" style:font-size-asian="9pt" style:font-name-complex="Monaco" style:font-size-complex="9pt"/>
    </style:style>
    <style:style style:name="P64" style:family="paragraph" style:parent-style-name="Standard">
      <style:text-properties style:font-name="Monaco" fo:font-size="9pt" style:font-name-asian="Monaco" style:font-size-asian="9pt" style:font-name-complex="Monaco" style:font-size-complex="9pt"/>
    </style:style>
    <style:style style:name="P65"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name-asian="Monaco" style:font-size-asian="9pt" style:font-name-complex="Monaco" style:font-size-complex="9pt"/>
    </style:style>
    <style:style style:name="P66"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67" style:family="paragraph" style:parent-style-name="Heading_20_1">
      <style:text-properties fo:language="en" fo:country="US" style:language-complex="ar" style:country-complex="SA"/>
    </style:style>
    <style:style style:name="P68" style:family="paragraph" style:parent-style-name="Heading_20_1">
      <style:paragraph-properties fo:break-before="page"/>
      <style:text-properties fo:language="en" fo:country="US" style:language-complex="ar" style:country-complex="SA"/>
    </style:style>
    <style:style style:name="P69" style:family="paragraph" style:parent-style-name="Heading_20_3" style:master-page-name="Landscape">
      <style:paragraph-properties style:page-number="auto"/>
    </style:style>
    <style:style style:name="P70" style:family="paragraph" style:parent-style-name="Heading_20_3" style:master-page-name="Standard">
      <style:paragraph-properties style:page-number="auto"/>
    </style:style>
    <style:style style:name="P71" style:family="paragraph" style:parent-style-name="Heading_20_4">
      <style:text-properties fo:color="#000000" style:font-name="Arial" fo:font-size="12pt" fo:language="en" fo:country="US" style:font-name-asian="Times New Roman" style:font-size-asian="12pt" style:font-name-complex="Times New Roman" style:font-size-complex="12pt" style:language-complex="ar" style:country-complex="SA"/>
    </style:style>
    <style:style style:name="P72" style:family="paragraph" style:parent-style-name="Heading_20_4">
      <style:text-properties fo:language="en" fo:country="US" style:language-complex="ar" style:country-complex="SA"/>
    </style:style>
    <style:style style:name="P73" style:family="paragraph" style:parent-style-name="Heading_20_2">
      <style:text-properties fo:language="en" fo:country="US" style:language-complex="ar" style:country-complex="SA"/>
    </style:style>
    <style:style style:name="P74" style:family="paragraph" style:parent-style-name="Heading_20_2">
      <style:text-properties fo:font-style="normal" style:font-style-asian="normal" style:font-style-complex="normal"/>
    </style:style>
    <style:style style:name="P75" style:family="paragraph" style:parent-style-name="Body" style:list-style-name="L1"/>
    <style:style style:name="P76" style:family="paragraph" style:parent-style-name="Body" style:list-style-name="L1">
      <style:text-properties style:font-name="Monaco1"/>
    </style:style>
    <style:style style:name="P77" style:family="paragraph" style:parent-style-name="Body" style:list-style-name="L8">
      <style:text-properties style:font-name="Monaco1"/>
    </style:style>
    <style:style style:name="P78" style:family="paragraph" style:parent-style-name="Body" style:list-style-name="L2"/>
    <style:style style:name="P79" style:family="paragraph" style:parent-style-name="Body" style:list-style-name="L3"/>
    <style:style style:name="P80" style:family="paragraph" style:parent-style-name="Body" style:list-style-name="L3">
      <style:text-properties fo:font-style="normal" style:font-style-asian="normal" style:font-style-complex="normal"/>
    </style:style>
    <style:style style:name="P81" style:family="paragraph" style:parent-style-name="Body" style:list-style-name="L4"/>
    <style:style style:name="P82" style:family="paragraph" style:parent-style-name="Body" style:list-style-name="L5">
      <style:text-properties fo:color="#000000" fo:language="en" fo:country="US" fo:font-style="normal" style:font-style-asian="normal" style:language-complex="ar" style:country-complex="SA" style:font-style-complex="normal"/>
    </style:style>
    <style:style style:name="P83" style:family="paragraph" style:parent-style-name="Body" style:list-style-name="L6">
      <style:text-properties fo:color="#000000" fo:language="en" fo:country="US" fo:font-style="normal" style:font-style-asian="normal" style:language-complex="ar" style:country-complex="SA" style:font-style-complex="normal"/>
    </style:style>
    <style:style style:name="P84" style:family="paragraph" style:parent-style-name="Body" style:list-style-name="L7">
      <style:text-properties fo:color="#000000" fo:language="en" fo:country="US" fo:font-style="normal" style:font-style-asian="normal" style:language-complex="ar" style:country-complex="SA" style:font-style-complex="normal"/>
    </style:style>
    <style:style style:name="P85" style:family="paragraph" style:parent-style-name="Body" style:list-style-name="L6"/>
    <style:style style:name="P86" style:family="paragraph" style:parent-style-name="Body" style:list-style-name="L7"/>
    <style:style style:name="P87" style:family="paragraph" style:parent-style-name="Body" style:list-style-name="L8"/>
    <style:style style:name="P88" style:family="paragraph" style:parent-style-name="Body" style:list-style-name="L1">
      <style:paragraph-properties fo:orphans="2" fo:widows="2" style:writing-mode="lr-tb"/>
    </style:style>
    <style:style style:name="P89" style:family="paragraph" style:parent-style-name="Body">
      <style:paragraph-properties fo:text-align="justify" style:justify-single-word="false" fo:orphans="2" fo:widows="2" style:writing-mode="lr-tb"/>
    </style:style>
    <style:style style:name="P9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1"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92" style:family="paragraph" style:parent-style-name="Code_20_Snipet" style:list-style-name="L9"/>
    <style:style style:name="P93" style:family="paragraph" style:parent-style-name="Code_20_Snipet" style:list-style-name="L9">
      <style:paragraph-properties fo:text-align="justify" style:justify-single-word="false" fo:orphans="2" fo:widows="2" style:writing-mode="lr-tb">
        <style:tab-stops>
          <style:tab-stop style:position="3.9374in"/>
        </style:tab-stops>
      </style:paragraph-properties>
    </style:style>
    <style:style style:name="P94" style:family="paragraph" style:parent-style-name="Definition_20_Term">
      <style:text-properties fo:language="en" fo:country="US" style:language-complex="ar" style:country-complex="SA"/>
    </style:style>
    <style:style style:name="P95" style:family="paragraph" style:parent-style-name="Table_20_Contents">
      <style:paragraph-properties fo:text-align="justify" style:justify-single-word="false" fo:orphans="2" fo:widows="2" style:writing-mode="lr-tb"/>
    </style:style>
    <style:style style:name="P96"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9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style:font-name="Monaco" fo:font-size="9pt" style:font-name-asian="Monaco" style:font-size-asian="9pt" style:font-name-complex="Monaco" style:font-size-complex="9pt"/>
    </style:style>
    <style:style style:name="T2" style:family="text">
      <style:text-properties fo:color="#7f0055" fo:font-weight="bold" style:font-weight-asian="bold" style:font-weight-complex="bold"/>
    </style:style>
    <style:style style:name="T3" style:family="text">
      <style:text-properties fo:color="#000000"/>
    </style:style>
    <style:style style:name="T4" style:family="text">
      <style:text-properties fo:font-style="normal" style:font-style-asian="normal" style:font-style-complex="normal"/>
    </style:style>
    <style:style style:name="T5"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7" style:family="text">
      <style:text-properties style:font-name="Courier New2" fo:font-size="10pt" fo:language="en" fo:country="US" style:font-name-asian="Times New Roman" style:font-size-asian="10pt" style:font-name-complex="Times New Roman" style:font-size-complex="10pt" style:language-complex="ar" style:country-complex="SA"/>
    </style:style>
    <style:style style:name="T8" style:family="text">
      <style:text-properties style:font-name="Monaco1"/>
    </style:style>
    <style:style style:name="T9" style:family="text">
      <style:text-properties fo:color="#2a00ff" style:font-name="Monaco1"/>
    </style:style>
    <style:style style:name="T10" style:family="text">
      <style:text-properties fo:color="#000000"/>
    </style:style>
    <style:style style:name="T11" style:family="text">
      <style:text-properties fo:color="#000000" style:font-name="Monaco" fo:font-size="9pt" style:font-name-asian="Monaco" style:font-size-asian="9pt" style:font-name-complex="Monaco" style:font-size-complex="9pt"/>
    </style:style>
    <style:style style:name="T1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3" style:family="text">
      <style:text-properties fo:color="#000000" style:font-name="Arial" fo:language="en" fo:country="US" style:font-name-asian="Times New Roman" style:font-name-complex="Times New Roman" style:font-size-complex="10pt" style:language-complex="ar" style:country-complex="SA"/>
    </style:style>
    <style:style style:name="T14" style:family="text">
      <style:text-properties fo:color="#000000" style:font-name="Helvetica" fo:font-size="9pt" style:font-name-asian="Monaco" style:font-size-asian="9pt" style:font-name-complex="Monaco" style:font-size-complex="9pt"/>
    </style:style>
    <style:style style:name="T15" style:family="text">
      <style:text-properties fo:color="#000000" style:font-name="Monaco1" fo:font-size="10pt" fo:language="en" fo:country="US" style:font-name-asian="Times New Roman" style:font-size-asian="10pt" style:font-name-complex="Times New Roman" style:font-size-complex="10pt" style:language-complex="ar" style:country-complex="SA"/>
    </style:style>
    <style:style style:name="T16" style:family="text">
      <style:text-properties fo:color="#000000" style:font-name="Monaco1" fo:language="en" fo:country="US" style:font-name-asian="Times New Roman" style:font-name-complex="Times New Roman" style:font-size-complex="10pt" style:language-complex="ar" style:country-complex="SA"/>
    </style:style>
    <style:style style:name="T17" style:family="text">
      <style:text-properties fo:color="#7f0055" fo:font-weight="bold" style:font-weight-asian="bold" style:font-weight-complex="bold"/>
    </style:style>
    <style:style style:name="T18"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19" style:family="text">
      <style:text-properties style:use-window-font-color="true" style:font-name="Courier New2"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0"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21" style:family="text">
      <style:text-properties style:use-window-font-color="true" fo:language="en" fo:country="US" style:language-complex="ar" style:country-complex="SA"/>
    </style:style>
    <style:style style:name="T22" style:family="text">
      <style:text-properties style:font-name="Courier New2"/>
    </style:style>
    <style:style style:name="T23" style:family="text">
      <style:text-properties style:font-name="Courier New2" fo:font-size="10pt" fo:language="en" fo:country="US" style:font-name-asian="Times New Roman" style:font-size-asian="10pt" style:font-name-complex="Times New Roman" style:font-size-complex="10pt" style:language-complex="ar" style:country-complex="SA"/>
    </style:style>
    <style:style style:name="T24" style:family="text">
      <style:text-properties style:font-name="Monaco1"/>
    </style:style>
    <style:style style:name="T25" style:family="text">
      <style:text-properties style:font-name="Monaco1" fo:font-size="10pt" fo:language="en" fo:country="US" style:font-name-asian="Times New Roman" style:font-size-asian="10pt" style:font-name-complex="Times New Roman" style:font-size-complex="10pt" style:language-complex="ar" style:country-complex="SA"/>
    </style:style>
    <style:style style:name="T26" style:family="text">
      <style:text-properties fo:color="#2a00ff" style:font-name="Monaco1"/>
    </style:style>
    <style:style style:name="T27" style:family="text">
      <style:text-properties fo:font-style="italic" style:font-style-asian="italic" style:font-style-complex="italic"/>
    </style:style>
    <style:style style:name="T28" style:family="text">
      <style:text-properties fo:font-style="italic" style:text-underline-style="none" style:font-style-asian="italic" style:font-style-complex="italic"/>
    </style:style>
    <style:style style:name="T29" style:family="text">
      <style:text-properties fo:font-size="14pt" fo:font-weight="normal" style:font-size-asian="14pt" style:font-weight-asian="normal"/>
    </style:style>
    <style:style style:name="T30"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1" style:family="text">
      <style:text-properties fo:color="#ff0000" fo:font-style="italic" style:font-style-asian="italic"/>
    </style:style>
    <style:style style:name="T32" style:family="text">
      <style:text-properties fo:color="#ff0000" fo:font-style="italic" fo:font-weight="bold" style:font-style-asian="italic" style:font-weight-asian="bold"/>
    </style:style>
    <style:style style:name="T33" style:family="text">
      <style:text-properties fo:language="en" fo:country="US" style:language-complex="ar" style:country-complex="SA"/>
    </style:style>
    <style:style style:name="T34" style:family="text">
      <style:text-properties style:font-name="Courier New"/>
    </style:style>
    <style:style style:name="T35" style:family="text">
      <style:text-properties fo:font-size="10pt" fo:font-weight="normal" style:font-size-asian="10pt" style:font-weight-asian="normal" style:font-size-complex="10pt" style:font-weight-complex="normal"/>
    </style:style>
    <style:style style:name="T36" style:family="text">
      <style:text-properties fo:font-style="normal" style:font-style-asian="normal" style:font-style-complex="normal"/>
    </style:style>
    <style:style style:name="T37" style:family="text">
      <style:text-properties style:font-name="Arial"/>
    </style:style>
    <style:style style:name="T38" style:family="text">
      <style:text-properties fo:font-variant="normal" fo:text-transform="none" style:use-window-font-color="true" style:font-name="Courier New2" fo:font-size="10pt" fo:letter-spacing="normal" fo:language="en" fo:country="US" fo:font-style="normal" style:font-name-asian="Times New Roman" style:font-size-asian="10pt" style:font-name-complex="Times New Roman" style:font-size-complex="10pt" style:language-complex="ar" style:country-complex="SA"/>
    </style:style>
    <style:style style:name="T39"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boolean-style style:name="N99">
      <number:boolean/>
    </number:boolean-style>
  </office:automatic-styles>
  <office:body>
    <office:text text:use-soft-page-breaks="true">
      <office:forms form:automatic-focus="false" form:apply-design-mode="false"/>
      <text:tracked-changes>
        <text:changed-region xml:id="ct140354107922560" text:id="ct140354107922560">
          <text:insertion>
            <office:change-info>
              <dc:creator>David Bosschaert</dc:creator>
              <dc:date>2016-01-28T10:44:00</dc:date>
            </office:change-info>
          </text:insertion>
        </text:changed-region>
        <text:changed-region xml:id="ct140354107902976" text:id="ct140354107902976">
          <text:insertion>
            <office:change-info>
              <dc:creator>David Bosschaert</dc:creator>
              <dc:date>2016-01-28T10:44:00</dc:date>
            </office:change-info>
          </text:insertion>
        </text:changed-region>
        <text:changed-region xml:id="ct140354107921360" text:id="ct140354107921360">
          <text:insertion>
            <office:change-info>
              <dc:creator>David Bosschaert</dc:creator>
              <dc:date>2016-01-28T10:45:00</dc:date>
            </office:change-info>
          </text:insertion>
        </text:changed-region>
        <text:changed-region xml:id="ct140354126207008" text:id="ct140354126207008">
          <text:insertion>
            <office:change-info>
              <dc:creator>BJ Hargrave</dc:creator>
              <dc:date>2016-02-01T15:56:00</dc:date>
            </office:change-info>
          </text:insertion>
        </text:changed-region>
        <text:changed-region xml:id="ct140354112038576" text:id="ct140354112038576">
          <text:insertion>
            <office:change-info>
              <dc:creator>BJ Hargrave</dc:creator>
              <dc:date>2016-02-01T15:56:00</dc:date>
            </office:change-info>
          </text:insertion>
        </text:changed-region>
        <text:changed-region xml:id="ct140354136320672" text:id="ct140354136320672">
          <text:insertion>
            <office:change-info>
              <dc:creator>BJ Hargrave</dc:creator>
              <dc:date>2016-02-01T15:56:00</dc:date>
            </office:change-info>
          </text:insertion>
        </text:changed-region>
        <text:changed-region xml:id="ct140354034819232" text:id="ct140354034819232">
          <text:insertion>
            <office:change-info>
              <dc:creator>BJ Hargrave</dc:creator>
              <dc:date>2016-02-01T15:57:00</dc:date>
            </office:change-info>
          </text:insertion>
        </text:changed-region>
        <text:changed-region xml:id="ct140354108459856" text:id="ct140354108459856">
          <text:insertion>
            <office:change-info>
              <dc:creator>David Bosschaert</dc:creator>
              <dc:date>2016-02-01T20:16:00</dc:date>
            </office:change-info>
          </text:insertion>
        </text:changed-region>
        <text:changed-region xml:id="ct140354108460464" text:id="ct140354108460464">
          <text:insertion>
            <office:change-info>
              <dc:creator>David Bosschaert</dc:creator>
              <dc:date>2016-01-29T16:29:00</dc:date>
            </office:change-info>
          </text:insertion>
        </text:changed-region>
        <text:changed-region xml:id="ct140354108467280" text:id="ct140354108467280">
          <text:insertion>
            <office:change-info>
              <dc:creator>David Bosschaert</dc:creator>
              <dc:date>2016-01-29T16:28:00</dc:date>
            </office:change-info>
          </text:insertion>
        </text:changed-region>
        <text:changed-region xml:id="ct140354108466672" text:id="ct140354108466672">
          <text:insertion>
            <office:change-info>
              <dc:creator>David Bosschaert</dc:creator>
              <dc:date>2016-01-29T16:24:00</dc:date>
            </office:change-info>
          </text:insertion>
        </text:changed-region>
        <text:changed-region xml:id="ct140354108461216" text:id="ct140354108461216">
          <text:insertion>
            <office:change-info>
              <dc:creator>David Bosschaert</dc:creator>
              <dc:date>2016-01-29T16:28:00</dc:date>
            </office:change-info>
          </text:insertion>
        </text:changed-region>
        <text:changed-region xml:id="ct140354108465744" text:id="ct140354108465744">
          <text:insertion>
            <office:change-info>
              <dc:creator>David Bosschaert</dc:creator>
              <dc:date>2016-01-28T13:59:00</dc:date>
            </office:change-info>
          </text:insertion>
        </text:changed-region>
        <text:changed-region xml:id="ct140354108466048" text:id="ct140354108466048">
          <text:insertion>
            <office:change-info>
              <dc:creator>David Bosschaert</dc:creator>
              <dc:date>2016-01-29T16:28:00</dc:date>
            </office:change-info>
          </text:insertion>
        </text:changed-region>
        <text:changed-region xml:id="ct140354108464576" text:id="ct140354108464576">
          <text:deletion>
            <office:change-info>
              <dc:creator>David Bosschaert</dc:creator>
              <dc:date>2016-01-28T14:00:00</dc:date>
            </office:change-info>
            <text:p text:style-name="P1"/>
            <text:p text:style-name="P1"/>
          </text:deletion>
        </text:changed-region>
        <text:changed-region xml:id="ct140354108470208" text:id="ct140354108470208">
          <text:insertion>
            <office:change-info>
              <dc:creator>David Bosschaert</dc:creator>
              <dc:date>2016-01-28T10:47:00</dc:date>
            </office:change-info>
          </text:insertion>
        </text:changed-region>
        <text:changed-region xml:id="ct140354108464768" text:id="ct140354108464768">
          <text:insertion>
            <office:change-info>
              <dc:creator>David Bosschaert</dc:creator>
              <dc:date>2016-02-01T20:05:00</dc:date>
            </office:change-info>
          </text:insertion>
        </text:changed-region>
        <text:changed-region xml:id="ct140354108464960" text:id="ct140354108464960">
          <text:insertion>
            <office:change-info>
              <dc:creator>David Bosschaert</dc:creator>
              <dc:date>2016-02-01T20:06:00</dc:date>
            </office:change-info>
          </text:insertion>
        </text:changed-region>
        <text:changed-region xml:id="ct140354033856656" text:id="ct140354033856656">
          <text:insertion>
            <office:change-info>
              <dc:creator>David Bosschaert</dc:creator>
              <dc:date>2016-02-01T20:37:00</dc:date>
            </office:change-info>
          </text:insertion>
        </text:changed-region>
        <text:changed-region xml:id="ct140354077009600" text:id="ct140354077009600">
          <text:insertion>
            <office:change-info>
              <dc:creator>David Bosschaert</dc:creator>
              <dc:date>2016-01-29T16:29:00</dc:date>
            </office:change-info>
          </text:insertion>
        </text:changed-region>
        <text:changed-region xml:id="ct140354076972592" text:id="ct140354076972592">
          <text:insertion>
            <office:change-info>
              <dc:creator>David Bosschaert</dc:creator>
              <dc:date>2016-01-29T16:30:00</dc:date>
            </office:change-info>
          </text:insertion>
        </text:changed-region>
        <text:changed-region xml:id="ct140354077020496" text:id="ct140354077020496">
          <text:insertion>
            <office:change-info>
              <dc:creator>David Bosschaert</dc:creator>
              <dc:date>2016-01-29T16:31:00</dc:date>
            </office:change-info>
          </text:insertion>
        </text:changed-region>
        <text:changed-region xml:id="ct140354077041040" text:id="ct140354077041040">
          <text:insertion>
            <office:change-info>
              <dc:creator>David Bosschaert</dc:creator>
              <dc:date>2016-02-01T20:06:00</dc:date>
            </office:change-info>
          </text:insertion>
        </text:changed-region>
        <text:changed-region xml:id="ct140354077041232" text:id="ct140354077041232">
          <text:insertion>
            <office:change-info>
              <dc:creator>David Bosschaert</dc:creator>
              <dc:date>2016-02-01T20:24:00</dc:date>
            </office:change-info>
          </text:insertion>
        </text:changed-region>
        <text:changed-region xml:id="ct140354077053344" text:id="ct140354077053344">
          <text:insertion>
            <office:change-info>
              <dc:creator>David Bosschaert</dc:creator>
              <dc:date>2016-02-01T20:25:00</dc:date>
            </office:change-info>
          </text:insertion>
        </text:changed-region>
        <text:changed-region xml:id="ct140354077053584" text:id="ct140354077053584">
          <text:insertion>
            <office:change-info>
              <dc:creator>David Bosschaert</dc:creator>
              <dc:date>2016-02-01T20:09:00</dc:date>
            </office:change-info>
          </text:insertion>
        </text:changed-region>
        <text:changed-region xml:id="ct140354077053840" text:id="ct140354077053840">
          <text:insertion>
            <office:change-info>
              <dc:creator>David Bosschaert</dc:creator>
              <dc:date>2016-02-01T20:27:00</dc:date>
            </office:change-info>
          </text:insertion>
        </text:changed-region>
        <text:changed-region xml:id="ct140354077054080" text:id="ct140354077054080">
          <text:insertion>
            <office:change-info>
              <dc:creator>David Bosschaert</dc:creator>
              <dc:date>2016-02-01T20:30:00</dc:date>
            </office:change-info>
          </text:insertion>
        </text:changed-region>
        <text:changed-region xml:id="ct140354077054320" text:id="ct140354077054320">
          <text:insertion>
            <office:change-info>
              <dc:creator>David Bosschaert</dc:creator>
              <dc:date>2016-02-01T20:31:00</dc:date>
            </office:change-info>
          </text:insertion>
        </text:changed-region>
        <text:changed-region xml:id="ct140354077058528" text:id="ct140354077058528">
          <text:insertion>
            <office:change-info>
              <dc:creator>David Bosschaert</dc:creator>
              <dc:date>2016-02-01T20:28:00</dc:date>
            </office:change-info>
          </text:insertion>
        </text:changed-region>
        <text:changed-region xml:id="ct140354077059408" text:id="ct140354077059408">
          <text:insertion>
            <office:change-info>
              <dc:creator>David Bosschaert</dc:creator>
              <dc:date>2016-02-01T20:38:00</dc:date>
            </office:change-info>
          </text:insertion>
        </text:changed-region>
        <text:changed-region xml:id="ct140354108476208" text:id="ct140354108476208">
          <text:deletion>
            <office:change-info>
              <dc:creator>David Bosschaert</dc:creator>
              <dc:date>2016-02-01T20:41:00</dc:date>
            </office:change-info>
            <text:p text:style-name="P2">U</text:p>
          </text:deletion>
        </text:changed-region>
        <text:changed-region xml:id="ct140354108475936" text:id="ct140354108475936">
          <text:deletion>
            <office:change-info>
              <dc:creator>David Bosschaert</dc:creator>
              <dc:date>2016-02-01T20:16:00</dc:date>
            </office:change-info>
            <text:p text:style-name="P2">();</text:p>
            <text:p text:style-name="P2"/>
            <text:p text:style-name="P2"/>
          </text:deletion>
        </text:changed-region>
        <text:changed-region xml:id="ct140354108475664" text:id="ct140354108475664">
          <text:deletion>
            <office:change-info>
              <dc:creator>David Bosschaert</dc:creator>
              <dc:date>2016-01-28T10:48:00</dc:date>
            </office:change-info>
            <text:p text:style-name="P2">result</text:p>
          </text:deletion>
        </text:changed-region>
        <text:changed-region xml:id="ct140354108475392" text:id="ct140354108475392">
          <text:deletion>
            <office:change-info>
              <dc:creator>David Bosschaert</dc:creator>
              <dc:date>2016-02-01T20:16:00</dc:date>
            </office:change-info>
            <text:p text:style-name="P2"><text:s text:c="4"/>Encoding pretty();</text:p>
            <text:p text:style-name="P3"/>
            <text:p text:style-name="P1"><text:s text:c="4"/>void to(OutputStream out); // uses UTF-8</text:p>
            <text:p text:style-name="P1"><text:s text:c="4"/>void to(OutputStream out, String charset);</text:p>
            <text:p text:style-name="P1"><text:s text:c="4"/>Appendable to(Appendable out);</text:p>
            <text:p text:style-name="P1"><text:s text:c="4"/>String toString();</text:p>
            <text:p text:style-name="P3">}</text:p>
            <text:p text:style-name="P3"/>
            <text:p text:style-name="Body">Note that the APIs that work on streams do not close the stream after their operation. A stream can easily be closed via the try-with-resources mechanism.</text:p>
            <text:p text:style-name="Body">The above API can be used it like this:</text:p>
            <text:p text:style-name="P2">String encoded = codec.encode(myObj).pretty().ignoreNull().</text:p>
          </text:deletion>
        </text:changed-region>
        <text:changed-region xml:id="ct140354108475120" text:id="ct140354108475120">
          <text:deletion>
            <office:change-info>
              <dc:creator>David Bosschaert</dc:creator>
              <dc:date>2016-01-28T10:48:00</dc:date>
            </office:change-info>
            <text:p text:style-name="P2"><text:s text:c="4"/>Encoding withNull();</text:p>
            <text:p text:style-name="P2"><text:s text:c="4"/>Encoding compact();<text:line-break/></text:p>
          </text:deletion>
        </text:changed-region>
        <text:changed-region xml:id="ct140354108474848" text:id="ct140354108474848">
          <text:deletion>
            <office:change-info>
              <dc:creator>David Bosschaert</dc:creator>
              <dc:date>2016-02-01T20:16:00</dc:date>
            </office:change-info>
            <text:p text:style-name="P2"/>
            <text:p text:style-name="P1"><text:s text:c="4"/>T from(InputStream in); // uses UTF-8</text:p>
            <text:p text:style-name="P1"><text:s text:c="4"/>T from(InputStream in, String charset);</text:p>
            <text:p text:style-name="P1"><text:s text:c="4"/>T from(Readable in);</text:p>
            <text:p text:style-name="P1"><text:s text:c="4"/>T from(CharSequence in);</text:p>
            <text:p text:style-name="P3">}</text:p>
            <text:p text:style-name="P3"/>
            <text:p text:style-name="P3">public interface Encoding {</text:p>
            <text:p text:style-name="P2"><text:s text:c="4"/>Encoding ignoreNull();<text:line-break/></text:p>
          </text:deletion>
        </text:changed-region>
        <text:changed-region xml:id="ct140354108474576" text:id="ct140354108474576">
          <text:deletion>
            <office:change-info>
              <dc:creator>David Bosschaert</dc:creator>
              <dc:date>2016-01-28T10:48:00</dc:date>
            </office:change-info>
            <text:p text:style-name="P2"><text:s text:c="4"/>Decoding&lt;T&gt; withNull();</text:p>
            <text:p text:style-name="P2"/>
          </text:deletion>
        </text:changed-region>
        <text:changed-region xml:id="ct140354108474304" text:id="ct140354108474304">
          <text:deletion>
            <office:change-info>
              <dc:creator>David Bosschaert</dc:creator>
              <dc:date>2016-02-01T20:16:00</dc:date>
            </office:change-info>
            <text:p text:style-name="P2"><text:s/>encode(Object obj);</text:p>
            <text:p text:style-name="P3">}</text:p>
            <text:p text:style-name="P3"/>
            <text:p text:style-name="P3">public interface Decoding&lt;T&gt; {</text:p>
            <text:p text:style-name="P2"><text:s text:c="4"/>Decoding&lt;T&gt; ignoreNull();<text:line-break/></text:p>
          </text:deletion>
        </text:changed-region>
        <text:changed-region xml:id="ct140354108474032" text:id="ct140354108474032">
          <text:deletion>
            <office:change-info>
              <dc:creator>David Bosschaert</dc:creator>
              <dc:date>2016-01-29T16:37:00</dc:date>
            </office:change-info>
            <text:p text:style-name="P2">Encoding</text:p>
          </text:deletion>
        </text:changed-region>
        <text:changed-region xml:id="ct140354108473760" text:id="ct140354108473760">
          <text:deletion>
            <office:change-info>
              <dc:creator>David Bosschaert</dc:creator>
              <dc:date>2016-02-01T20:16:00</dc:date>
            </office:change-info>
            <text:p text:style-name="P2"><text:s/>decode(Type type);</text:p>
            <text:p text:style-name="P1"/>
            <text:p text:style-name="P2"><text:s text:c="4"/></text:p>
          </text:deletion>
        </text:changed-region>
        <text:changed-region xml:id="ct140354108473488" text:id="ct140354108473488">
          <text:deletion>
            <office:change-info>
              <dc:creator>David Bosschaert</dc:creator>
              <dc:date>2016-01-29T16:37:00</dc:date>
            </office:change-info>
            <text:p text:style-name="P2">Decoding&lt;?&gt;</text:p>
          </text:deletion>
        </text:changed-region>
        <text:changed-region xml:id="ct140354108473216" text:id="ct140354108473216">
          <text:deletion>
            <office:change-info>
              <dc:creator>David Bosschaert</dc:creator>
              <dc:date>2016-02-01T20:16:00</dc:date>
            </office:change-info>
            <text:p text:style-name="P2"><text:s/>decode(TypeReference&lt;T&gt; ref);</text:p>
            <text:p text:style-name="P2"><text:s text:c="4"/></text:p>
          </text:deletion>
        </text:changed-region>
        <text:changed-region xml:id="ct140354108472944" text:id="ct140354108472944">
          <text:deletion>
            <office:change-info>
              <dc:creator>David Bosschaert</dc:creator>
              <dc:date>2016-01-29T16:37:00</dc:date>
            </office:change-info>
            <text:p text:style-name="P2">&gt;</text:p>
          </text:deletion>
        </text:changed-region>
        <text:changed-region xml:id="ct140354108472672" text:id="ct140354108472672">
          <text:deletion>
            <office:change-info>
              <dc:creator>David Bosschaert</dc:creator>
              <dc:date>2016-02-01T20:16:00</dc:date>
            </office:change-info>
            <text:p text:style-name="P2">T</text:p>
          </text:deletion>
        </text:changed-region>
        <text:changed-region xml:id="ct140354108472400" text:id="ct140354108472400">
          <text:deletion>
            <office:change-info>
              <dc:creator>David Bosschaert</dc:creator>
              <dc:date>2016-01-29T16:37:00</dc:date>
            </office:change-info>
            <text:p text:style-name="P2">Decoding&lt;</text:p>
          </text:deletion>
        </text:changed-region>
        <text:changed-region xml:id="ct140354108472128" text:id="ct140354108472128">
          <text:deletion>
            <office:change-info>
              <dc:creator>David Bosschaert</dc:creator>
              <dc:date>2016-02-01T20:16:00</dc:date>
            </office:change-info>
            <text:p text:style-name="P2"><text:s/>decode(Class&lt;T&gt; cls);</text:p>
            <text:p text:style-name="P2"><text:s text:c="4"/>&lt;T&gt; </text:p>
          </text:deletion>
        </text:changed-region>
        <text:changed-region xml:id="ct140354108471856" text:id="ct140354108471856">
          <text:deletion>
            <office:change-info>
              <dc:creator>David Bosschaert</dc:creator>
              <dc:date>2016-01-29T16:37:00</dc:date>
            </office:change-info>
            <text:p text:style-name="P2">&gt;</text:p>
          </text:deletion>
        </text:changed-region>
        <text:changed-region xml:id="ct140354108471584" text:id="ct140354108471584">
          <text:deletion>
            <office:change-info>
              <dc:creator>David Bosschaert</dc:creator>
              <dc:date>2016-02-01T20:16:00</dc:date>
            </office:change-info>
            <text:p text:style-name="P2">T</text:p>
          </text:deletion>
        </text:changed-region>
        <text:changed-region xml:id="ct140354108468304" text:id="ct140354108468304">
          <text:deletion>
            <office:change-info>
              <dc:creator>David Bosschaert</dc:creator>
              <dc:date>2016-01-29T16:37:00</dc:date>
            </office:change-info>
            <text:p text:style-name="P2">Decoding&lt;</text:p>
          </text:deletion>
        </text:changed-region>
        <text:changed-region xml:id="ct140354108468592" text:id="ct140354108468592">
          <text:deletion>
            <office:change-info>
              <dc:creator>David Bosschaert</dc:creator>
              <dc:date>2016-02-01T20:16:00</dc:date>
            </office:change-info>
            <text:p text:style-name="P2">Codec Service </text:p>
            <text:p text:style-name="Body">The <text:span text:style-name="T1">Codec</text:span> service can be used to encode a given object in a certain representation, for example JSON, YAML or XML. The <text:span text:style-name="T1">Codec</text:span> service can also decode the representation it produced. A single <text:span text:style-name="T1">Codec</text:span> service can encode/decode only a single format. To support multiple encoding formats register multiple services.</text:p>
            <text:p text:style-name="P4"><text:span text:style-name="T2">public</text:span><text:span text:style-name="T3"> </text:span><text:span text:style-name="T2">interface</text:span><text:span text:style-name="T3"> Codec {</text:span></text:p>
            <text:p text:style-name="P2"><text:s text:c="4"/>&lt;T&gt; </text:p>
          </text:deletion>
        </text:changed-region>
        <text:changed-region xml:id="ct140354108477184" text:id="ct140354108477184">
          <text:insertion>
            <office:change-info>
              <dc:creator>David Bosschaert</dc:creator>
              <dc:date>2016-02-01T20:40:00</dc:date>
            </office:change-info>
          </text:insertion>
        </text:changed-region>
        <text:changed-region xml:id="ct140354108483616" text:id="ct140354108483616">
          <text:insertion>
            <office:change-info>
              <dc:creator>David Bosschaert</dc:creator>
              <dc:date>2016-01-28T14:03:00</dc:date>
            </office:change-info>
          </text:insertion>
        </text:changed-region>
        <text:changed-region xml:id="ct140354108478880" text:id="ct140354108478880">
          <text:insertion>
            <office:change-info>
              <dc:creator>David Bosschaert</dc:creator>
              <dc:date>2016-01-28T11:01:00</dc:date>
            </office:change-info>
          </text:insertion>
        </text:changed-region>
        <text:changed-region xml:id="ct140354108479072" text:id="ct140354108479072">
          <text:insertion>
            <office:change-info>
              <dc:creator>David Bosschaert</dc:creator>
              <dc:date>2016-01-28T11:03:00</dc:date>
            </office:change-info>
          </text:insertion>
        </text:changed-region>
        <text:changed-region xml:id="ct140354108479312" text:id="ct140354108479312">
          <text:deletion>
            <office:change-info>
              <dc:creator>David Bosschaert</dc:creator>
              <dc:date>2016-01-28T11:01:00</dc:date>
            </office:change-info>
            <text:p text:style-name="P1">YAML</text:p>
          </text:deletion>
        </text:changed-region>
        <text:changed-region xml:id="ct140354108480432" text:id="ct140354108480432">
          <text:insertion>
            <office:change-info>
              <dc:creator>David Bosschaert</dc:creator>
              <dc:date>2016-01-28T14:04:00</dc:date>
            </office:change-info>
          </text:insertion>
        </text:changed-region>
        <text:changed-region xml:id="ct140354108480672" text:id="ct140354108480672">
          <text:deletion>
            <office:change-info>
              <dc:creator>David Bosschaert</dc:creator>
              <dc:date>2016-01-28T14:04:00</dc:date>
            </office:change-info>
            <text:p text:style-name="P1">t</text:p>
          </text:deletion>
        </text:changed-region>
        <text:changed-region xml:id="ct140354108480944" text:id="ct140354108480944">
          <text:insertion>
            <office:change-info>
              <dc:creator>David Bosschaert</dc:creator>
              <dc:date>2016-01-28T14:04:00</dc:date>
            </office:change-info>
          </text:insertion>
        </text:changed-region>
        <text:changed-region xml:id="ct140354076976624" text:id="ct140354076976624">
          <text:insertion>
            <office:change-info>
              <dc:creator>David Bosschaert</dc:creator>
              <dc:date>2016-01-28T14:03:00</dc:date>
            </office:change-info>
          </text:insertion>
        </text:changed-region>
        <text:changed-region xml:id="ct140354077045408" text:id="ct140354077045408">
          <text:insertion>
            <office:change-info>
              <dc:creator>David Bosschaert</dc:creator>
              <dc:date>2016-01-28T14:04:00</dc:date>
            </office:change-info>
          </text:insertion>
        </text:changed-region>
        <text:changed-region xml:id="ct140354077058768" text:id="ct140354077058768">
          <text:deletion>
            <office:change-info>
              <dc:creator>David Bosschaert</dc:creator>
              <dc:date>2016-01-28T14:04:00</dc:date>
            </office:change-info>
            <text:p text:style-name="P1">t</text:p>
          </text:deletion>
        </text:changed-region>
        <text:changed-region xml:id="ct140354077041568" text:id="ct140354077041568">
          <text:insertion>
            <office:change-info>
              <dc:creator>David Bosschaert</dc:creator>
              <dc:date>2016-01-28T14:04:00</dc:date>
            </office:change-info>
          </text:insertion>
        </text:changed-region>
        <text:changed-region xml:id="ct140354077019200" text:id="ct140354077019200">
          <text:insertion>
            <office:change-info>
              <dc:creator>David Bosschaert</dc:creator>
              <dc:date>2016-01-28T14:01:00</dc:date>
            </office:change-info>
          </text:insertion>
        </text:changed-region>
        <text:changed-region xml:id="ct140354077060480" text:id="ct140354077060480">
          <text:insertion>
            <office:change-info>
              <dc:creator>David Bosschaert</dc:creator>
              <dc:date>2016-01-28T14:02:00</dc:date>
            </office:change-info>
          </text:insertion>
        </text:changed-region>
        <text:changed-region xml:id="ct140354077060672" text:id="ct140354077060672">
          <text:insertion>
            <office:change-info>
              <dc:creator>David Bosschaert</dc:creator>
              <dc:date>2016-01-28T14:03:00</dc:date>
            </office:change-info>
          </text:insertion>
        </text:changed-region>
        <text:changed-region xml:id="ct140354126553968" text:id="ct140354126553968">
          <text:insertion>
            <office:change-info>
              <dc:creator>BJ Hargrave</dc:creator>
              <dc:date>2016-02-01T15:57:00</dc:date>
            </office:change-info>
          </text:insertion>
        </text:changed-region>
        <text:changed-region xml:id="ct140354126056992" text:id="ct140354126056992">
          <text:deletion>
            <office:change-info>
              <dc:creator>BJ Hargrave</dc:creator>
              <dc:date>2016-02-01T15:57:00</dc:date>
            </office:change-info>
            <text:p text:style-name="Table_20_Contents"><text:span text:style-name="T4">number</text:span></text:p>
          </text:deletion>
        </text:changed-region>
        <text:changed-region xml:id="ct140354112114352" text:id="ct140354112114352">
          <text:deletion>
            <office:change-info>
              <dc:creator>BJ Hargrave</dc:creator>
              <dc:date>2016-02-01T15:57:00</dc:date>
            </office:change-info>
            <text:p text:style-name="Table_20_Contents"><text:span text:style-name="T4">number</text:span></text:p>
          </text:deletion>
        </text:changed-region>
        <text:changed-region xml:id="ct140354112005744" text:id="ct140354112005744">
          <text:insertion>
            <office:change-info>
              <dc:creator>BJ Hargrave</dc:creator>
              <dc:date>2016-02-01T15:57:00</dc:date>
            </office:change-info>
          </text:insertion>
        </text:changed-region>
        <text:changed-region xml:id="ct140354077071824" text:id="ct140354077071824">
          <text:insertion>
            <office:change-info>
              <dc:creator>David Bosschaert</dc:creator>
              <dc:date>2016-01-28T11:19:00</dc:date>
            </office:change-info>
          </text:insertion>
        </text:changed-region>
        <text:changed-region xml:id="ct140354077092832" text:id="ct140354077092832">
          <text:insertion>
            <office:change-info>
              <dc:creator>David Bosschaert</dc:creator>
              <dc:date>2016-01-28T11:19:00</dc:date>
            </office:change-info>
          </text:insertion>
        </text:changed-region>
        <text:changed-region xml:id="ct140354077089056" text:id="ct140354077089056">
          <text:deletion>
            <office:change-info>
              <dc:creator>David Bosschaert</dc:creator>
              <dc:date>2016-01-28T11:19:00</dc:date>
            </office:change-info>
            <text:list xml:id="list8273498269219107633" text:style-name="L1">
              <text:list-item>
                <text:p text:style-name="P5">static valueOf(String s)</text:p>
              </text:list-item>
            </text:list>
          </text:deletion>
        </text:changed-region>
        <text:changed-region xml:id="ct140354077089424" text:id="ct140354077089424">
          <text:deletion>
            <office:change-info>
              <dc:creator>David Bosschaert</dc:creator>
              <dc:date>2016-01-28T11:19:00</dc:date>
            </office:change-info>
            <text:list xml:id="list1734754749" text:continue-numbering="true" text:style-name="L1">
              <text:list-item>
                <text:p text:style-name="P5">static fromString(String s)</text:p>
              </text:list-item>
            </text:list>
          </text:deletion>
        </text:changed-region>
        <text:changed-region xml:id="ct140354077095680" text:id="ct140354077095680">
          <text:insertion>
            <office:change-info>
              <dc:creator>David Bosschaert</dc:creator>
              <dc:date>2016-01-28T14:04:00</dc:date>
            </office:change-info>
          </text:insertion>
        </text:changed-region>
        <text:changed-region xml:id="ct140354077095872" text:id="ct140354077095872">
          <text:deletion>
            <office:change-info>
              <dc:creator>David Bosschaert</dc:creator>
              <dc:date>2016-01-28T11:24:00</dc:date>
            </office:change-info>
            <text:p text:style-name="P6">Exception: <text:span text:style-name="T5">byte[]</text:span> <text:span text:style-name="T6">→</text:span> String: will be converted by calling </text:p>
            <text:p text:style-name="P7"><text:s text:c="4"/>new String(byte[] v, StandardCharsets.UTF_8)</text:p>
            <text:p text:style-name="P8">Exception: Collection/Array → String: will comma-separate the elements and concatenate them to form a single String.</text:p>
          </text:deletion>
        </text:changed-region>
        <text:changed-region xml:id="ct140354077099824" text:id="ct140354077099824">
          <text:insertion>
            <office:change-info>
              <dc:creator>David Bosschaert</dc:creator>
              <dc:date>2016-01-28T11:24:00</dc:date>
            </office:change-info>
          </text:insertion>
        </text:changed-region>
        <text:changed-region xml:id="ct140354077100016" text:id="ct140354077100016">
          <text:insertion>
            <office:change-info>
              <dc:creator>David Bosschaert</dc:creator>
              <dc:date>2016-01-28T11:25:00</dc:date>
            </office:change-info>
          </text:insertion>
        </text:changed-region>
        <text:changed-region xml:id="ct140354077105088" text:id="ct140354077105088">
          <text:format-change>
            <office:change-info>
              <dc:creator>David Bosschaert</dc:creator>
              <dc:date>2016-01-28T11:34:00</dc:date>
            </office:change-info>
          </text:format-change>
        </text:changed-region>
        <text:changed-region xml:id="ct140354077105840" text:id="ct140354077105840">
          <text:insertion>
            <office:change-info>
              <dc:creator>David Bosschaert</dc:creator>
              <dc:date>2016-01-28T11:34:00</dc:date>
            </office:change-info>
          </text:insertion>
        </text:changed-region>
        <text:changed-region xml:id="ct140354077106656" text:id="ct140354077106656">
          <text:insertion>
            <office:change-info>
              <dc:creator>David Bosschaert</dc:creator>
              <dc:date>2016-01-28T11:35:00</dc:date>
            </office:change-info>
          </text:insertion>
        </text:changed-region>
        <text:changed-region xml:id="ct140354077106032" text:id="ct140354077106032">
          <text:insertion>
            <office:change-info>
              <dc:creator>David Bosschaert</dc:creator>
              <dc:date>2016-01-28T11:26:00</dc:date>
            </office:change-info>
          </text:insertion>
        </text:changed-region>
        <text:changed-region xml:id="ct140354077107216" text:id="ct140354077107216">
          <text:insertion>
            <office:change-info>
              <dc:creator>David Bosschaert</dc:creator>
              <dc:date>2016-01-28T11:30:00</dc:date>
            </office:change-info>
          </text:insertion>
        </text:changed-region>
        <text:changed-region xml:id="ct140354077033616" text:id="ct140354077033616">
          <text:deletion>
            <office:change-info>
              <dc:creator>David Bosschaert</dc:creator>
              <dc:date>2016-01-28T11:30:00</dc:date>
            </office:change-info>
            <text:p text:style-name="Body">Then, </text:p>
          </text:deletion>
        </text:changed-region>
        <text:changed-region xml:id="ct140354077106224" text:id="ct140354077106224">
          <text:deletion>
            <office:change-info>
              <dc:creator>David Bosschaert</dc:creator>
              <dc:date>2016-01-28T11:31:00</dc:date>
            </office:change-info>
            <text:p text:style-name="Body">for each element to be inserted into the resulting collection/array, the </text:p>
          </text:deletion>
        </text:changed-region>
        <text:changed-region xml:id="ct140354077107552" text:id="ct140354077107552">
          <text:insertion>
            <office:change-info>
              <dc:creator>David Bosschaert</dc:creator>
              <dc:date>2016-01-28T11:31:00</dc:date>
            </office:change-info>
          </text:insertion>
        </text:changed-region>
        <text:changed-region xml:id="ct140354077107744" text:id="ct140354077107744">
          <text:deletion>
            <office:change-info>
              <dc:creator>David Bosschaert</dc:creator>
              <dc:date>2016-01-28T11:24:00</dc:date>
            </office:change-info>
            <text:p text:style-name="Body">Exceptions:</text:p>
            <text:list xml:id="list8103995540057575823" text:style-name="L2">
              <text:list-item>
                <text:p text:style-name="P9">String <text:span text:style-name="T6">→</text:span> Collection/Array: will parse the string as a comma-separated list of entries which are then added to the target array.</text:p>
              </text:list-item>
            </text:list>
            <text:p text:style-name="Body">String <text:span text:style-name="T6">→</text:span> <text:span text:style-name="T7">byte[]</text:span>: will be produced using <text:span text:style-name="T7">String.getBytes(StandardCharsets.UTF_8)</text:span>.</text:p>
          </text:deletion>
        </text:changed-region>
        <text:changed-region xml:id="ct140354107901920" text:id="ct140354107901920">
          <text:insertion>
            <office:change-info>
              <dc:creator>David Bosschaert</dc:creator>
              <dc:date>2016-01-28T11:33:00</dc:date>
            </office:change-info>
          </text:insertion>
        </text:changed-region>
        <text:changed-region xml:id="ct140354107875952" text:id="ct140354107875952">
          <text:deletion>
            <office:change-info>
              <dc:creator>David Bosschaert</dc:creator>
              <dc:date>2016-01-28T11:35:00</dc:date>
            </office:change-info>
            <text:p text:style-name="Body"/>
            <text:p text:style-name="Body"/>
          </text:deletion>
        </text:changed-region>
        <text:changed-region xml:id="ct140354107926464" text:id="ct140354107926464">
          <text:insertion>
            <office:change-info>
              <dc:creator>David Bosschaert</dc:creator>
              <dc:date>2016-01-28T11:41:00</dc:date>
            </office:change-info>
          </text:insertion>
        </text:changed-region>
        <text:changed-region xml:id="ct140354107963984" text:id="ct140354107963984">
          <text:insertion>
            <office:change-info>
              <dc:creator>David Bosschaert</dc:creator>
              <dc:date>2016-01-28T11:35:00</dc:date>
            </office:change-info>
          </text:insertion>
        </text:changed-region>
        <text:changed-region xml:id="ct140354107860752" text:id="ct140354107860752">
          <text:insertion>
            <office:change-info>
              <dc:creator>David Bosschaert</dc:creator>
              <dc:date>2016-01-28T11:35:00</dc:date>
            </office:change-info>
          </text:insertion>
        </text:changed-region>
        <text:changed-region xml:id="ct140354107875248" text:id="ct140354107875248">
          <text:insertion>
            <office:change-info>
              <dc:creator>David Bosschaert</dc:creator>
              <dc:date>2016-01-28T11:36:00</dc:date>
            </office:change-info>
          </text:insertion>
        </text:changed-region>
        <text:changed-region xml:id="ct140354107875520" text:id="ct140354107875520">
          <text:deletion>
            <office:change-info>
              <dc:creator>David Bosschaert</dc:creator>
              <dc:date>2016-01-28T11:35:00</dc:date>
            </office:change-info>
            <text:p text:style-name="P3"><text:s text:c="2"/>@AttributeDef<text:span text:style-name="T8">inition</text:span><text:span text:style-name="T8"><office:annotation><dc:creator>David Bosschaert</dc:creator><dc:date>2016-01-14T13:09:38</dc:date><text:p text:style-name="P97"><text:span text:style-name="T39">This requires that this annotation be changed to be Retention=RUNTIME</text:span></text:p></office:annotation></text:span><text:span text:style-name="T8">(defaultValue=</text:span><text:span text:style-name="T9">"</text:span><text:span text:style-name="T8">22</text:span><text:span text:style-name="T9">"</text:span><text:span text:style-name="T8">)</text:span></text:p>
            <text:p text:style-name="P3"><text:span text:style-name="T8"/></text:p>
          </text:deletion>
        </text:changed-region>
        <text:changed-region xml:id="ct140354107869472" text:id="ct140354107869472">
          <text:deletion>
            <office:change-info>
              <dc:creator>David Bosschaert</dc:creator>
              <dc:date>2016-01-28T11:39:00</dc:date>
            </office:change-info>
            <text:p text:style-name="Body">TODO </text:p>
          </text:deletion>
        </text:changed-region>
        <text:changed-region xml:id="ct140354107869664" text:id="ct140354107869664">
          <text:insertion>
            <office:change-info>
              <dc:creator>David Bosschaert</dc:creator>
              <dc:date>2016-01-28T11:39:00</dc:date>
            </office:change-info>
          </text:insertion>
        </text:changed-region>
        <text:changed-region xml:id="ct140354107975888" text:id="ct140354107975888">
          <text:insertion>
            <office:change-info>
              <dc:creator>David Bosschaert</dc:creator>
              <dc:date>2016-01-28T11:40:00</dc:date>
            </office:change-info>
          </text:insertion>
        </text:changed-region>
        <text:changed-region xml:id="ct140354107976128" text:id="ct140354107976128">
          <text:insertion>
            <office:change-info>
              <dc:creator>David Bosschaert</dc:creator>
              <dc:date>2016-01-28T11:40:00</dc:date>
            </office:change-info>
          </text:insertion>
        </text:changed-region>
        <text:changed-region xml:id="ct140354107976368" text:id="ct140354107976368">
          <text:insertion>
            <office:change-info>
              <dc:creator>David Bosschaert</dc:creator>
              <dc:date>2016-01-28T11:41:00</dc:date>
            </office:change-info>
          </text:insertion>
        </text:changed-region>
        <text:changed-region xml:id="ct140354107866640" text:id="ct140354107866640">
          <text:insertion>
            <office:change-info>
              <dc:creator>David Bosschaert</dc:creator>
              <dc:date>2016-01-28T11:43:00</dc:date>
            </office:change-info>
          </text:insertion>
        </text:changed-region>
        <text:changed-region xml:id="ct140354107866880" text:id="ct140354107866880">
          <text:insertion>
            <office:change-info>
              <dc:creator>David Bosschaert</dc:creator>
              <dc:date>2016-01-28T11:44:00</dc:date>
            </office:change-info>
          </text:insertion>
        </text:changed-region>
        <text:changed-region xml:id="ct140354107871568" text:id="ct140354107871568">
          <text:insertion>
            <office:change-info>
              <dc:creator>David Bosschaert</dc:creator>
              <dc:date>2016-02-01T20:33:00</dc:date>
            </office:change-info>
          </text:insertion>
        </text:changed-region>
        <text:changed-region xml:id="ct140354107871760" text:id="ct140354107871760">
          <text:deletion>
            <office:change-info>
              <dc:creator>David Bosschaert</dc:creator>
              <dc:date>2016-01-28T11:45:00</dc:date>
            </office:change-info>
            <text:p text:style-name="Body">TODO Are conversions to other types supported in a generalized manner? Note the section 'exceptions' below.</text:p>
            <text:p text:style-name="Body"/>
          </text:deletion>
        </text:changed-region>
        <text:changed-region xml:id="ct140354107867072" text:id="ct140354107867072">
          <text:insertion>
            <office:change-info>
              <dc:creator>David Bosschaert</dc:creator>
              <dc:date>2016-01-28T11:45:00</dc:date>
            </office:change-info>
          </text:insertion>
        </text:changed-region>
        <text:changed-region xml:id="ct140354077108416" text:id="ct140354077108416">
          <text:deletion>
            <office:change-info>
              <dc:creator>David Bosschaert</dc:creator>
              <dc:date>2016-01-28T11:45:00</dc:date>
            </office:change-info>
            <text:p text:style-name="Body"><text:span text:style-name="T6">…</text:span> </text:p>
          </text:deletion>
        </text:changed-region>
        <text:changed-region xml:id="ct140354077108608" text:id="ct140354077108608">
          <text:insertion>
            <office:change-info>
              <dc:creator>David Bosschaert</dc:creator>
              <dc:date>2016-01-28T11:44:00</dc:date>
            </office:change-info>
          </text:insertion>
        </text:changed-region>
        <text:changed-region xml:id="ct140354077111760" text:id="ct140354077111760">
          <text:insertion>
            <office:change-info>
              <dc:creator>David Bosschaert</dc:creator>
              <dc:date>2016-01-28T11:45:00</dc:date>
            </office:change-info>
          </text:insertion>
        </text:changed-region>
        <text:changed-region xml:id="ct140354077111952" text:id="ct140354077111952">
          <text:deletion>
            <office:change-info>
              <dc:creator>David Bosschaert</dc:creator>
              <dc:date>2016-01-28T11:45:00</dc:date>
            </office:change-info>
            <text:p text:style-name="Body">ODO</text:p>
          </text:deletion>
        </text:changed-region>
        <text:changed-region xml:id="ct140354077112144" text:id="ct140354077112144">
          <text:insertion>
            <office:change-info>
              <dc:creator>David Bosschaert</dc:creator>
              <dc:date>2016-01-28T11:45:00</dc:date>
            </office:change-info>
          </text:insertion>
        </text:changed-region>
        <text:changed-region xml:id="ct140354077112384" text:id="ct140354077112384">
          <text:deletion>
            <office:change-info>
              <dc:creator>David Bosschaert</dc:creator>
              <dc:date>2016-01-28T11:45:00</dc:date>
            </office:change-info>
            <text:p text:style-name="Body">y</text:p>
          </text:deletion>
        </text:changed-region>
        <text:changed-region xml:id="ct140354077112624" text:id="ct140354077112624">
          <text:insertion>
            <office:change-info>
              <dc:creator>David Bosschaert</dc:creator>
              <dc:date>2016-01-28T11:45:00</dc:date>
            </office:change-info>
          </text:insertion>
        </text:changed-region>
        <text:changed-region xml:id="ct140354077112864" text:id="ct140354077112864">
          <text:deletion>
            <office:change-info>
              <dc:creator>David Bosschaert</dc:creator>
              <dc:date>2016-01-28T11:45:00</dc:date>
            </office:change-info>
            <text:p text:style-name="Body">not covered above <text:span text:style-name="T6">…</text:span></text:p>
          </text:deletion>
        </text:changed-region>
        <text:changed-region xml:id="ct140354077117840" text:id="ct140354077117840">
          <text:insertion>
            <office:change-info>
              <dc:creator>David Bosschaert</dc:creator>
              <dc:date>2016-01-28T11:20:00</dc:date>
            </office:change-info>
          </text:insertion>
        </text:changed-region>
        <text:changed-region xml:id="ct140354077103920" text:id="ct140354077103920">
          <text:insertion>
            <office:change-info>
              <dc:creator>David Bosschaert</dc:creator>
              <dc:date>2016-01-28T11:45:00</dc:date>
            </office:change-info>
          </text:insertion>
        </text:changed-region>
        <text:changed-region xml:id="ct140354107806096" text:id="ct140354107806096">
          <text:insertion>
            <office:change-info>
              <dc:creator>David Bosschaert</dc:creator>
              <dc:date>2016-01-28T11:46:00</dc:date>
            </office:change-info>
          </text:insertion>
        </text:changed-region>
        <text:changed-region xml:id="ct140354107856048" text:id="ct140354107856048">
          <text:insertion>
            <office:change-info>
              <dc:creator>David Bosschaert</dc:creator>
              <dc:date>2016-01-28T12:13:00</dc:date>
            </office:change-info>
          </text:insertion>
        </text:changed-region>
        <text:changed-region xml:id="ct140354107856336" text:id="ct140354107856336">
          <text:insertion>
            <office:change-info>
              <dc:creator>David Bosschaert</dc:creator>
              <dc:date>2016-01-28T12:14:00</dc:date>
            </office:change-info>
          </text:insertion>
        </text:changed-region>
        <text:changed-region xml:id="ct140354107964880" text:id="ct140354107964880">
          <text:insertion>
            <office:change-info>
              <dc:creator>David Bosschaert</dc:creator>
              <dc:date>2016-01-28T12:15:00</dc:date>
            </office:change-info>
          </text:insertion>
        </text:changed-region>
        <text:changed-region xml:id="ct140354109050800" text:id="ct140354109050800">
          <text:insertion>
            <office:change-info>
              <dc:creator>David Bosschaert</dc:creator>
              <dc:date>2016-01-28T11:04:00</dc:date>
            </office:change-info>
          </text:insertion>
        </text:changed-region>
        <text:changed-region xml:id="ct140354109051056" text:id="ct140354109051056">
          <text:insertion>
            <office:change-info>
              <dc:creator>David Bosschaert</dc:creator>
              <dc:date>2016-01-28T11:05:00</dc:date>
            </office:change-info>
          </text:insertion>
        </text:changed-region>
        <text:changed-region xml:id="ct140354107967312" text:id="ct140354107967312">
          <text:insertion>
            <office:change-info>
              <dc:creator>David Bosschaert</dc:creator>
              <dc:date>2016-01-28T11:06:00</dc:date>
            </office:change-info>
          </text:insertion>
        </text:changed-region>
        <text:changed-region xml:id="ct140354109058416" text:id="ct140354109058416">
          <text:insertion>
            <office:change-info>
              <dc:creator>David Bosschaert</dc:creator>
              <dc:date>2016-01-28T11:07:00</dc:date>
            </office:change-info>
          </text:insertion>
        </text:changed-region>
        <text:changed-region xml:id="ct140354109052208" text:id="ct140354109052208">
          <text:insertion>
            <office:change-info>
              <dc:creator>David Bosschaert</dc:creator>
              <dc:date>2016-01-28T11: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draw:frame draw:style-name="fr2" draw:name="graphics3" text:anchor-type="paragraph" svg:width="7in" svg:height="3.1075in" draw:z-index="0"><draw:image xlink:href="Pictures/1000020100000427000001D8328612BC.png" xlink:type="simple" xlink:show="embed" xlink:actuate="onLoad"/></draw:frame></text:p>
      <text:p text:style-name="P58"><text:user-defined style:data-style-name="N0" text:name="RFC Title">RFC 215 - Object Conversion</text:user-defined></text:p>
      <text:p text:style-name="P58"><text:span text:style-name="T29">Draft<text:line-break/><text:line-break/></text:span><text:span text:style-name="T29"><text:page-count style:num-format="1">25</text:page-count></text:span><text:span text:style-name="T29"> Pages</text:span></text:p>
      <text:p text:style-name="P54"/>
      <text:p text:style-name="P53">Abstract</text:p>
      <text:p text:style-name="P54">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68" text:outline-level="1" text:restart-numbering="true" text:start-value="-1">Document Information</text:h>
      <text:h text:style-name="P73" text:outline-level="2">License</text:h>
      <text:p text:style-name="P25">DISTRIBUTION AND FEEDBACK LICENSE, Version 2.0</text:p>
      <text:p text:style-name="P1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7"/>
      <text:p text:style-name="P1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7"/>
      <text:p text:style-name="P1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7">NEITHER THE OSGi ALLIANCE NOR ANY THIRD PARTY WILL BE LIABLE FOR ANY DIRECT, INDIRECT, SPECIAL, INCIDENTAL OR CONSEQUENTIAL DAMAGES ARISING OUT OF OR RELATING TO ANY USE OR DISTRIBUTION OF THE DISTRIBUTION. </text:p>
      <text:p text:style-name="P17"/>
      <text:p text:style-name="P1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7"/>
      <text:p text:style-name="P1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7"/>
      <text:p text:style-name="P1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8"/>
      <text:p text:style-name="P18">I HEREBY ACKNOWLEDGE AND AGREE TO THE TERMS AND CONDITIONS DELINEATED ABOVE.</text:p>
      <text:h text:style-name="P73" text:outline-level="2">Trademarks</text:h>
      <text:p text:style-name="P2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3" text:outline-level="2">Feedback</text:h>
      <text:p text:style-name="Body"><text:span text:style-name="T33">This document can be downloaded from the OSGi Alliance design repository at </text:span><text:a xlink:type="simple" xlink:href="https://github.com/osgi/design" text:style-name="Internet_20_link" text:visited-style-name="Visited_20_Internet_20_Link"><text:span text:style-name="T33">https://github.com/osgi/design</text:span></text:a><text:span text:style-name="T33"> The public can provide feedback about this document by opening a bug at https://www.osgi.org/bugzilla/.</text:span></text:p>
      <text:h text:style-name="P7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60">0 Document Information<text:tab/>2</text:p>
          <text:p text:style-name="P61">0.1 License<text:tab/>2</text:p>
          <text:p text:style-name="P61">0.2 Trademarks<text:tab/>3</text:p>
          <text:p text:style-name="P61">0.3 Feedback<text:tab/>3</text:p>
          <text:p text:style-name="P61">0.4 Table of Contents<text:tab/>3</text:p>
          <text:p text:style-name="P61">0.5 Terminology and Document Conventions<text:tab/>4</text:p>
          <text:p text:style-name="P61">0.6 Revision History<text:tab/>4</text:p>
          <text:p text:style-name="P60">1 Introduction<text:tab/>5</text:p>
          <text:p text:style-name="P60">2 Application Domain<text:tab/>5</text:p>
          <text:p text:style-name="P62">2.1.1 Commons-Convert<text:tab/>6</text:p>
          <text:p text:style-name="P62">2.1.2 Google Guava<text:tab/>6</text:p>
          <text:p text:style-name="P62">2.1.3 Dozer<text:tab/>6</text:p>
          <text:p text:style-name="P61">2.2 Conversions<text:tab/>6</text:p>
          <text:p text:style-name="P61">2.3 Reflection<text:tab/>7</text:p>
          <text:p text:style-name="P61">2.4 Terminology + Abbreviations <text:tab/>7</text:p>
          <text:p text:style-name="P60">3 Problem Description<text:tab/>7</text:p>
          <text:p text:style-name="P60">4 Requirements<text:tab/>8</text:p>
          <text:p text:style-name="P61">4.1 General<text:tab/>8</text:p>
          <text:p text:style-name="P62">4.1.1 From Configurer RFP<text:tab/>8</text:p>
          <text:p text:style-name="P61">4.2 Maps<text:tab/>9</text:p>
          <text:p text:style-name="P61">4.3 DTOs<text:tab/>9</text:p>
          <text:p text:style-name="P61"><text:soft-page-break/>4.4 JSON<text:tab/>9</text:p>
          <text:p text:style-name="P60">5 Technical Solution<text:tab/>10</text:p>
          <text:p text:style-name="P61">5.1 Converter Service <text:tab/>10</text:p>
          <text:p text:style-name="P61">5.2 EncCodecr Service <text:tab/>11</text:p>
          <text:p text:style-name="P61">5.3 Use outside of OSGi<text:tab/>12</text:p>
          <text:p text:style-name="P62">5.3.1 Converter service via ServiceLoader<text:tab/>12</text:p>
          <text:p text:style-name="P62">5.3.2 Codec service via ServiceLoader<text:tab/>12</text:p>
          <text:p text:style-name="P61">5.4 Conversions<text:tab/>12</text:p>
          <text:p text:style-name="P62">5.4.1 Scalars and other singulare-value data types and List/Array/Set<text:tab/>13</text:p>
          <text:p text:style-name="P62">5.4.2 Arrays and Collections<text:tab/>15</text:p>
          <text:p text:style-name="P62">5.4.3 Maps and relatedComplex data structures<text:tab/>16</text:p>
          <text:p text:style-name="P62">5.4.4 Adding support to existing OSGi types<text:tab/>17</text:p>
          <text:p text:style-name="P62">5.4.5 Special Cases<text:tab/>18</text:p>
          <text:p text:style-name="P61">5.5 TypeReference base class<text:tab/>18</text:p>
          <text:p text:style-name="P61">5.6 Variable substitution<text:tab/>19</text:p>
          <text:p text:style-name="P60">6 Data Transfer Objects<text:tab/>19</text:p>
          <text:p text:style-name="P60">7 Javadoc<text:tab/>19</text:p>
          <text:p text:style-name="P60">8 Considered Alternatives<text:tab/>20</text:p>
          <text:p text:style-name="P60">9 Security Considerations<text:tab/>22</text:p>
          <text:p text:style-name="P60">10 Document Support<text:tab/>22</text:p>
          <text:p text:style-name="P61">10.1 References<text:tab/>22</text:p>
          <text:p text:style-name="P61">10.2 Author’s Address<text:tab/>22</text:p>
          <text:p text:style-name="P61">10.3 Acronyms and Abbreviations<text:tab/>23</text:p>
          <text:p text:style-name="P61">10.4 End of Document<text:tab/>23</text:p>
        </text:index-body>
      </text:table-of-content>
      <text:p text:style-name="P24"/>
      <text:h text:style-name="P73" text:outline-level="2">Terminology and Document Conventions</text:h>
      <text:p text:style-name="P24">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24"><text:span text:style-name="T34">Source code is shown in this typeface</text:span>.</text:p>
      <text:h text:style-name="P73" text:outline-level="2">Revision History</text:h>
      <text:p text:style-name="P24">The last named individual in this history is currently responsible for this document.</text:p>
      <text:p text:style-name="P2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0">Revision</text:p>
            </table:table-cell>
            <table:table-cell table:style-name="Table1.A1" office:value-type="string">
              <text:p text:style-name="P50">Date</text:p>
            </table:table-cell>
            <table:table-cell table:style-name="Table1.C1" office:value-type="string">
              <text:p text:style-name="P50">Comments</text:p>
            </table:table-cell>
          </table:table-row>
        </table:table-header-rows>
        <table:table-row table:style-name="Table1.2">
          <table:table-cell table:style-name="Table1.A1" office:value-type="string">
            <text:p text:style-name="P57">Initial</text:p>
          </table:table-cell>
          <table:table-cell table:style-name="Table1.B2" office:value-type="date" office:date-value="2015-10-01">
            <text:p text:style-name="P57">10/01/15</text:p>
          </table:table-cell>
          <table:table-cell table:style-name="Table1.C1" office:value-type="string">
            <text:p text:style-name="P57">Initial version, from RFP, with some initial API proposals.</text:p>
          </table:table-cell>
        </table:table-row>
        <table:table-row table:style-name="Table1.2">
          <table:table-cell table:style-name="Table1.A3" office:value-type="float" office:value="0.1">
            <text:p text:style-name="P57">0.1</text:p>
          </table:table-cell>
          <table:table-cell table:style-name="Table1.B3" office:value-type="string">
            <text:p text:style-name="P57">January, 2016</text:p>
          </table:table-cell>
          <table:table-cell table:style-name="Table1.C3" office:value-type="string">
            <text:p text:style-name="P57">David Bosschaert, changes from Chicago F2F feedback.</text:p>
          </table:table-cell>
        </table:table-row>
        <table:table-row table:style-name="Table1.2">
          <table:table-cell table:style-name="Table1.A3" office:value-type="float" office:value="0.2">
            <text:p text:style-name="P57">0.2</text:p>
          </table:table-cell>
          <table:table-cell table:style-name="Table1.B3" office:value-type="string">
            <text:p text:style-name="P57">January, 2016</text:p>
          </table:table-cell>
          <table:table-cell table:style-name="Table1.C3" office:value-type="string">
            <text:p text:style-name="P57">David Bosschaert, changes from Madrid F2F.</text:p>
          </table:table-cell>
        </table:table-row>
        <text:soft-page-break/>
        <table:table-row table:style-name="Table1.2">
          <table:table-cell table:style-name="Table1.A3" office:value-type="float" office:value="0.3">
            <text:p text:style-name="P57"><text:change-start text:change-id="ct140354107922560"/>0.3<text:change-end text:change-id="ct140354107922560"/></text:p>
          </table:table-cell>
          <table:table-cell table:style-name="Table1.B3" office:value-type="string">
            <text:p text:style-name="P57"><text:change-start text:change-id="ct140354107902976"/>February, 2016<text:change-end text:change-id="ct140354107902976"/></text:p>
          </table:table-cell>
          <table:table-cell table:style-name="Table1.C3" office:value-type="string">
            <text:p text:style-name="P57"><text:change-start text:change-id="ct140354107921360"/>David Bosschaert, changes from EEG concall Jan 27.<text:change-end text:change-id="ct140354107921360"/></text:p>
          </table:table-cell>
        </table:table-row>
        <table:table-row table:style-name="Table1.2">
          <table:table-cell table:style-name="Table1.A3" office:value-type="float" office:value="0.4">
            <text:p text:style-name="P57"><text:change-start text:change-id="ct140354126207008"/>0.4<text:change-end text:change-id="ct140354126207008"/></text:p>
          </table:table-cell>
          <table:table-cell table:style-name="Table1.B6" office:value-type="date" office:date-value="2016-02-01">
            <text:p text:style-name="P57"><text:change-start text:change-id="ct140354112038576"/>2016-02-01<text:change-end text:change-id="ct140354112038576"/></text:p>
          </table:table-cell>
          <table:table-cell table:style-name="Table1.C3" office:value-type="string">
            <text:p text:style-name="P57"><text:change-start text:change-id="ct140354136320672"/>Updated coercion table per DS <text:change-end text:change-id="ct140354136320672"/><text:change-start text:change-id="ct140354034819232"/>errata.</text:p>
            <text:p text:style-name="P57">BJ Hargrave<text:change-end text:change-id="ct140354034819232"/></text:p>
          </table:table-cell>
        </table:table-row>
      </table:table>
      <text:p text:style-name="P24"/>
      <text:h text:style-name="P67"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26"><text:span text:style-name="T35">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text:span><text:span text:style-name="T35">RFP investigates the issues that surrounding the use of type safe interfaces and DTOs where traditionally properties and other strings are used.</text:span> </text:p>
      <text:h text:style-name="P67" text:outline-level="1">Application Domain</text:h>
      <text:p text:style-name="P28">Today, many programs directly interface directly with the outside world through REST, HTTP, and other protocols that are frequently require conversion from strings or byte streams. Data conversion is an inherent part of writing software in a type safe language. In Java, converting strings to proper types or to convert one type to a more convenient type is often done manually. Any errors are then handled inline. </text:p>
      <text:p text:style-name="P28">A common problem is interacting with Javascript. Since Javascript has no user defined types, it can get away with relatively clean looking code; the same code in Java usually requires significantly more code due to the required conversions to the fine grained types of Java. This code bypasses the built-in facilities like fields and methods and instead defines constant key strings and embeds the knowledge of the types in a piece of code instead of relying on a central declaration that is then verified by the compiler.</text:p>
      <text:p text:style-name="Body"><text:span text:style-name="T4">In release 6, the OSGi Alliance introduced Data Transfer Objects (</text:span><text:span text:style-name="T27">DTOs</text:span><text:span text:style-name="T4">). DTOs are public objects without generics that only contain public fields based on simple types, arrays, and collections. <text:s/>In many ways DTOs </text:span><text:soft-page-break/><text:span text:style-name="T4">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ext:span><text:span text:style-name="T4">the more common web applications. DTOs unify the specification with the data since the data is what is already public when it is sent to another process or serialized.</text:span></text:p>
      <text:p text:style-name="P28">By limiting the allowed data types in DTOs and ensuring they have no cycles they can be easily (de)serialized using JSON, providing easy interactions with Javascript.</text:p>
      <text:p text:style-name="Body"><text:span text:style-name="T4">In enRoute, a </text:span><text:span text:style-name="T27">DTO+</text:span><text:span text:style-name="T4"> is a DTO but it additionally allows many additional types and defines the rules for creating these types in a conversion.</text:span></text:p>
      <text:p text:style-name="P28">In applications, a DTO provides the same role as a Javascript hash/object. In java, however, the fields are typed, providing type checks and content assist in the browser. However, there are similar needs to what Javascript provides when objects are used that way:</text:p>
      <text:list xml:id="list6486241411838756501" text:style-name="L3">
        <text:list-item>
          <text:p text:style-name="P80">Deep copy – Create two DTOs that are equal but do not share any instances</text:p>
        </text:list-item>
        <text:list-item>
          <text:p text:style-name="P80">Deep equals – Compare two DTOs for equality</text:p>
        </text:list-item>
        <text:list-item>
          <text:p text:style-name="P80">Shallow copy – Create a new DTO but share the fields</text:p>
        </text:list-item>
        <text:list-item>
          <text:p text:style-name="P80">Diff – Calculate the difference between 2 DTOs, providing where and why the the objects are different.</text:p>
        </text:list-item>
        <text:list-item>
          <text:p text:style-name="P79"><text:span text:style-name="T4">Path based access – Provide a path based access into a DTO. E.g. a path can be </text:span><text:span text:style-name="Example"><text:span text:style-name="T4">foo.4.abc</text:span></text:span></text:p>
        </text:list-item>
      </text:list>
      <text:p text:style-name="Body">Several libraries exist which provide a similar form of type conversion.</text:p>
      <text:h text:style-name="Heading_20_3" text:outline-level="3">Commons-Convert</text:h>
      <text:p text:style-name="Body">“Commons-Convert is a library dedicated to the task of converting an object of one type to another. The library is ideal for scripting languages or any application that needs to convert (or coerce) one Java object type to another.” <text:s/>(<text:a xlink:type="simple" xlink:href="http://commons.apache.org/sandbox/commons-convert" text:style-name="Internet_20_link" text:visited-style-name="Visited_20_Internet_20_Link">http://commons.apache.org/sandbox/commons-convert</text:a>)</text:p>
      <text:h text:style-name="Heading_20_3" text:outline-level="3">Google Guava</text:h>
      <text:p text:style-name="Body">Google Guava (<text:a xlink:type="simple" xlink:href="https://github.com/google/guava" text:style-name="Internet_20_link" text:visited-style-name="Visited_20_Internet_20_Link">https://github.com/google/guava</text:a>) Converter API (<text:a xlink:type="simple" xlink:href="http://docs.guava-libraries.googlecode.com/git/javadoc/com/google/common/base/Converter.html" text:style-name="Internet_20_link" text:visited-style-name="Visited_20_Internet_20_Link">http://docs.guava-libraries.googlecode.com/git/javadoc/com/google/common/base/Converter.html</text:a>)</text:p>
      <text:h text:style-name="Heading_20_3" text:outline-level="3">Dozer</text:h>
      <text:p text:style-name="Body">“Dozer is a Java Bean to Java Bean mapper that recursively copies data from one object to another. Typically, these Java Beans will be of different complex types.” (<text:a xlink:type="simple" xlink:href="http://dozer.sourceforge.net/" text:style-name="Internet_20_link" text:visited-style-name="Visited_20_Internet_20_Link">http://dozer.sourceforge.net</text:a>)</text:p>
      <text:h text:style-name="P74" text:outline-level="2">Conversions</text:h>
      <text:p text:style-name="Body"><text:span text:style-name="T4">The Java language has the concept of a </text:span><text:span text:style-name="T27">type</text:span><text:span text:style-name="T4">. A type is defined by either a class or one of the generic types.</text:span></text:p>
      <text:p text:style-name="Body"><text:span text:style-name="T4">The first level of conversion of a </text:span><text:span text:style-name="T28">value</text:span><text:span text:style-name="T4"> is limited to </text:span><text:span text:style-name="T27">simple types</text:span>. Simple types are either booleans, characters, numbers, and String. Simple types do not use generics and have no cardinality, they are immutable. For example, converting a <text:span text:style-name="Example">String</text:span> to an <text:span text:style-name="Example">int</text:span>. In general the developer that is writing the conversion expects a specific type as input and then calls an appropriate method to do the actual conversion: <text:s/><text:span text:style-name="Example">int integer = Integer.valueOf(string)</text:span>. </text:p>
      <text:p text:style-name="Body">The second level are <text:span text:style-name="T27">cardinal</text:span> types:</text:p>
      <text:list xml:id="list4078972372577771251" text:style-name="L4">
        <text:list-item>
          <text:p text:style-name="P81"><text:soft-page-break/><text:span text:style-name="T27">Collection</text:span> – An enumeration of zero or more values.</text:p>
        </text:list-item>
        <text:list-item>
          <text:p text:style-name="P81"><text:span text:style-name="T27">Arrays</text:span> – An enumeration of zero or more values.</text:p>
        </text:list-item>
        <text:list-item>
          <text:p text:style-name="P81"><text:span text:style-name="T27">Map</text:span> – A mapping from one value to another value</text:p>
        </text:list-item>
      </text:list>
      <text:h text:style-name="P74" text:outline-level="2">Reflection</text:h>
      <text:p text:style-name="P28">Java is a type safe language that provides access to the type information during runtime. This information is quite extensive and includes generic type information. Though it is impossible to know the type parameters are for an object from a generic class, the places where a generic type is used (a call, extending, method arguments, return type) actually do contain the full generic signatures. </text:p>
      <text:p text:style-name="Body"><text:span text:style-name="T4">Java does not have a built in concept to create a </text:span><text:span text:style-name="T27">type reference </text:span><text:span text:style-name="T4">for generic types since an instance does not contain the generic information it was compiled with, this information is erased. A common pattern to provide a generic type signature is to create a </text:span><text:span text:style-name="Example"><text:span text:style-name="T4">TypeReference&lt;T&gt;</text:span></text:span><text:span text:style-name="T4"> class. To create a reference, an inner subclass is created that then encodes the T in its generic signature for the super relation:</text:span></text:p>
      <text:p text:style-name="P59">new TypeReference&lt;List&lt;Map&lt;Pair&lt;Integer,String&gt;,String&gt;&gt;() {}</text:p>
      <text:p text:style-name="Body"><text:span text:style-name="T4">The <text:s/>TypeReference class then can inspect this information and provides the desired type information with a </text:span><text:span text:style-name="Example"><text:span text:style-name="T4">Type getType()</text:span></text:span><text:span text:style-name="T4"> method.</text:span></text:p>
      <text:p text:style-name="P28">Libraries like the bnd Converter can use the reflective information to create another object of a desired type. For example:</text:p>
      <text:p text:style-name="P59">byte[] barray = Converter.cnv( byte[].class, “1”); // new byte[]{1}</text:p>
      <text:p text:style-name="P59">List&lt;Short&gt; shorts = Converter.cnv( </text:p>
      <text:p text:style-name="P59"><text:s text:c="6"/>new TypeReference&lt;List&lt;Short&gt;&gt;(){}, new String[]{“1”,”2”}); // [1, 2]</text:p>
      <text:p text:style-name="P59">FooConfig fooConfig = Converter.cnv( FooConfig.class, map );</text:p>
      <text:p text:style-name="P59">Map&lt;String,Object&gt; map = Converter.cnv( </text:p>
      <text:p text:style-name="P59"><text:s text:c="6"/>new TypeReference&lt;Map&lt;String,Object&gt;&gt;(){}, dto );</text:p>
      <text:p text:style-name="Body"><text:span text:style-name="T4">The bnd JSON Codec extend this model to </text:span><text:span text:style-name="T27">JSON</text:span><text:span text:style-name="T4">.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rminology + Abbre<text:span text:style-name="T3">viations </text:span></text:h>
      <text:list xml:id="list4898465842467311493" text:style-name="L5">
        <text:list-item>
          <text:p text:style-name="P82">DTO+ – a DTO with an identity.</text:p>
        </text:list-item>
      </text:list>
      <text:p text:style-name="P23"/>
      <text:h text:style-name="P67" text:outline-level="1"><text:soft-page-break/>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6056976583965146499" text:style-name="L6">
        <text:list-item>
          <text:p text:style-name="P85">General any-to-any type conversion </text:p>
        </text:list-item>
        <text:list-item>
          <text:p text:style-name="P85">Extension to the DTO model that allows more types to be used in its fields</text:p>
        </text:list-item>
        <text:list-item>
          <text:p text:style-name="P85">Extension to the DTO that provides DTOs with an identity and if applicable comparable.</text:p>
        </text:list-item>
        <text:list-item>
          <text:p text:style-name="P85">DTO support for copying, <text:span text:style-name="T3">equals, and diffing</text:span></text:p>
        </text:list-item>
        <text:list-item>
          <text:p text:style-name="P83">JSON encoding/decoding</text:p>
        </text:list-item>
      </text:list>
      <text:h text:style-name="P67" text:outline-level="1">Requirements</text:h>
      <text:h text:style-name="Heading_20_2" text:outline-level="2">General</text:h>
      <text:list xml:id="list5339044908018223891" text:style-name="L7">
        <text:list-item>
          <text:p text:style-name="P86">G0010 – Provide a service that can convert any object to a given type. The specification must clearly outline what conversions are possible but must at least allow the simple types, maps, collections, and arrays.</text:p>
        </text:list-item>
        <text:list-item>
          <text:p text:style-name="P86">G0020 – Provide a type reference class</text:p>
        </text:list-item>
        <text:list-item>
          <text:p text:style-name="P86">G0030 – It must be possible to specify the destination type with a class, a generic type (Type&lt;T&gt;), or a type reference. </text:p>
        </text:list-item>
        <text:list-item>
          <text:p text:style-name="P86">G0040 – It must be possible to convert Strings to popular Java types like Pattern, File, Date, Java Date/Time, UUID, et al. The specification must clearly define the rules for these classes.</text:p>
        </text:list-item>
        <text:list-item>
          <text:p text:style-name="P86"><text:soft-page-break/>G0045 – It must be possible to convert EventAdmin Event objects and Service Reference objects to Map&lt;String,Object&gt;</text:p>
        </text:list-item>
        <text:list-item>
          <text:p text:style-name="P86">G0050 – The solution should be usable outside of an OSGi Framework, <text:span text:style-name="T6">i.e.</text:span> in plain Java environment.</text:p>
        </text:list-item>
      </text:list>
      <text:h text:style-name="Heading_20_3" text:outline-level="3">From Configurer RFP</text:h>
      <text:list xml:id="list229415078" text:continue-numbering="true" text:style-name="L7">
        <text:list-item>
          <text:p text:style-name="P86">G0250 – It must be possible to use [substitute] information from the local system, for example passwords, if permitted.</text:p>
        </text:list-item>
      </text:list>
      <text:h text:style-name="Heading_20_2" text:outline-level="2">Maps</text:h>
      <text:list xml:id="list1637893535" text:continue-numbering="true" text:style-name="L7">
        <text:list-item>
          <text:p text:style-name="P86">M0010 – It must be possible to convert a Map or Dictionary to an interface where the method names are used as keys</text:p>
        </text:list-item>
        <text:list-item>
          <text:p text:style-name="P86">M0020 – It must be possible to convert a DTO+ to a Map&lt;String,Object&gt; and vice versa</text:p>
        </text:list-item>
      </text:list>
      <text:h text:style-name="Heading_20_2" text:outline-level="2">DTOs</text:h>
      <text:list xml:id="list75595806" text:continue-numbering="true" text:style-name="L7">
        <text:list-item>
          <text:p text:style-name="P86">D0005 – It must be possible to assign an identity to a DTO. This shall be referred to as a DTO+.</text:p>
        </text:list-item>
        <text:list-item>
          <text:p text:style-name="P86">D0010 – It must be possible to diff two objects of the same type returning information where the DTO+'s differ and in what way.</text:p>
        </text:list-item>
        <text:list-item>
          <text:p text:style-name="P86">D0020 – Provide a proper deepEquals that assumes DTO+</text:p>
        </text:list-item>
        <text:list-item>
          <text:p text:style-name="P86">D0030 – Provide a way for types to handle conversion from and to strings for non-specified types</text:p>
        </text:list-item>
        <text:list-item>
          <text:p text:style-name="P86">D0040 – Provide a way to set/get fields from a DTO+ through a string path.</text:p>
        </text:list-item>
        <text:list-item>
          <text:p text:style-name="P86">D0050 – Provide a base class for identity DTO+s</text:p>
        </text:list-item>
        <text:list-item>
          <text:p text:style-name="P86">D0060 – Provide a compare function for identity DTOs that have a primary key that is comparable</text:p>
        </text:list-item>
        <text:list-item>
          <text:p text:style-name="P86">D0070 – Provide a way to find out if a DTO+ is complex</text:p>
        </text:list-item>
        <text:list-item>
          <text:p text:style-name="P86">D0080 – Provide a way to find out an object is <text:s/>DTO+</text:p>
        </text:list-item>
        <text:list-item>
          <text:p text:style-name="P86">D0090 – Provide a way to verify that an object is a DTO+ and has no cycles</text:p>
        </text:list-item>
        <text:list-item>
          <text:p text:style-name="P86">D0100 – Provide a deep copy routine for a DTO+</text:p>
        </text:list-item>
        <text:list-item>
          <text:p text:style-name="P86">D0110 – Provide a shallow copy routine for a DTO+</text:p>
        </text:list-item>
      </text:list>
      <text:h text:style-name="Heading_20_2" text:outline-level="2">JSON</text:h>
      <text:list xml:id="list1967700019" text:continue-numbering="true" text:style-name="L7">
        <text:list-item>
          <text:p text:style-name="P86">J0010 – Provide a JSON encoder and decoder that uses the conversion rules for the conversion from JSON types to destination types</text:p>
        </text:list-item>
        <text:list-item>
          <text:p text:style-name="P86">J0020 – JSON decoding must be able to provide a value without specifying any type for the destination</text:p>
        </text:list-item>
        <text:list-item>
          <text:p text:style-name="P86">J0030 – The output must be an OutputStream, Appendable, or String</text:p>
        </text:list-item>
        <text:list-item>
          <text:p text:style-name="P86"><text:soft-page-break/>J0040 – The input must be an InputStream, Readable, or String</text:p>
        </text:list-item>
        <text:list-item>
          <text:p text:style-name="P86">J0050 – It must be possible to pretty print the output</text:p>
        </text:list-item>
        <text:list-item>
          <text:p text:style-name="P86">J0055 – It must be possible to generate canonical, compact output</text:p>
        </text:list-item>
        <text:list-item>
          <text:p text:style-name="P86">J0060 – It must be possible to specify the output character set for a stream</text:p>
        </text:list-item>
        <text:list-item>
          <text:p text:style-name="P86">J0070 – It must be possible to specify if nulls are outputed or not</text:p>
        </text:list-item>
        <text:list-item>
          <text:p text:style-name="P84">J0080 – It must be possible to add hook to the conversions for custom types for encoding and decoding</text:p>
        </text:list-item>
      </text:list>
      <text:h text:style-name="P67" text:outline-level="1">Technical Solution</text:h>
      <text:p text:style-name="Standard">The solution centers around services to support the conversions: the <text:span text:style-name="T1">Converter</text:span> service which can convert objects from one type to another, and the <text:span text:style-name="T1">Codec</text:span> service which can encode/decode a specific serialized format.</text:p>
      <text:p text:style-name="Body">This RFC also defines a mechanism to use these services outside an OSGi Framework.</text:p>
      <text:h text:style-name="Heading_20_2" text:outline-level="2"><text:change-start text:change-id="ct140354108459856"/>Codec Service </text:h>
      <text:p text:style-name="Body">The <text:span text:style-name="T1">Codec</text:span> service can be used to encode a given object in a certain representation, for example JSON, YAML or XML. The <text:span text:style-name="T1">Codec</text:span> service can also decode the representation it produced. A single <text:span text:style-name="T1">Codec</text:span> service can encode/decode only a single format. To support multiple encoding formats register multiple services.</text:p>
      <text:p text:style-name="P4"><text:span text:style-name="T2">public</text:span><text:span text:style-name="T3"> </text:span><text:span text:style-name="T2">interface</text:span><text:span text:style-name="T3"> Codec {</text:span></text:p>
      <text:p text:style-name="P2"><text:s text:c="4"/>Codec configure(String key, Object value);</text:p>
      <text:p text:style-name="P2"><text:s text:c="4"/>Codec configure(Map&lt;String, Object&gt; configs);</text:p>
      <text:p text:style-name="P2"/>
      <text:p text:style-name="P1"><text:s text:c="4"/>&lt;T&gt; Decoding&lt;T&gt; decode(Class&lt;T&gt; cls);</text:p>
      <text:p text:style-name="P1"><text:s text:c="4"/>&lt;T&gt; Decoding&lt;T&gt; decode(TypeReference&lt;T&gt; ref);</text:p>
      <text:p text:style-name="P1"><text:s text:c="4"/>Decoding&lt;?&gt;Object decode(Type type);</text:p>
      <text:p text:style-name="P1"/>
      <text:p text:style-name="P1"><text:s text:c="4"/>EncodingString encode(Object obj);</text:p>
      <text:p text:style-name="P1"/>
      <text:p text:style-name="P1"><text:s text:c="4"/>// If this codec is invoked by another codec, e.g. a wrapper, register the top codec so</text:p>
      <text:p text:style-name="P1"><text:s text:c="4"/>// that it can be recursed into for subelements. Typically used by CodecAdapters</text:p>
      <text:p text:style-name="P1"><text:s text:c="4"/>Codec with(Codec topCodec);</text:p>
      <text:p text:style-name="P3">}</text:p>
      <text:p text:style-name="P3"/>
      <text:p text:style-name="Body">Codec service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21">property name</text:p>
          </table:table-cell>
          <table:table-cell table:style-name="Table10.A1" office:value-type="string">
            <text:p text:style-name="P47">type</text:p>
          </table:table-cell>
          <table:table-cell table:style-name="Table10.C1" office:value-type="string">
            <text:p text:style-name="P47">description</text:p>
          </table:table-cell>
        </table:table-row>
        <table:table-row table:style-name="Table10.2">
          <table:table-cell table:style-name="Table10.A2" office:value-type="string">
            <text:p text:style-name="P22">osgi.codec.name</text:p>
          </table:table-cell>
          <table:table-cell table:style-name="Table10.B2" office:value-type="string">
            <text:p text:style-name="Table_20_Contents">String</text:p>
          </table:table-cell>
          <table:table-cell table:style-name="Table10.C2" office:value-type="string">
            <text:p text:style-name="Table_20_Contents">The name of this codec implementation.</text:p>
          </table:table-cell>
        </table:table-row>
        <text:soft-page-break/>
        <table:table-row table:style-name="Table10.2">
          <table:table-cell table:style-name="Table10.A3" office:value-type="string">
            <text:p text:style-name="P22">osgi.codec.mimetype</text:p>
          </table:table-cell>
          <table:table-cell table:style-name="Table10.B2" office:value-type="string">
            <text:p text:style-name="Table_20_Contents">String</text:p>
          </table:table-cell>
          <table:table-cell table:style-name="Table10.C2" office:value-type="string">
            <text:p text:style-name="Table_20_Contents">The mime type for the encoding this codec can handle. For a list of portable types see later in this document.</text:p>
          </table:table-cell>
        </table:table-row>
      </table:table>
      <text:p text:style-name="Body"/>
      <text:p text:style-name="P3"/>
      <text:p text:style-name="P3">public interface Decoding&lt;T&gt; {</text:p>
      <text:p text:style-name="P1"><text:s text:c="4"/>T from(InputStream in); // uses UTF-8</text:p>
      <text:p text:style-name="P1"><text:s text:c="4"/>T from(InputStream in, String charset);</text:p>
      <text:p text:style-name="P1"><text:s text:c="4"/>T from(Readable in);</text:p>
      <text:p text:style-name="P1"><text:s text:c="4"/>T from(CharSequence in);</text:p>
      <text:p text:style-name="P3">}</text:p>
      <text:p text:style-name="P3"/>
      <text:p text:style-name="P3">public interface Encoding {</text:p>
      <text:p text:style-name="P1"><text:s text:c="4"/>void to(OutputStream out); // uses UTF-8</text:p>
      <text:p text:style-name="P1"><text:s text:c="4"/>void to(OutputStream out, String charset);</text:p>
      <text:p text:style-name="P1"><text:s text:c="4"/>Appendable to(Appendable out);</text:p>
      <text:p text:style-name="P1"><text:s text:c="4"/>String toString();</text:p>
      <text:p text:style-name="P3">}</text:p>
      <text:p text:style-name="P3"/>
      <text:p text:style-name="Body">Note that the APIs that work on streams do not close the stream after their operation. A stream can easily be closed via the try-with-resources mechanism.</text:p>
      <text:p text:style-name="Body">The above API can be used it like this:</text:p>
      <text:p text:style-name="P1">String encoded = codec.configure("pretty", true).encode(myObj).toString();</text:p>
      <text:p text:style-name="P3"/>
      <text:h text:style-name="Heading_20_2" text:outline-level="2"><text:change-end text:change-id="ct140354108459856"/>Converter Service </text:h>
      <text:p text:style-name="Standard">The <text:span text:style-name="T1">Converter </text:span>service is used to start a conversion. The service will be obtained from the service registry. The conversion is then completed via the <text:span text:style-name="T1">Converting</text:span> interface that has methods to specify the target type.<text:change-start text:change-id="ct140354108460464"/></text:p>
      <text:p text:style-name="Standard"><text:change-end text:change-id="ct140354108460464"/></text:p>
      <text:p text:style-name="P4"><text:span text:style-name="T2">public</text:span><text:span text:style-name="T3"> </text:span><text:span text:style-name="T2">interface</text:span><text:span text:style-name="T3"> Converter {</text:span></text:p>
      <text:p text:style-name="P1"><text:change-start text:change-id="ct140354108467280"/></text:p>
      <text:p text:style-name="P1"><text:change-end text:change-id="ct140354108467280"/><text:change-start text:change-id="ct140354108466672"/><text:s text:c="4"/>CodecAdapter getCodecAdapter(Codec codec); // Can modify a codec </text:p>
      <text:p text:style-name="P1"><text:change-end text:change-id="ct140354108466672"/><text:change-start text:change-id="ct140354108461216"/></text:p>
      <text:p text:style-name="P1"><text:change-end text:change-id="ct140354108461216"/><text:change-start text:change-id="ct140354108465744"/><text:s text:c="4"/>Codec getDefaultCodec(); // Returns a codec that converts to/from Strings as in 5.4<text:change-end text:change-id="ct140354108465744"/></text:p>
      <text:p text:style-name="P1"><text:change-start text:change-id="ct140354108466048"/></text:p>
      <text:p text:style-name="P1"><text:change-end text:change-id="ct140354108466048"/><text:s text:c="4"/>Converting convert(Object obj);<text:change text:change-id="ct140354108464576"/></text:p>
      <text:p text:style-name="P3">}</text:p>
      <text:p text:style-name="P3"/>
      <text:p text:style-name="P4"><text:span text:style-name="T2">public</text:span><text:span text:style-name="T3"> </text:span><text:span text:style-name="T2">interface</text:span><text:span text:style-name="T3"> Converting {</text:span></text:p>
      <text:p text:style-name="P2"/>
      <text:p text:style-name="P2"><text:s text:c="4"/>&lt;T&gt; T to(Class&lt;T&gt; clazz)</text:p>
      <text:p text:style-name="P2"/>
      <text:p text:style-name="P2"><text:s text:c="4"/>&lt;T&gt; T to(TypeReference&lt;T&gt; ref) // to capture the generics of type T</text:p>
      <text:p text:style-name="P2"/>
      <text:p text:style-name="P2"><text:s text:c="4"/>Object to(Type type) // for use with reflection<text:change-start text:change-id="ct140354108470208"/></text:p>
      <text:p text:style-name="P2"/>
      <text:p text:style-name="P2"><text:s text:c="4"/>Converting with(Codec codec);<text:change-end text:change-id="ct140354108470208"/><text:change-start text:change-id="ct140354108464768"/> // <text:change-end text:change-id="ct140354108464768"/><text:change-start text:change-id="ct140354108464960"/>Use an alternative codec <text:change-end text:change-id="ct140354108464960"/></text:p>
      <text:p text:style-name="P2">}</text:p>
      <text:p text:style-name="P20"><text:change-start text:change-id="ct140354033856656"/></text:p>
      <text:p text:style-name="P20"><text:soft-page-break/>public interface CodecAdapter extends Codec {</text:p>
      <text:p text:style-name="P20"><text:s text:c="4"/>// Specify a rule where the adapter deviates from the adapted codec.</text:p>
      <text:p text:style-name="P20"><text:s text:c="4"/>&lt;T&gt; CodecAdapter rule(Class&lt;T&gt; cls, Function&lt;T, String&gt; toString, </text:p>
      <text:p text:style-name="P20"><text:s text:c="40"/>Function&lt;String, T&gt; fromString);</text:p>
      <text:p text:style-name="P20">}</text:p>
      <text:p text:style-name="P20"><text:change-end text:change-id="ct140354033856656"/><text:change-start text:change-id="ct140354077009600"/></text:p>
      <text:p text:style-name="P2">Example uses:</text:p>
      <text:p text:style-name="P2"/>
      <text:p text:style-name="P2"><text:change-end text:change-id="ct140354077009600"/><text:change-start text:change-id="ct140354076972592"/><text:s text:c="4"/>Converter c = ...; // from service registry</text:p>
      <text:p text:style-name="P2"><text:s text:c="4"/>String s = c.convert(12L).to(String.class));<text:change-end text:change-id="ct140354076972592"/><text:change-start text:change-id="ct140354077020496"/></text:p>
      <text:p text:style-name="P2"><text:s text:c="4"/>Long l = c.convert(“123”).to(Long.class));<text:change-end text:change-id="ct140354077020496"/><text:change-start text:change-id="ct140354077041040"/></text:p>
      <text:p text:style-name="P2"/>
      <text:p text:style-name="P2"><text:s text:c="4"/>// This codec adapter changes the way String[] is handled</text:p>
      <text:p text:style-name="P2"><text:s text:c="4"/>CodecAdapter ca = c.getCodecAdapter(c.getDefaultCodec());</text:p>
      <text:p text:style-name="P2"><text:change-end text:change-id="ct140354077041040"/><text:change-start text:change-id="ct140354077041232"/><text:s text:c="3"/><text:change-end text:change-id="ct140354077041232"/><text:change-start text:change-id="ct140354077053344"/><text:s/><text:change-end text:change-id="ct140354077053344"/><text:change-start text:change-id="ct140354077053584"/>ca.rule(String[].class, </text:p>
      <text:p text:style-name="P2"><text:s text:c="8"/>v -&gt; Stream.of(v).collect(Collectors.joining(","))), </text:p>
      <text:p text:style-name="P2"><text:s text:c="8"/>v -&gt; v.split(","));<text:change-end text:change-id="ct140354077053584"/><text:change-start text:change-id="ct140354077053840"/></text:p>
      <text:p text:style-name="P2"><text:s text:c="4"/>String s = c.convert(<text:change-end text:change-id="ct140354077053840"/><text:change-start text:change-id="ct140354077054080"/>new String[] {"<text:change-end text:change-id="ct140354077054080"/><text:change-start text:change-id="ct140354077054320"/>A","B"<text:change-end text:change-id="ct140354077054320"/><text:change-start text:change-id="ct140354077058528"/>).with(ca).to(String.class);<text:change-end text:change-id="ct140354077058528"/></text:p>
      <text:p text:style-name="Body">The <text:span text:style-name="T1">TypeReference</text:span> class mentioned here is used to obtain Java generics informat<text:change-start text:change-id="ct140354077059408"/>i<text:change-end text:change-id="ct140354077059408"/>on at runtime. It is defined later in this document.</text:p>
      <text:p text:style-name="Body"><office:annotation office:name="__Annotation__4023_923006322"><dc:creator>David Bosschaert</dc:creator><dc:date>2016-01-04T17:14:12</dc:date><text:p text:style-name="P97"><text:span text:style-name="T39">Tim Ward made this comment, need to work out an example as a starting point.</text:span></text:p></office:annotation>TODO Consider use of stream-based approach to generate resulting objects (e.g. create an Event using a Lambda).<office:annotation-end office:name="__Annotation__4023_923006322"/></text:p>
      <text:p text:style-name="P2"><text:change text:change-id="ct140354108476208"/><text:change text:change-id="ct140354108475936"/><text:change text:change-id="ct140354108475664"/><text:change text:change-id="ct140354108475392"/><text:change text:change-id="ct140354108475120"/><text:change text:change-id="ct140354108474848"/><text:change text:change-id="ct140354108474576"/><text:change text:change-id="ct140354108474304"/><text:change text:change-id="ct140354108474032"/><text:change text:change-id="ct140354108473760"/><text:change text:change-id="ct140354108473488"/><text:change text:change-id="ct140354108473216"/><text:change text:change-id="ct140354108472944"/><text:change text:change-id="ct140354108472672"/><text:change text:change-id="ct140354108472400"/><text:change text:change-id="ct140354108472128"/><text:change text:change-id="ct140354108471856"/><text:change text:change-id="ct140354108471584"/><text:change text:change-id="ct140354108468304"/><text:change text:change-id="ct140354108468592"/><text:change-start text:change-id="ct140354108477184"/></text:p>
      <text:h text:style-name="Heading_20_2" text:outline-level="2"><text:soft-page-break/>U<text:change-end text:change-id="ct140354108477184"/>se outside of OSGi</text:h>
      <text:p text:style-name="P13">Services defined in this specification can also be obtained via the <text:span text:style-name="T1">java.util.ServiceLoader</text:span> API for use-cases where an OSGi Service Registry is not available. Such usage is defined in this section.</text:p>
      <text:p text:style-name="P13"/>
      <text:p text:style-name="P13">Note this section only applies to use outside of OSGi. When running in an OSGi framework these services are available from the Service Registry.</text:p>
      <text:p text:style-name="P13"/>
      <text:h text:style-name="Heading_20_3" text:outline-level="3">Converter service via ServiceLoader</text:h>
      <text:p text:style-name="P13">A instance of the Converter service can be looked up via the <text:span text:style-name="T1">ServiceLoader.load(Converter.class)</text:span> method.</text:p>
      <text:p text:style-name="P13"/>
      <text:h text:style-name="Heading_20_3" text:outline-level="3">Codec service via ServiceLoader</text:h>
      <text:p text:style-name="P13">As a number of different <text:span text:style-name="T1">Codec</text:span> services can be available at run-time, each for a specific target type, the <text:span text:style-name="T1">Codec</text:span> service is obtained via the <text:span text:style-name="T1">CodecFactory</text:span> service when used with the <text:span text:style-name="T1">java.util.ServiceLoader</text:span><text:span text:style-name="T14"> to select the encoding to be used:</text:span></text:p>
      <text:p text:style-name="P1"/>
      <text:p text:style-name="P1">public interface CodecFactory {</text:p>
      <text:p text:style-name="P1"><text:s text:c="4"/>Codec getCodecByName(String name); // e.g. “Joe's Codec”</text:p>
      <text:p text:style-name="P1"><text:s text:c="4"/>Codec getCodecBy<text:change-start text:change-id="ct140354108483616"/>Mime<text:change-end text:change-id="ct140354108483616"/>Type(String type); // e.g. “<text:change-start text:change-id="ct140354108478880"/>application/<text:change-end text:change-id="ct140354108478880"/><text:change-start text:change-id="ct140354108479072"/>json<text:change-end text:change-id="ct140354108479072"/><text:change text:change-id="ct140354108479312"/>”</text:p>
      <text:p text:style-name="P1">}</text:p>
      <text:p text:style-name="P1"/>
      <text:p text:style-name="P12">With the CodecFactory obtain the desired codec as follows:</text:p>
      <text:p text:style-name="P1"/>
      <text:p text:style-name="P1">Codec getCodec(String <text:change-start text:change-id="ct140354108480432"/>mime<text:change-end text:change-id="ct140354108480432"/><text:change text:change-id="ct140354108480672"/><text:change-start text:change-id="ct140354108480944"/>T<text:change-end text:change-id="ct140354108480944"/>ype) {</text:p>
      <text:p text:style-name="P1"><text:s text:c="4"/>ServiceLoader&lt;CodecFactory&gt; sl = ServiceLoader.load(CodecFactory.class);</text:p>
      <text:p text:style-name="P1"><text:s text:c="4"/>for (CodecFactory cf : sl) {</text:p>
      <text:p text:style-name="P1"><text:s text:c="8"/>Codec codec = cf.getCodecBy<text:change-start text:change-id="ct140354076976624"/>Mime<text:change-end text:change-id="ct140354076976624"/>Type(<text:change-start text:change-id="ct140354077045408"/>mime<text:change-end text:change-id="ct140354077045408"/><text:change text:change-id="ct140354077058768"/><text:change-start text:change-id="ct140354077041568"/>T<text:change-end text:change-id="ct140354077041568"/>ype);</text:p>
      <text:p text:style-name="P1"><text:s text:c="8"/>if (codec != null) {</text:p>
      <text:p text:style-name="P1"><text:s text:c="12"/>return codec;</text:p>
      <text:p text:style-name="P1"><text:s text:c="8"/>}</text:p>
      <text:p text:style-name="P1"><text:s text:c="4"/>}</text:p>
      <text:p text:style-name="P1"><text:s text:c="4"/>return null; // Requested codec not found</text:p>
      <text:p text:style-name="P1">}</text:p>
      <text:p text:style-name="P13"/>
      <text:h text:style-name="Heading_20_2" text:outline-level="2">Conversions</text:h>
      <text:p text:style-name="Body">The following conversions will be supported.<text:change-start text:change-id="ct140354077019200"/></text:p>
      <text:p text:style-name="Body"><text:soft-page-break/>This section describes conversions to String and from String for the default codec of the encoder. Users can provide alternative representations by creating <text:change-end text:change-id="ct140354077019200"/><text:change-start text:change-id="ct140354077060480"/>their own <text:span text:style-name="T1">Codec</text:span> that delegates to the default codec <text:change-end text:change-id="ct140354077060480"/><text:change-start text:change-id="ct140354077060672"/>for all except the special conversions.<text:change-end text:change-id="ct140354077060672"/></text:p>
      <text:p text:style-name="Body"/>
      <text:h text:style-name="P69" text:outline-level="3">Scalars and other singular types</text:h>
      <text:p text:style-name="Body">If a runtime type is the same as the target type, or a subtype of it, no conversion is needed and hence this is not mentioned in this table.</text:p>
      <text:p text:style-name="Body">The following table is based on the table from the Declarative Service Specification <text:span text:style-name="T27">Coercion from Property Value to Method Type </text:span><text:span text:style-name="T4">112.10 and aims to be backward compatible with that specification.</text:span></text:p>
      <table:table table:name="Table6" table:style-name="Table6">
        <table:table-column table:style-name="Table6.A" table:number-columns-repeated="6"/>
        <table:table-column table:style-name="Table6.G"/>
        <table:table-row>
          <table:table-cell table:style-name="Table6.A1" office:value-type="string">
            <text:p text:style-name="Table_20_Contents">↓ dest / src <text:span text:style-name="T20">→</text:span> </text:p>
          </table:table-cell>
          <table:table-cell table:style-name="Table6.A1" office:value-type="string">
            <text:p text:style-name="Table_20_Contents">String</text:p>
          </table:table-cell>
          <table:table-cell table:style-name="Table6.A1" office:value-type="string">
            <text:p text:style-name="Table_20_Contents">Boolean</text:p>
          </table:table-cell>
          <table:table-cell table:style-name="Table6.A1" office:value-type="string">
            <text:p text:style-name="Table_20_Contents">Character</text:p>
          </table:table-cell>
          <table:table-cell table:style-name="Table6.A1" office:value-type="string">
            <text:p text:style-name="P46">Number</text:p>
          </table:table-cell>
          <table:table-cell table:style-name="Table6.A1" office:value-type="string">
            <text:p text:style-name="Table_20_Contents">null</text:p>
          </table:table-cell>
          <table:table-cell table:style-name="Table6.G1" office:value-type="string">
            <text:p text:style-name="Table_20_Contents">empty Collection/Array</text:p>
          </table:table-cell>
        </table:table-row>
        <table:table-row>
          <table:table-cell table:style-name="Table6.A2" office:value-type="string">
            <text:p text:style-name="Table_20_Contents">String </text:p>
          </table:table-cell>
          <table:table-cell table:style-name="Table6.A2" office:value-type="string">
            <text:p text:style-name="Table_20_Contents">v</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null</text:p>
          </table:table-cell>
          <table:table-cell table:style-name="Table6.G2" office:value-type="string">
            <text:p text:style-name="Table_20_Contents">“”</text:p>
          </table:table-cell>
        </table:table-row>
        <table:table-row>
          <table:table-cell table:style-name="Table6.A2" office:value-type="string">
            <text:p text:style-name="Table_20_Contents">boolean </text:p>
          </table:table-cell>
          <table:table-cell table:style-name="Table6.A2" office:value-type="string">
            <text:p text:style-name="Table_20_Contents">Boolean.<text:line-break/> <text:s/>parseBoolean(v)</text:p>
          </table:table-cell>
          <table:table-cell table:style-name="Table6.A2" office:value-type="string">
            <text:p text:style-name="Table_20_Contents">v.booleanValue()</text:p>
          </table:table-cell>
          <table:table-cell table:style-name="Table6.A2" office:value-type="string">
            <text:p text:style-name="Table_20_Contents">v.charValue() != 0</text:p>
          </table:table-cell>
          <table:table-cell table:style-name="Table6.A2" office:value-type="string">
            <text:p text:style-name="Table_20_Contents">v.<text:change-start text:change-id="ct140354126553968"/>double<text:change-end text:change-id="ct140354126553968"/><text:change text:change-id="ct140354126056992"/>Value() != 0</text:p>
          </table:table-cell>
          <table:table-cell table:style-name="Table6.F3" office:value-type="boolean" office:boolean-value="false">
            <text:p text:style-name="Table_20_Contents">FALSE</text:p>
          </table:table-cell>
          <table:table-cell table:style-name="Table6.G3" office:value-type="boolean" office:boolean-value="false">
            <text:p text:style-name="Table_20_Contents">FALSE</text:p>
          </table:table-cell>
        </table:table-row>
        <table:table-row>
          <table:table-cell table:style-name="Table6.A2" office:value-type="string">
            <text:p text:style-name="Table_20_Contents">char</text:p>
          </table:table-cell>
          <table:table-cell table:style-name="Table6.A2" office:value-type="string">
            <text:p text:style-name="Table_20_Contents">v.lenght() &gt; 0 </text:p>
            <text:p text:style-name="Table_20_Contents">v.charAt(0) : 0</text:p>
          </table:table-cell>
          <table:table-cell table:style-name="Table6.A2" office:value-type="string">
            <text:p text:style-name="Table_20_Contents">v.booleanValue()</text:p>
          </table:table-cell>
          <table:table-cell table:style-name="Table6.A2" office:value-type="string">
            <text:p text:style-name="Table_20_Contents">v.charValue()</text:p>
          </table:table-cell>
          <table:table-cell table:style-name="Table6.A2" office:value-type="string">
            <text:p text:style-name="Table_20_Contents">(char) v.<text:change text:change-id="ct140354112114352"/><text:change-start text:change-id="ct140354112005744"/><text:span text:style-name="T4">int</text:span><text:change-end text:change-id="ct140354112005744"/>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46">number</text:p>
          </table:table-cell>
          <table:table-cell table:style-name="Table6.A2" office:value-type="string">
            <text:p text:style-name="Table_20_Contents"><text:span text:style-name="T27">Number</text:span>.</text:p>
            <text:p text:style-name="Table_20_Contents">parse<text:span text:style-name="T27">Number</text:span>(v)</text:p>
          </table:table-cell>
          <table:table-cell table:style-name="Table6.A2" office:value-type="string">
            <text:p text:style-name="Table_20_Contents">v.booleanValue() ? </text:p>
            <text:p text:style-name="Table_20_Contents">1 : 0</text:p>
          </table:table-cell>
          <table:table-cell table:style-name="Table6.A2" office:value-type="string">
            <text:p text:style-name="Table_20_Contents">(number) v.charValue()</text:p>
          </table:table-cell>
          <table:table-cell table:style-name="Table6.A2" office:value-type="string">
            <text:p text:style-name="Table_20_Contents">v.<text:span text:style-name="T27">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48">Class</text:p>
          </table:table-cell>
          <table:table-cell table:style-name="Table6.A2" office:value-type="string">
            <text:p text:style-name="Table_20_Contents">Bundle.loadClass(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46">EnumType</text:p>
          </table:table-cell>
          <table:table-cell table:style-name="Table6.A2" office:value-type="string">
            <text:p text:style-name="Table_20_Contents"><text:span text:style-name="T27">EnumType</text:span>.</text:p>
            <text:p text:style-name="Table_20_Contents">valueOf(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46">AnnotationType</text:p>
          </table:table-cell>
          <table:table-cell table:style-name="Table6.A2" office:value-type="string">
            <text:p text:style-name="P49">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
      <text:h text:style-name="Heading_20_4" text:outline-level="4">Other source data types</text:h>
      <text:p text:style-name="P13">Source data types not listed in the above table are converted to String using the <text:span text:style-name="T1">toString()</text:span> method before further conversion to a target type is attempted.</text:p>
      <text:h text:style-name="Heading_20_4" text:outline-level="4">Other target data types, including boxed Number, Boolean and Character</text:h>
      <text:p text:style-name="Body">Conversion to other target data types is done by converting the source to a String value first. Then further conversion to the target type is be attempted by trying the following methods on the target type<text:change-start text:change-id="ct140354077071824"/>, in this order<text:change-end text:change-id="ct140354077071824"/>:</text:p>
      <text:list xml:id="list3776443089574403070" text:style-name="L8">
        <text:list-item>
          <text:p text:style-name="P77"><text:change-start text:change-id="ct140354077092832"/>static valueOf(String s)</text:p>
        </text:list-item>
        <text:list-item>
          <text:p text:style-name="P87"><text:change-end text:change-id="ct140354077092832"/>String constructor.</text:p>
        </text:list-item>
      </text:list>
      <text:list xml:id="list477879487" text:continue-list="list1734754749" text:style-name="L1">
        <text:list-item>
          <text:p text:style-name="P5"><text:change text:change-id="ct140354077089056"/></text:p>
        </text:list-item>
        <text:list-item>
          <text:p text:style-name="P5"><text:change text:change-id="ct140354077089424"/></text:p>
        </text:list-item>
      </text:list>
      <text:p text:style-name="Body">Exceptions:</text:p>
      <text:list xml:id="list723522183" text:continue-numbering="true" text:style-name="L1">
        <text:list-item>
          <text:p text:style-name="P88"><text:span text:style-name="T25">null</text:span> values will result in a <text:span text:style-name="T25">null</text:span> value for the target value.</text:p>
        </text:list-item>
        <text:list-item>
          <text:p text:style-name="P75"><text:soft-page-break/>Empty arrays / collections will be converted into a <text:span text:style-name="T25">null</text:span> target value.</text:p>
        </text:list-item>
      </text:list>
      <text:h text:style-name="P70" text:outline-level="3">Arrays and Collections</text:h>
      <text:h text:style-name="Heading_20_4" text:outline-level="4">Conversion from Arrays, Collections to single-value type </text:h>
      <text:p text:style-name="Body">The first element is taken and converted into the target element.</text:p>
      <text:p text:style-name="P6">Conversion from empty Arrays and Collections is described in a previous section.</text:p>
      <text:p text:style-name="P6"/>
      <text:p text:style-name="P6"><text:change-start text:change-id="ct140354077095680"/>Implementations wishing a different conversion to String, for example a comma-separated list, can do so by providing their own codec for the conversion.</text:p>
      <text:p text:style-name="P6"><text:change-end text:change-id="ct140354077095680"/><text:change text:change-id="ct140354077095872"/></text:p>
      <text:h text:style-name="Heading_20_4" text:outline-level="4">Conversion to Array or Collection<text:change-start text:change-id="ct140354077099824"/></text:h>
      <text:p text:style-name="Body"><text:change-end text:change-id="ct140354077099824"/><text:change-start text:change-id="ct140354077100016"/>A new object is always returned as the object will be owned by the caller.<text:change-end text:change-id="ct140354077100016"/></text:p>
      <text:p text:style-name="Body">Even if the target type is the same as the source type, the source object cannot be passed through and still needs to run through the conversion process as described here. This because the actual contents may need to be converted to comply with the generic signature of the target type.</text:p>
      <text:p text:style-name="Body">Result object creation:</text:p>
      <table:table table:name="Table8" table:style-name="Table8">
        <table:table-column table:style-name="Table8.A"/>
        <table:table-column table:style-name="Table8.B"/>
        <table:table-row>
          <table:table-cell table:style-name="Table8.A1" office:value-type="string">
            <text:p text:style-name="P47">target type</text:p>
          </table:table-cell>
          <table:table-cell table:style-name="Table8.B1" office:value-type="string">
            <text:p text:style-name="Table_20_Contents"/>
          </table:table-cell>
        </table:table-row>
        <table:table-row>
          <table:table-cell table:style-name="Table8.A2" office:value-type="string">
            <text:p text:style-name="Table_20_Contents">Collection interface</text:p>
          </table:table-cell>
          <table:table-cell table:style-name="Table8.B2" office:value-type="string">
            <text:p text:style-name="P6">A mutable implementation is created. E.g. if the target type is <text:span text:style-name="T5">List</text:span> then the implementation can create an <text:span text:style-name="T5">ArrayList</text:span><text:change-start text:change-id="ct140354077105088"/><text:span text:style-name="T20">.</text:span><text:change-end text:change-id="ct140354077105088"/><text:change-start text:change-id="ct140354077105840"/><text:span text:style-name="T20"> When converting to a Set the converter must choose a set implementation that preserves iteration orde</text:span><text:change-end text:change-id="ct140354077105840"/><text:change-start text:change-id="ct140354077106656"/><text:span text:style-name="T20">r.</text:span><text:change-end text:change-id="ct140354077106656"/></text:p>
          </table:table-cell>
        </table:table-row>
        <table:table-row>
          <table:table-cell table:style-name="Table8.A2" office:value-type="string">
            <text:p text:style-name="Table_20_Contents">Collection concrete type</text:p>
          </table:table-cell>
          <table:table-cell table:style-name="Table8.B2" office:value-type="string">
            <text:p text:style-name="P6">A new instance is created by calling <text:span text:style-name="T5">Class.newInstance()</text:span> on the provided type. For example if the target type is <text:span text:style-name="T5">LinkedList</text:span> then the converter creates a target object by calling <text:span text:style-name="T22">LinkedList.class.newInstance()</text:span>.</text:p>
          </table:table-cell>
        </table:table-row>
        <table:table-row>
          <table:table-cell table:style-name="Table8.A2" office:value-type="string">
            <text:p text:style-name="P7">T[]</text:p>
          </table:table-cell>
          <table:table-cell table:style-name="Table8.B2" office:value-type="string">
            <text:p text:style-name="P6"><text:span text:style-name="T5">new T[</text:span><text:span text:style-name="T19">x</text:span><text:span text:style-name="T5">]</text:span> where <text:span text:style-name="T19">x</text:span> <text:span text:style-name="T20">is the size of the source collection, 1 in case of a scalar.</text:span></text:p>
          </table:table-cell>
        </table:table-row>
      </table:table>
      <text:p text:style-name="Body"><text:change-start text:change-id="ct140354077106032"/>If the source object is a single-value object then this value is the element to be inserted.</text:p>
      <text:p text:style-name="Body">If the source is a collection or array then every element on this list is considered an element to be inserted.</text:p>
      <text:p text:style-name="Body">If the source is a map-like structure then each value on the map is considered an element to be inserted. Map keys are discarded in this case.</text:p>
      <text:p text:style-name="Body"><text:change-end text:change-id="ct140354077106032"/><text:change-start text:change-id="ct140354077107216"/>Once the elements to be inserted are established, <text:change-end text:change-id="ct140354077107216"/><text:change text:change-id="ct140354077033616"/><text:change text:change-id="ct140354077106224"/><text:change-start text:change-id="ct140354077107552"/>each <text:change-end text:change-id="ct140354077107552"/>element is converted into the target type using the converter rules before it is <text:span text:style-name="T6">inserted.</text:span></text:p>
      <text:p text:style-name="P6"><text:span text:style-name="T6">The converter should use all information </text:span><text:span text:style-name="T6">available to it to perform the conversion. I.e. </text:span><text:span text:style-name="T6">whe</text:span><text:span text:style-name="T6">n a </text:span><text:span text:style-name="T5">TypeReference</text:span><text:span text:style-name="T6"> is used the generics information of the target type is still available at runtime making it possible to instruct the converter to convert to parameterized types of which the generic information would otherwise </text:span><text:span text:style-name="T6">be</text:span><text:span text:style-name="T6"> </text:span><text:span text:style-name="T6">erased. For example </text:span><text:span text:style-name="T6">the following constr</text:span><text:span text:style-name="T6">uct can be used to convert an </text:span><text:span text:style-name="T5">int[]</text:span><text:span text:style-name="T6"> into a </text:span><text:span text:style-name="T5">Set&lt;Double&gt;</text:span><text:span text:style-name="T6">:</text:span></text:p>
      <text:p text:style-name="P27"><text:s text:c="3"/>converter.convert(new int [] {1,2,3}).to(new TypeReference&lt;Set&lt;Double&gt;&gt;() {})</text:p>
      <text:p text:style-name="Body"><text:change text:change-id="ct140354077107744"/></text:p>
      <text:h text:style-name="Heading_20_3" text:outline-level="3"><text:soft-page-break/>Maps and related data structures</text:h>
      <text:p text:style-name="Body">These data structures can hold multiple key-value pairs of various types. The canonical representation of such data structure is a Map.</text:p>
      <text:h text:style-name="Heading_20_4" text:outline-level="4">Map</text:h>
      <text:p text:style-name="Body"><text:change-start text:change-id="ct140354107901920"/>A new map instance is always returned as the resulting map is owned by the caller of the converter.</text:p>
      <text:p text:style-name="Body"><text:change-end text:change-id="ct140354107901920"/>While Map is the canonical type further conversion is generally needed when the type parameters for the target type are known. Additionally, a specific map implementation may be requested.</text:p>
      <table:table table:name="Table7" table:style-name="Table7">
        <table:table-column table:style-name="Table7.A"/>
        <table:table-column table:style-name="Table7.B"/>
        <table:table-row>
          <table:table-cell table:style-name="Table7.A1" office:value-type="string">
            <text:p text:style-name="P47">target type</text:p>
          </table:table-cell>
          <table:table-cell table:style-name="Table7.B1" office:value-type="string">
            <text:p text:style-name="Table_20_Contents"/>
          </table:table-cell>
        </table:table-row>
        <table:table-row>
          <table:table-cell table:style-name="Table7.A2" office:value-type="string">
            <text:p text:style-name="Table_20_Contents">Map interface</text:p>
          </table:table-cell>
          <table:table-cell table:style-name="Table7.B2" office:value-type="string">
            <text:p text:style-name="P6">A mutable implementation is created. E.g. if the target type is <text:span text:style-name="T38">ConcurrentNavigableMap</text:span> then the implementation can create a <text:span text:style-name="T38">ConcurrentSkipListMap</text:span><text:span text:style-name="T5">.</text:span></text:p>
          </table:table-cell>
        </table:table-row>
        <table:table-row>
          <table:table-cell table:style-name="Table7.A2" office:value-type="string">
            <text:p text:style-name="Table_20_Contents">Map concrete type</text:p>
          </table:table-cell>
          <table:table-cell table:style-name="Table7.B2" office:value-type="string">
            <text:p text:style-name="P6">A new instance is created by calling <text:span text:style-name="T5">Class.newInstance()</text:span> on the provided type. For example if the target type is <text:span text:style-name="T5">HashMap</text:span> then the converter creates a target object by calling <text:span text:style-name="T22">HashMap.class.newInstance()</text:span>.</text:p>
          </table:table-cell>
        </table:table-row>
      </table:table>
      <text:p text:style-name="Standard"/>
      <text:p text:style-name="Body">Each key-value pair in the source map is converted to the parameterized values of the target map using the converter rules and then added to the target map, similar to the process used for conversion to Collections.</text:p>
      <text:h text:style-name="Heading_20_4" text:outline-level="4">Dictionary</text:h>
      <text:p text:style-name="Body">Converting to a Dictionary is done by converting to a Map first, and then converting this Map to a Dictionary in a process similar to that for a Map.</text:p>
      <text:p text:style-name="Body">Converting from a Dictionary is done by converting the Dictionary to the canonical type, Map, first and then converting this Map to the target type.<text:change text:change-id="ct140354107875952"/></text:p>
      <text:h text:style-name="Heading_20_4" text:outline-level="4">Interface </text:h>
      <text:p text:style-name="Body">When converting into an interface the converter will create a dynamic proxy to implement this interface. The name of the method returning the value should match the key of the map entry, taking into account the conversion rules specified in <office:annotation office:name="__Annotation__4721_511366520"><dc:creator>David Bosschaert</dc:creator><dc:date>2016-01-28T11:41:19</dc:date><text:p text:style-name="P97"><text:span text:style-name="T39">EEG call: we need more mangling rules, currently we only have one for '.'</text:span></text:p></office:annotation>table 112.9 of the R6 Declarative Service specification<text:change-start text:change-id="ct140354107926464"/><office:annotation-end office:name="__Annotation__4721_511366520"/><text:change-end text:change-id="ct140354107926464"/>. The key of the map may need to be converted into a String first.</text:p>
      <text:p text:style-name="Body">In this case support conversion to interfaces that can provide defaults for non-set values:</text:p>
      <text:p text:style-name="P3">Config {<text:change-start text:change-id="ct140354107963984"/></text:p>
      <text:p text:style-name="P3"><text:s text:c="2"/>int my_value(); // no default, used when converting from the interface <text:change-end text:change-id="ct140354107963984"/></text:p>
      <text:p text:style-name="P3"><text:s text:c="2"/>int my_value(int defVal);<text:change-start text:change-id="ct140354107860752"/></text:p>
      <text:p text:style-name="P3"><text:s text:c="2"/><text:change-end text:change-id="ct140354107860752"/><text:change-start text:change-id="ct140354107875248"/>int my_value(String defVal); // default value is automatically converted to the target type<text:change-end text:change-id="ct140354107875248"/></text:p>
      <text:p text:style-name="P3"/>
      <text:p text:style-name="P3"><text:change text:change-id="ct140354107875520"/><text:s text:c="2"/>boolean my_other_value();</text:p>
      <text:p text:style-name="P3"><text:soft-page-break/>}</text:p>
      <text:p text:style-name="P3"/>
      <text:p text:style-name="P3">Map&lt;String, ?&gt; myMap = <text:span text:style-name="T21">…</text:span> // an example map</text:p>
      <text:p text:style-name="P3">Config cfg = converter.convert(myMap).to(Config.class);</text:p>
      <text:p text:style-name="P3">int val = cfg.my_value(17); // if not set then use 17</text:p>
      <text:p text:style-name="Body">In this version of the specification JavaBeans-style interfaces are not yet supported.</text:p>
      <text:p text:style-name="Body"><text:change text:change-id="ct140354107869472"/>Converting from an interface<text:change-start text:change-id="ct140354107869664"/> is done by calling each no-args method on the interface and storing the resulting v<text:change-end text:change-id="ct140354107869664"/><text:change-start text:change-id="ct140354107975888"/>alue, after converting it into the target type, in a map<text:change-end text:change-id="ct140354107975888"/>.<text:change-start text:change-id="ct140354107976128"/> The method name is u<text:change-end text:change-id="ct140354107976128"/><text:change-start text:change-id="ct140354107976368"/>sed as the key and will be <text:change-end text:change-id="ct140354107976368"/><text:change-start text:change-id="ct140354107866640"/>converted as described in table 112.9 of the DS spec. The user of the conversion service should ensure that <text:change-end text:change-id="ct140354107866640"/><text:change-start text:change-id="ct140354107866880"/>the method invocations have no unwanted side effects and are idempotent.<text:change-end text:change-id="ct140354107866880"/></text:p>
      <text:h text:style-name="Heading_20_4" text:outline-level="4">Annotation</text:h>
      <text:p text:style-name="Body">Just like interface but with the added capability of specifying a default in the annotation definition.</text:p>
      <text:h text:style-name="Heading_20_4" text:outline-level="4">DTO</text:h>
      <text:p text:style-name="Body">DTOs are classes with public non-static fields and no methods other than the ones provided by the java.lang.Object class. OSGi DTOs extend the org.osgi.dto.DTO class but the converter should ignore this. This is to keep the converter API itself clean from OSGi dependencies. DTOs may have static final fields, these can also be ignored by the converter. </text:p>
      <text:p text:style-name="Body">When converting to a DTO, the converter attempts to find fields that match the key of each entry in the map and then converting the value to the field type before assigning it. They key of the map entries may need to be converted into a String first. Keys are mapped according to table 112.9 of the R6 Declarative Service specification.</text:p>
      <text:p text:style-name="Body">When converting from a DTO the value of each public non-static field is put in the target map, taking the field name as its String key.</text:p>
      <text:h text:style-name="Heading_20_4" text:outline-level="4">From other types</text:h>
      <text:p text:style-name="P33">The converter should use reflection to find a <text:span text:style-name="T22">Map getProperties()</text:span> or <text:span text:style-name="T7">Dictionary getProperties()</text:span> method on the source type to obtain a map representing this object which can then be converted into another target type.</text:p>
      <text:h text:style-name="Heading_20_4" text:outline-level="4">To other types</text:h>
      <text:p text:style-name="P33"><text:change-start text:change-id="ct140354107871568"/>Convert <text:span text:style-name="T7">map.values() </text:span>to an order-preserving collection and then convert this collection to the target type.<office:annotation><dc:creator>David Bosschaert</dc:creator><dc:date>2016-02-01T20:34:04</dc:date><text:p text:style-name="P97"><text:span text:style-name="T39">Yes?</text:span></text:p></office:annotation></text:p>
      <text:p text:style-name="Body"><text:change-end text:change-id="ct140354107871568"/><text:change text:change-id="ct140354107871760"/><text:change-start text:change-id="ct140354107867072"/>Not supported.<text:change-end text:change-id="ct140354107867072"/></text:p>
      <text:h text:style-name="Heading_20_3" text:outline-level="3">Adding support to existing OSGi types</text:h>
      <text:p text:style-name="Body">Add Map&lt;String,?&gt; getProperties() to various OSGi APIs. This to facilitate converting from those types to other types. It will also keep the converter API clean of other OSGi deps.</text:p>
      <text:p text:style-name="Body">List of types:</text:p>
      <text:list xml:id="list9023680910777135734" text:style-name="L9">
        <text:list-item>
          <text:p text:style-name="P92"><text:soft-page-break/>org.osgi.framework.BundleContext</text:p>
        </text:list-item>
        <text:list-item>
          <text:p text:style-name="P92">org.osgi.framework.ServiceReference</text:p>
        </text:list-item>
        <text:list-item>
          <text:p text:style-name="P92">org.osgi.framework.Bundle <text:span text:style-name="T37">(returns bundle headers)</text:span></text:p>
        </text:list-item>
        <text:list-item>
          <text:p text:style-name="P93">org.osgi.service.Subsystem <text:span text:style-name="T13">(returns subsystem headers)</text:span></text:p>
        </text:list-item>
        <text:list-item>
          <text:p text:style-name="P92">org.osgi.resource.Capability <text:span text:style-name="T37">(returns attributes)</text:span></text:p>
        </text:list-item>
        <text:list-item>
          <text:p text:style-name="P92"><text:span text:style-name="T22">org.osgi.resource.Requirement</text:span><text:span text:style-name="T37"> (returns directives)</text:span></text:p>
        </text:list-item>
        <text:list-item>
          <text:p text:style-name="P92">org.osgi.service.event.Event</text:p>
        </text:list-item>
      </text:list>
      <text:p text:style-name="Body"/>
      <text:p text:style-name="Body">The new method will not be added via an interface, the Converter should use reflection to find this method when it needs to convert an object.</text:p>
      <text:h text:style-name="Heading_20_3" text:outline-level="3">Special Cases</text:h>
      <text:p text:style-name="Body"><text:change text:change-id="ct140354077108416"/>T<text:change-start text:change-id="ct140354077108608"/>his<text:change-end text:change-id="ct140354077108608"/><text:change-start text:change-id="ct140354077111760"/> section<text:change-end text:change-id="ct140354077111760"/><text:change text:change-id="ct140354077111952"/> specif<text:change-start text:change-id="ct140354077112144"/>ies<text:change-end text:change-id="ct140354077112144"/><text:change text:change-id="ct140354077112384"/> special cases <text:change-start text:change-id="ct140354077112624"/>also supported by the converter.<text:change-end text:change-id="ct140354077112624"/><text:change text:change-id="ct140354077112864"/><text:change-start text:change-id="ct140354077117840"/></text:p>
      <text:h text:style-name="P71" text:outline-level="4">UUID</text:h>
      <text:p text:style-name="Body"><text:span text:style-name="T6">UUIDs are created from String representations by calling </text:span><text:span text:style-name="T15">UUID.fromString()</text:span><text:change-end text:change-id="ct140354077117840"/><text:change-start text:change-id="ct140354077103920"/></text:p>
      <text:h text:style-name="P72" text:outline-level="4"><text:change-end text:change-id="ct140354077103920"/><text:change-start text:change-id="ct140354107806096"/>Locale</text:h>
      <text:p text:style-name="P24">TODO: How to do this one? new Locale(String) does not produce the same as the original (e.g. new Locale(“fr_CA”) produces “fr_ca” which is not the same as Locale.Canada_FRENCH...</text:p>
      <text:h text:style-name="P72" text:outline-level="4">Pattern</text:h>
      <text:p text:style-name="P33"><text:span text:style-name="T33">Pattern instances are created by calling </text:span><text:span text:style-name="T25">Pattern.compile()</text:span><text:span text:style-name="T33">.</text:span></text:p>
      <text:h text:style-name="P72" text:outline-level="4">Calendar</text:h>
      <text:p text:style-name="P24">Conversion from a Calendar to a String is done via Java 8 date/time API:</text:p>
      <text:p text:style-name="P34">myCal.getTime().toInstant().atZone(myCal.getTimeZone().toZoneId()).toString()</text:p>
      <text:p text:style-name="P33"><text:span text:style-name="T33">This produces strings that look like this: </text:span><text:span text:style-name="T25">2016-01-28T13:50:52.370Z[Europe/Dublin]</text:span></text:p>
      <text:p text:style-name="P24">Conversion from a String representation of time to a Calendar is done with:</text:p>
      <text:p text:style-name="P35"><text:span text:style-name="T25"><text:s text:c="2"/></text:span><text:span text:style-name="T15">ZonedDateTime zdt = ZonedDateTime.parse(myString);</text:span></text:p>
      <text:p text:style-name="P36"><text:s text:c="2"/>Calendar c = Calendar.getInstance(TimeZone.getTimeZone(zdt.getZone()));</text:p>
      <text:p text:style-name="P35"><text:span text:style-name="T15"><text:s text:c="2"/>c.s</text:span><text:span text:style-name="T25">etTimeInMillis(zdt.toInstant().getEpochSecond() * 1000);</text:span><text:span text:style-name="T33"><office:annotation><dc:creator>David Bosschaert</dc:creator><dc:date>2016-01-28T13:54:50</dc:date><text:p text:style-name="P97"><text:span text:style-name="T39">Anyone a better idea?</text:span></text:p></office:annotation></text:span></text:p>
      <text:h text:style-name="P72" text:outline-level="4">Java 8 Date/Time API</text:h>
      <text:p text:style-name="P24">Converting to Java 8 Date/Time classes from strings is done using the static parse(CharSequence cs) method which is available in most implementations of the Temporal interface, for example:</text:p>
      <text:p text:style-name="P35"><text:span text:style-name="T33"><text:s text:c="2"/></text:span><text:span text:style-name="T16">LocalDateTime ldt = LocalDateTime.parse(s);</text:span></text:p>
      <text:p text:style-name="P36"><text:s text:c="2"/>LocalDate ld = LocalDate.parse(s);</text:p>
      <text:p text:style-name="P36"><text:s text:c="2"/>LocalTime lt = LocalTime.parse(s);</text:p>
      <text:p text:style-name="P36"><text:s text:c="2"/>OffsetTime ot = OffsetTime.parse(s);</text:p>
      <text:p text:style-name="P36"><text:soft-page-break/><text:s text:c="2"/>ZonedDateTime zdt = ZonedDateTime.parse(s);</text:p>
      <text:h text:style-name="P72" text:outline-level="4">Date<text:change-end text:change-id="ct140354107806096"/><text:change-start text:change-id="ct140354107856048"/></text:h>
      <text:p text:style-name="P33"><text:span text:style-name="T33">A </text:span><text:span text:style-name="T25">java.util.Date</text:span><text:span text:style-name="T33"> instance </text:span><text:change-end text:change-id="ct140354107856048"/><text:change-start text:change-id="ct140354107856336"/><text:span text:style-name="T33">is converted to a String value by calling </text:span><text:span text:style-name="T25">Date.getTime()</text:span><text:span text:style-name="T33"> and converting the resulting </text:span><text:span text:style-name="T25">long</text:span><text:span text:style-name="T33"> value into a String.</text:span></text:p>
      <text:p text:style-name="P33"><text:span text:style-name="T33">Converting a String into a </text:span><text:span text:style-name="T25">java.util.Date</text:span><text:span text:style-name="T33"> is done by converting the String to a long and then calli</text:span><text:change-end text:change-id="ct140354107856336"/><text:change-start text:change-id="ct140354107964880"/><text:span text:style-name="T33">ng new </text:span><text:span text:style-name="T25">Date(long)</text:span><text:span text:style-name="T33">.</text:span><text:change-end text:change-id="ct140354107964880"/></text:p>
      <text:h text:style-name="Heading_20_2" text:outline-level="2">TypeReference base class</text:h>
      <text:p text:style-name="Body">The TypeReference is provided as part of the API as follows. This variant was based on the OSGi Enroute Project taken from:</text:p>
      <text:p text:style-name="Body"><text:a xlink:type="simple" xlink:href="https://github.com/osgi/osgi.enroute/blob/master/osgi.enroute.base.api/src/osgi/enroute/dto/api/TypeReference.java" text:style-name="Internet_20_link" text:visited-style-name="Visited_20_Internet_20_Link">https://github.com/osgi/osgi.enroute/blob/master/osgi.enroute.base.api/src/osgi/enroute/dto/api/TypeReference.java</text:a> </text:p>
      <text:p text:style-name="Body"/>
      <text:p text:style-name="Code_20_Snipet">import java.lang.reflect.ParameterizedType;</text:p>
      <text:p text:style-name="Code_20_Snipet">import java.lang.reflect.Type;</text:p>
      <text:p text:style-name="Code_20_Snipet"/>
      <text:p text:style-name="Code_20_Snipet">/**</text:p>
      <text:p text:style-name="Code_20_Snipet"><text:s/>* An object does not carry any runtime information about its generic type.</text:p>
      <text:p text:style-name="Code_20_Snipet"><text:s/>* However sometimes it is necessary to specify a generic type, that is the</text:p>
      <text:p text:style-name="Code_20_Snipet"><text:s/>* purpose of this class. It allows you to specify an generic type by defining a</text:p>
      <text:p text:style-name="Code_20_Snipet"><text:s/>* type T, then subclassing it. The subclass will have a reference to the super</text:p>
      <text:p text:style-name="Code_20_Snipet"><text:s/>* class that contains this generic information. Through reflection, we pick</text:p>
      <text:p text:style-name="Code_20_Snipet"><text:s/>* this reference up and return it with the getType() call.</text:p>
      <text:p text:style-name="Code_20_Snipet"><text:s/>* </text:p>
      <text:p text:style-name="Code_20_Snipet"><text:s/>* &lt;pre&gt;</text:p>
      <text:p text:style-name="Code_20_Snipet"><text:s/>* <text:s/>List&lt;String&gt; result = </text:p>
      <text:p text:style-name="Code_20_Snipet"><text:s/>* <text:s text:c="5"/>converter.convert(Arrays.asList(1,2,3)).</text:p>
      <text:p text:style-name="Code_20_Snipet"><text:s/>* <text:s text:c="9"/>to(new TypeReference&lt;List&lt;String&gt;&gt;() {});</text:p>
      <text:p text:style-name="Code_20_Snipet"><text:s/>* &lt;/pre&gt;</text:p>
      <text:p text:style-name="Code_20_Snipet"><text:s/>* </text:p>
      <text:p text:style-name="Code_20_Snipet"><text:s/>* @param &lt;T&gt; The target type for the conversion.</text:p>
      <text:p text:style-name="Code_20_Snipet"><text:s/>*/</text:p>
      <text:p text:style-name="Code_20_Snipet">public class TypeReference&lt;T&gt; {</text:p>
      <text:p text:style-name="Code_20_Snipet"/>
      <text:p text:style-name="Code_20_Snipet"><text:s text:c="4"/>protected TypeReference() {</text:p>
      <text:p text:style-name="Code_20_Snipet"><text:s text:c="8"/>// Make sure it cannot be directly instantiated</text:p>
      <text:p text:style-name="Code_20_Snipet"><text:s text:c="8"/>// but it can be extended (that is the whole idea)</text:p>
      <text:p text:style-name="Code_20_Snipet"><text:s text:c="4"/>}</text:p>
      <text:p text:style-name="Code_20_Snipet"/>
      <text:p text:style-name="Code_20_Snipet"><text:s text:c="4"/>/**</text:p>
      <text:p text:style-name="Code_20_Snipet"><text:s text:c="5"/>* Return the actual type of this Type Reference</text:p>
      <text:p text:style-name="Code_20_Snipet"><text:s text:c="5"/>* </text:p>
      <text:p text:style-name="Code_20_Snipet"><text:s text:c="5"/>* @return the type of this reference.</text:p>
      <text:p text:style-name="Code_20_Snipet"><text:s text:c="5"/>*/</text:p>
      <text:p text:style-name="Code_20_Snipet"><text:s text:c="4"/>public Type getType() {</text:p>
      <text:p text:style-name="Code_20_Snipet"><text:s text:c="8"/>return ((ParameterizedType) getClass().</text:p>
      <text:p text:style-name="Code_20_Snipet"><text:s text:c="12"/>getGenericSuperclass()).getActualTypeArguments()[0];</text:p>
      <text:p text:style-name="Code_20_Snipet"><text:soft-page-break/><text:s text:c="4"/>}</text:p>
      <text:p text:style-name="Code_20_Snipet">}</text:p>
      <text:h text:style-name="Heading_20_2" text:outline-level="2">Variable substitution</text:h>
      <text:p text:style-name="Body">TODO</text:p>
      <text:h text:style-name="Heading_20_2" text:outline-level="2"><text:change-start text:change-id="ct140354109050800"/>Portable Encodings</text:h>
      <text:p text:style-name="Body">Implementations of this specification can <office:annotation><dc:creator>David Bosschaert</dc:creator><dc:date>2016-01-28T11:05:32</dc:date><text:p text:style-name="P97"><text:span text:style-name="T39">Can we make it optional? Not great for the CT but I'm not sure we should mandate everyone to support all of JSON, YAML and XML</text:span></text:p></office:annotation>provide codecs that pro<text:change-end text:change-id="ct140354109050800"/><text:change-start text:change-id="ct140354109051056"/>duce portable encodings. These encodings must be done using either JSON, YAML or XML.<text:change-end text:change-id="ct140354109051056"/><text:change-start text:change-id="ct140354107967312"/></text:p>
      <text:h text:style-name="Heading_20_3" text:outline-level="3">Portable JSON encoding</text:h>
      <text:p text:style-name="Body">Mime type: application/json</text:p>
      <text:h text:style-name="Heading_20_4" text:outline-level="4">Example JSON-encoded document</text:h>
      <text:p text:style-name="Body">TODO</text:p>
      <text:h text:style-name="Heading_20_3" text:outline-level="3">Portable YAML encoding</text:h>
      <text:p text:style-name="Body">Mime-type: application/x-yaml</text:p>
      <text:h text:style-name="Heading_20_4" text:outline-level="4">Example YAML-encoded document</text:h>
      <text:p text:style-name="Body">TODO</text:p>
      <text:h text:style-name="Heading_20_3" text:outline-level="3">Portable XML encoding<text:change-end text:change-id="ct140354107967312"/><text:change-start text:change-id="ct140354109058416"/></text:h>
      <text:p text:style-name="Body"><text:change-end text:change-id="ct140354109058416"/><text:change-start text:change-id="ct140354109052208"/>Mime-type: text/xml</text:p>
      <text:h text:style-name="Heading_20_4" text:outline-level="4">Example XML-encoded document</text:h>
      <text:p text:style-name="Body">TODO</text:p>
      <text:h text:style-name="Heading_20_4" text:outline-level="4">XML Schema</text:h>
      <text:p text:style-name="Body">TODO<text:change-end text:change-id="ct140354109052208"/></text:p>
      <text:h text:style-name="P67" text:outline-level="1">Data Transfer Objects</text:h>
      <text:p text:style-name="P32">RFC 185 defines Data Transfer Objects as a generic means for management solutions to interact with runtime entities in an OSGi Framework. DTOs provides a common, easily serializable representation of the technology.</text:p>
      <text:p text:style-name="P32">For all new functionality added to the OSGi Framework the question should be asked: would this feature benefit from a DTO? The expectation is that in most cases it would.</text:p>
      <text:p text:style-name="P32"><text:soft-page-break/>The DTOs for the design in this RFC should be described here and if there are no DTOs being defined an explanation should be given explaining why this is not applicable in this case.</text:p>
      <text:p text:style-name="P32">This section is optional and could also be provided in a separate RFC.</text:p>
      <text:h text:style-name="P67" text:outline-level="1">Javadoc</text:h>
      <text:p text:style-name="P33"><text:span text:style-name="T30">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3">https://www.osgi.org/members/RFC/Javadoc</text:span></text:a><text:span text:style-name="T30"> </text:span></text:p>
      <text:h text:style-name="P67" text:outline-level="1">Considered Alternatives</text:h>
      <text:p text:style-name="P23">For posterity, record the design alternatives that were considered but rejected along with the reason for rejection. This is especially important for external/earlier solutions that were deemed not applicable.</text:p>
      <text:p text:style-name="Body">This section is placed here for the moment, we may use parts of it in the future.</text:p>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B"/>
        <table:table-column table:style-name="Table5.I"/>
        <table:table-row>
          <table:table-cell table:style-name="Table5.A1" office:value-type="string">
            <text:p text:style-name="P37">dest v / src -&gt;</text:p>
          </table:table-cell>
          <table:table-cell table:style-name="Table5.A1" office:value-type="string">
            <text:p text:style-name="P38">String</text:p>
          </table:table-cell>
          <table:table-cell table:style-name="Table5.A1" office:value-type="string">
            <text:p text:style-name="P40">Boxed</text:p>
          </table:table-cell>
          <table:table-cell table:style-name="Table5.A1" office:value-type="string">
            <text:p text:style-name="P40">primitive</text:p>
          </table:table-cell>
          <table:table-cell table:style-name="Table5.A1" office:value-type="string">
            <text:p text:style-name="P40">Object</text:p>
          </table:table-cell>
          <table:table-cell table:style-name="Table5.A1" office:value-type="string">
            <text:p text:style-name="P40">primitive[]</text:p>
          </table:table-cell>
          <table:table-cell table:style-name="Table5.A1" office:value-type="string">
            <text:p text:style-name="P40">Boxed[] </text:p>
          </table:table-cell>
          <table:table-cell table:style-name="Table5.A1" office:value-type="string">
            <text:p text:style-name="P40">collection&lt;?&gt;</text:p>
          </table:table-cell>
          <table:table-cell table:style-name="Table5.I1" office:value-type="string">
            <text:p text:style-name="P45">null</text:p>
          </table:table-cell>
        </table:table-row>
        <table:table-row>
          <table:table-cell table:style-name="Table5.A2" office:value-type="string">
            <text:p text:style-name="P38">String</text:p>
          </table:table-cell>
          <table:table-cell table:style-name="Table5.A2" office:value-type="string">
            <text:p text:style-name="P40">v</text:p>
          </table:table-cell>
          <table:table-cell table:style-name="Table5.A2" office:value-type="string">
            <text:p text:style-name="P38"><text:span text:style-name="T27">v</text:span>.toString()</text:p>
          </table:table-cell>
          <table:table-cell table:style-name="Table5.A2" office:value-type="string">
            <text:p text:style-name="P38">String.valueOf(<text:span text:style-name="T27">v</text:span>)</text:p>
          </table:table-cell>
          <table:table-cell table:style-name="Table5.A2" office:value-type="string">
            <text:p text:style-name="P38"><text:span text:style-name="T27">v</text:span>.toString()</text:p>
          </table:table-cell>
          <table:table-cell table:style-name="Table5.A2" office:value-type="string">
            <text:p text:style-name="P39">Arrays.toString(<text:span text:style-name="T27">v</text:span>)</text:p>
            <text:p text:style-name="P39">except for char[]: String.valueOf(<text:span text:style-name="T27">v</text:span>) </text:p>
          </table:table-cell>
          <table:table-cell table:style-name="Table5.A2" office:value-type="string">
            <text:p text:style-name="P38">Arrays.toString(<text:span text:style-name="T27">v</text:span>)</text:p>
          </table:table-cell>
          <table:table-cell table:style-name="Table5.A2" office:value-type="string">
            <text:p text:style-name="P38"><text:span text:style-name="T27">v</text:span>.toString()</text:p>
          </table:table-cell>
          <table:table-cell table:style-name="Table5.I2" office:value-type="string">
            <text:p text:style-name="P31">null</text:p>
          </table:table-cell>
        </table:table-row>
        <table:table-row>
          <table:table-cell table:style-name="Table5.A2" office:value-type="string">
            <text:p text:style-name="P38">String[]</text:p>
          </table:table-cell>
          <table:table-cell table:style-name="Table5.A2" office:value-type="string">
            <text:p text:style-name="P38">new String[] {<text:span text:style-name="T27">v</text:span>}</text:p>
          </table:table-cell>
          <table:table-cell table:style-name="Table5.A2" office:value-type="string">
            <text:p text:style-name="P39">new String[] {<text:span text:style-name="T27">v</text:span>.toString()}</text:p>
          </table:table-cell>
          <table:table-cell table:style-name="Table5.A2" office:value-type="string">
            <text:p text:style-name="P39">new String[] {String.valueOf(<text:span text:style-name="T27">v</text:span>)}</text:p>
          </table:table-cell>
          <table:table-cell table:style-name="Table5.A2" office:value-type="string">
            <text:p text:style-name="P38">if String[]: <text:span text:style-name="T27">v</text:span> </text:p>
            <text:p text:style-name="P38">otherwise:</text:p>
            <text:p text:style-name="P38">new String[] </text:p>
            <text:p text:style-name="P38">{<text:span text:style-name="T27">v.</text:span><text:span text:style-name="T4">toString()}</text:span></text:p>
          </table:table-cell>
          <table:table-cell table:style-name="Table5.A2" office:value-type="string">
            <text:p text:style-name="P38">Arrays.stream(<text:span text:style-name="T27">v</text:span>).</text:p>
            <text:p text:style-name="P38">mapToObj(</text:p>
            <text:p text:style-name="P38">String::valueOf)</text:p>
            <text:p text:style-name="P38">.toArray(</text:p>
            <text:p text:style-name="P38">String[]::new)</text:p>
          </table:table-cell>
          <table:table-cell table:style-name="Table5.A2" office:value-type="string">
            <text:p text:style-name="P38">Arrays.stream(v).</text:p>
            <text:p text:style-name="P38">map(</text:p>
            <text:p text:style-name="P38">String::valueOf).</text:p>
            <text:p text:style-name="P38">toArray(</text:p>
            <text:p text:style-name="P38">String[]::new)</text:p>
          </table:table-cell>
          <table:table-cell table:style-name="Table5.A2" office:value-type="string">
            <text:p text:style-name="P38"><text:span text:style-name="T27">v</text:span>.stream().map(</text:p>
            <text:p text:style-name="P38">String::valueOf).</text:p>
            <text:p text:style-name="P38">toArray(</text:p>
            <text:p text:style-name="P38">String[]::new)</text:p>
          </table:table-cell>
          <table:table-cell table:style-name="Table5.I2" office:value-type="string">
            <text:p text:style-name="P31">new String[]{}</text:p>
          </table:table-cell>
        </table:table-row>
        <table:table-row>
          <table:table-cell table:style-name="Table5.A2" office:value-type="string">
            <text:p text:style-name="P38">List&lt;String&gt;</text:p>
          </table:table-cell>
          <table:table-cell table:style-name="Table5.A2" office:value-type="string">
            <text:p text:style-name="P38">Collections.</text:p>
            <text:p text:style-name="P38">singletonList(<text:span text:style-name="T27">v</text:span>)</text:p>
          </table:table-cell>
          <table:table-cell table:style-name="Table5.A2" office:value-type="string">
            <text:p text:style-name="P39">Collections.</text:p>
            <text:p text:style-name="P39">singletonList(</text:p>
            <text:p text:style-name="P39"><text:s text:c="2"/>»String(<text:span text:style-name="T27">v</text:span>))</text:p>
          </table:table-cell>
          <table:table-cell table:style-name="Table5.A2" office:value-type="string">
            <text:p text:style-name="P39">Collections.</text:p>
            <text:p text:style-name="P39">singletonList(</text:p>
            <text:p text:style-name="P39"><text:s text:c="2"/>»String(<text:span text:style-name="T27">v</text:span>))</text:p>
          </table:table-cell>
          <table:table-cell table:style-name="Table5.A2" office:value-type="string">
            <text:p text:style-name="P39">Collections.</text:p>
            <text:p text:style-name="P39">singletonList(</text:p>
            <text:p text:style-name="P39"><text:s text:c="2"/>»String(<text:span text:style-name="T27">v</text:span>))</text:p>
          </table:table-cell>
          <table:table-cell table:style-name="Table5.A2" office:value-type="string">
            <text:p text:style-name="P38">Arrays.stream(<text:span text:style-name="T27">v</text:span>).</text:p>
            <text:p text:style-name="P38">mapToObj(</text:p>
            <text:p text:style-name="P38">String::valueOf).</text:p>
            <text:p text:style-name="P38">collect(toList())</text:p>
          </table:table-cell>
          <table:table-cell table:style-name="Table5.A2" office:value-type="string">
            <text:p text:style-name="P38">Arrays.stream(<text:span text:style-name="T27">v</text:span>).</text:p>
            <text:p text:style-name="P38">map(</text:p>
            <text:p text:style-name="P38">String::valueOf).</text:p>
            <text:p text:style-name="P38">collect(toList())</text:p>
          </table:table-cell>
          <table:table-cell table:style-name="Table5.A2" office:value-type="string">
            <text:p text:style-name="P38"><text:span text:style-name="T27">v</text:span><text:span text:style-name="T4">.stream().map(</text:span></text:p>
            <text:p text:style-name="P41">String::valueOf).</text:p>
            <text:p text:style-name="P41">collect(toList())</text:p>
          </table:table-cell>
          <table:table-cell table:style-name="Table5.I2" office:value-type="string">
            <text:p text:style-name="P31">Collections.</text:p>
            <text:p text:style-name="P31">emptyList()</text:p>
          </table:table-cell>
        </table:table-row>
        <table:table-row>
          <table:table-cell table:style-name="Table5.A2" office:value-type="string">
            <text:p text:style-name="P38">Set&lt;String&gt;</text:p>
          </table:table-cell>
          <table:table-cell table:style-name="Table5.A2" office:value-type="string">
            <text:p text:style-name="P38">Collections.</text:p>
            <text:p text:style-name="P38">singleton(v)</text:p>
          </table:table-cell>
          <table:table-cell table:style-name="Table5.A2" office:value-type="string">
            <text:p text:style-name="P39">Collections.</text:p>
            <text:p text:style-name="P39">singleton(</text:p>
            <text:p text:style-name="P39"><text:s text:c="2"/>»String(<text:span text:style-name="T27">v</text:span>))</text:p>
          </table:table-cell>
          <table:table-cell table:style-name="Table5.A2" office:value-type="string">
            <text:p text:style-name="P39">Collections.</text:p>
            <text:p text:style-name="P39">singleton(</text:p>
            <text:p text:style-name="P39"><text:s text:c="2"/>»String(<text:span text:style-name="T27">v</text:span>))</text:p>
          </table:table-cell>
          <table:table-cell table:style-name="Table5.A2" office:value-type="string">
            <text:p text:style-name="P39">Collections.</text:p>
            <text:p text:style-name="P39">singleton(</text:p>
            <text:p text:style-name="P39"><text:s text:c="2"/>»String(<text:span text:style-name="T27">v</text:span>))</text:p>
          </table:table-cell>
          <table:table-cell table:style-name="Table5.A2" office:value-type="string">
            <text:p text:style-name="P38">Arrays.stream(<text:span text:style-name="T27">v</text:span>).</text:p>
            <text:p text:style-name="P38">mapToObj(</text:p>
            <text:p text:style-name="P38">String::valueOf).</text:p>
            <text:p text:style-name="P38">collect(toSet())</text:p>
          </table:table-cell>
          <table:table-cell table:style-name="Table5.A2" office:value-type="string">
            <text:p text:style-name="P38">Arrays.stream(<text:span text:style-name="T27">v</text:span>).</text:p>
            <text:p text:style-name="P38">map(</text:p>
            <text:p text:style-name="P38">String::valueOf).</text:p>
            <text:p text:style-name="P38">collect(toSet())</text:p>
          </table:table-cell>
          <table:table-cell table:style-name="Table5.A2" office:value-type="string">
            <text:p text:style-name="P38"><text:span text:style-name="T27">v</text:span><text:span text:style-name="T4">.stream().map(</text:span></text:p>
            <text:p text:style-name="P41">String::valueOf).</text:p>
            <text:p text:style-name="P41">collect(toSet())</text:p>
          </table:table-cell>
          <table:table-cell table:style-name="Table5.I2" office:value-type="string">
            <text:p text:style-name="P31">Collections.</text:p>
            <text:p text:style-name="P31">emptySet()</text:p>
          </table:table-cell>
        </table:table-row>
        <table:table-row>
          <table:table-cell table:style-name="Table5.A2" office:value-type="string">
            <text:p text:style-name="P38">Collection&lt;String&gt;</text:p>
          </table:table-cell>
          <table:table-cell table:style-name="Table5.A2" office:value-type="string">
            <text:p text:style-name="P40">pick either list or set</text:p>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44"/>
          </table:table-cell>
          <table:table-cell table:style-name="Table5.I2" office:value-type="string">
            <text:p text:style-name="P31"/>
          </table:table-cell>
        </table:table-row>
        <table:table-row>
          <table:table-cell table:style-name="Table5.A2" office:value-type="string">
            <text:p text:style-name="P38">int </text:p>
          </table:table-cell>
          <table:table-cell table:style-name="Table5.A2" office:value-type="string">
            <text:p text:style-name="P41">Integer.parseInt(<text:span text:style-name="T27">v</text:span>)</text:p>
          </table:table-cell>
          <table:table-cell table:style-name="Table5.A2" office:value-type="string">
            <text:p text:style-name="P39"><text:span text:style-name="T27">v</text:span>.intValue()</text:p>
          </table:table-cell>
          <table:table-cell table:style-name="Table5.A2" office:value-type="string">
            <text:p text:style-name="P39">if int: <text:span text:style-name="T27">v</text:span></text:p>
            <text:p text:style-name="P42">otherwise:</text:p>
            <text:p text:style-name="P42">(int) <text:span text:style-name="T27">v</text:span></text:p>
          </table:table-cell>
          <table:table-cell table:style-name="Table5.A2" office:value-type="string">
            <text:p text:style-name="P43">»int(v.toString())</text:p>
            <text:p text:style-name="P38"/>
          </table:table-cell>
          <table:table-cell table:style-name="Table5.A2" office:value-type="string">
            <text:p text:style-name="P38">if <text:span text:style-name="T27">v</text:span>.length == 0: </text:p>
            <text:p text:style-name="P38">0</text:p>
            <text:p text:style-name="P38">otherwise:</text:p>
            <text:p text:style-name="P38">»int(<text:span text:style-name="T27">v</text:span>[0])</text:p>
          </table:table-cell>
          <table:table-cell table:style-name="Table5.A2" office:value-type="string">
            <text:p text:style-name="P38">if <text:span text:style-name="T27">v</text:span>.length == 0: </text:p>
            <text:p text:style-name="P38">0</text:p>
            <text:p text:style-name="P38">otherwise:</text:p>
            <text:p text:style-name="P38">»int(<text:span text:style-name="T27">v</text:span>[0])</text:p>
          </table:table-cell>
          <table:table-cell table:style-name="Table5.A2" office:value-type="string">
            <text:p text:style-name="P38">if <text:span text:style-name="T27">v</text:span>.size() == 0:</text:p>
            <text:p text:style-name="P38">0</text:p>
            <text:p text:style-name="P38">otherwise:</text:p>
            <text:p text:style-name="P38">»int(<text:span text:style-name="T27">v</text:span>.iterator().</text:p>
            <text:p text:style-name="P38">next())</text:p>
          </table:table-cell>
          <table:table-cell table:style-name="Table5.I7" office:value-type="float" office:value="0">
            <text:p text:style-name="P31">0</text:p>
          </table:table-cell>
        </table:table-row>
        <table:table-row>
          <table:table-cell table:style-name="Table5.A2" office:value-type="string">
            <text:p text:style-name="P38">boolean</text:p>
          </table:table-cell>
          <table:table-cell table:style-name="Table5.A2" office:value-type="string">
            <text:p text:style-name="P41">Boolean.valueOf(<text:span text:style-name="T27">v</text:span>)</text:p>
          </table:table-cell>
          <table:table-cell table:style-name="Table5.A2" office:value-type="string">
            <text:p text:style-name="P39">if Boolean: <text:span text:style-name="T27">v.</text:span><text:span text:style-name="T4">booleanValue()</text:span></text:p>
            <text:p text:style-name="P42">otherwise:</text:p>
            <text:p text:style-name="P42">»int(<text:span text:style-name="T27">v</text:span>) != 0 </text:p>
          </table:table-cell>
          <table:table-cell table:style-name="Table5.A2" office:value-type="string">
            <text:p text:style-name="P39">if boolean: <text:span text:style-name="T27">v</text:span></text:p>
            <text:p text:style-name="P42">otherwise:</text:p>
            <text:p text:style-name="P42">»int(<text:span text:style-name="T27">v</text:span>) != 0 </text:p>
          </table:table-cell>
          <table:table-cell table:style-name="Table5.A2" office:value-type="string">
            <text:p text:style-name="P43">»boolean(</text:p>
            <text:p text:style-name="P43">v.toString())</text:p>
            <text:p text:style-name="P38"/>
          </table:table-cell>
          <table:table-cell table:style-name="Table5.A2" office:value-type="string">
            <text:p text:style-name="P38">if <text:span text:style-name="T27">v</text:span>.length == 0:</text:p>
            <text:p text:style-name="P38">false</text:p>
            <text:p text:style-name="P38">otherwise:</text:p>
            <text:p text:style-name="P38">»boolean(<text:span text:style-name="T27">v</text:span>[0])</text:p>
          </table:table-cell>
          <table:table-cell table:style-name="Table5.A2" office:value-type="string">
            <text:p text:style-name="P38">if <text:span text:style-name="T27">v</text:span>.length == 0:</text:p>
            <text:p text:style-name="P38">false</text:p>
            <text:p text:style-name="P38">otherwise:</text:p>
            <text:p text:style-name="P38">»boolean(<text:span text:style-name="T27">v</text:span>[0])</text:p>
          </table:table-cell>
          <table:table-cell table:style-name="Table5.A2" office:value-type="string">
            <text:p text:style-name="P38">if <text:span text:style-name="T27">v</text:span>.size() == 0:</text:p>
            <text:p text:style-name="P38">false</text:p>
            <text:p text:style-name="P38">otherwise:</text:p>
            <text:p text:style-name="P38">»boolean(<text:span text:style-name="T27">v.</text:span></text:p>
            <text:p text:style-name="P41">iterator().next())</text:p>
          </table:table-cell>
          <table:table-cell table:style-name="Table5.I2" office:value-type="string">
            <text:p text:style-name="P31">false</text:p>
          </table:table-cell>
        </table:table-row>
        <table:table-row>
          <table:table-cell table:style-name="Table5.A2" office:value-type="string">
            <text:p text:style-name="P38">char</text:p>
          </table:table-cell>
          <table:table-cell table:style-name="Table5.A2" office:value-type="string">
            <text:p text:style-name="P41"><text:span text:style-name="T27">v</text:span>.length() &gt; 0 ? <text:span text:style-name="T27">v</text:span>.charAt(0) : 0</text:p>
          </table:table-cell>
          <table:table-cell table:style-name="Table5.A2" office:value-type="string">
            <text:p text:style-name="P39">(char) <text:span text:style-name="T27">v</text:span>. <text:span text:style-name="T27">number</text:span>Value()</text:p>
          </table:table-cell>
          <table:table-cell table:style-name="Table5.A2" office:value-type="string">
            <text:p text:style-name="P39">(char) <text:span text:style-name="T27">v</text:span></text:p>
          </table:table-cell>
          <table:table-cell table:style-name="Table5.A2" office:value-type="string">
            <text:p text:style-name="P43">»char(v.toString())</text:p>
            <text:p text:style-name="P38"/>
          </table:table-cell>
          <table:table-cell table:style-name="Table5.A2" office:value-type="string">
            <text:p text:style-name="P38">if <text:span text:style-name="T27">v</text:span>.length == 0:</text:p>
            <text:p text:style-name="P38">0</text:p>
            <text:p text:style-name="P38">otherwise:</text:p>
            <text:p text:style-name="P38">»char(<text:span text:style-name="T27">v</text:span>[0])</text:p>
          </table:table-cell>
          <table:table-cell table:style-name="Table5.A2" office:value-type="string">
            <text:p text:style-name="P38">if <text:span text:style-name="T27">v</text:span>.length == 0:</text:p>
            <text:p text:style-name="P38">0</text:p>
            <text:p text:style-name="P38">otherwise:</text:p>
            <text:p text:style-name="P38">»char(<text:span text:style-name="T27">v</text:span>[0])</text:p>
          </table:table-cell>
          <table:table-cell table:style-name="Table5.A2" office:value-type="string">
            <text:p text:style-name="P38">if <text:span text:style-name="T27">v</text:span>.size() == 0:</text:p>
            <text:p text:style-name="P38">0</text:p>
            <text:p text:style-name="P38">otherwise:</text:p>
            <text:p text:style-name="P38">»char(<text:span text:style-name="T27">v.</text:span><text:span text:style-name="T4">iterator().</text:span></text:p>
            <text:p text:style-name="P38"><text:span text:style-name="T4">next()</text:span>)</text:p>
          </table:table-cell>
          <table:table-cell table:style-name="Table5.I7" office:value-type="float" office:value="0">
            <text:p text:style-name="P31">0</text:p>
          </table:table-cell>
        </table:table-row>
        <table:table-row>
          <table:table-cell table:style-name="Table5.A2" office:value-type="string">
            <text:p text:style-name="P38">byte</text:p>
          </table:table-cell>
          <table:table-cell table:style-name="Table5.A2" office:value-type="string">
            <text:p text:style-name="P41"><text:span text:style-name="T27">v</text:span>.getBytes()[0] or 0 if no bytes in array.</text:p>
          </table:table-cell>
          <table:table-cell table:style-name="Table5.A2" office:value-type="string">
            <text:p text:style-name="P39"><text:span text:style-name="T4">(byte) </text:span><text:span text:style-name="T27">v</text:span>.int<text:span text:style-name="T4">Va</text:span>lue()</text:p>
          </table:table-cell>
          <table:table-cell table:style-name="Table5.A2" office:value-type="string">
            <text:p text:style-name="P39">(byte) <text:span text:style-name="T27">v</text:span></text:p>
          </table:table-cell>
          <table:table-cell table:style-name="Table5.A2" office:value-type="string">
            <text:p text:style-name="P43">»byte(v.toString())</text:p>
            <text:p text:style-name="P38"/>
          </table:table-cell>
          <table:table-cell table:style-name="Table5.A2" office:value-type="string">
            <text:p text:style-name="P38">if <text:span text:style-name="T27">v</text:span>.length == 0:</text:p>
            <text:p text:style-name="P38">0</text:p>
            <text:p text:style-name="P38">otherwise:</text:p>
            <text:p text:style-name="P38">»char(<text:span text:style-name="T27">v</text:span>[0])</text:p>
          </table:table-cell>
          <table:table-cell table:style-name="Table5.A2" office:value-type="string">
            <text:p text:style-name="P38">if <text:span text:style-name="T27">v</text:span>.length == 0:</text:p>
            <text:p text:style-name="P38">0</text:p>
            <text:p text:style-name="P38">otherwise:</text:p>
            <text:p text:style-name="P38">»char(<text:span text:style-name="T27">v</text:span>[0])</text:p>
          </table:table-cell>
          <table:table-cell table:style-name="Table5.A2" office:value-type="string">
            <text:p text:style-name="P38">if <text:span text:style-name="T27">v</text:span>.size() == 0:</text:p>
            <text:p text:style-name="P38">0</text:p>
            <text:p text:style-name="P38">otherwise:</text:p>
            <text:p text:style-name="P38">»byte(<text:span text:style-name="T27">v</text:span><text:span text:style-name="T4">.iterator().</text:span></text:p>
            <text:p text:style-name="P38"><text:span text:style-name="T4">next()</text:span>)</text:p>
          </table:table-cell>
          <table:table-cell table:style-name="Table5.I7" office:value-type="float" office:value="0">
            <text:p text:style-name="P31">0</text:p>
          </table:table-cell>
        </table:table-row>
        <table:table-row>
          <table:table-cell table:style-name="Table5.A2" office:value-type="string">
            <text:p text:style-name="P38">short</text:p>
          </table:table-cell>
          <table:table-cell table:style-name="Table5.A2" office:value-type="string">
            <text:p text:style-name="P41"/>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I2" office:value-type="string">
            <text:p text:style-name="P31"/>
          </table:table-cell>
        </table:table-row>
        <table:table-row>
          <table:table-cell table:style-name="Table5.A2" office:value-type="string">
            <text:p text:style-name="P38">float</text:p>
          </table:table-cell>
          <table:table-cell table:style-name="Table5.A2" office:value-type="string">
            <text:p text:style-name="P41"/>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I2" office:value-type="string">
            <text:p text:style-name="P31"/>
          </table:table-cell>
        </table:table-row>
        <table:table-row>
          <table:table-cell table:style-name="Table5.A2" office:value-type="string">
            <text:p text:style-name="P38">double</text:p>
          </table:table-cell>
          <table:table-cell table:style-name="Table5.A2" office:value-type="string">
            <text:p text:style-name="P41">Double.</text:p>
            <text:p text:style-name="P41">parseDouble(<text:span text:style-name="T27">v</text:span>)</text:p>
          </table:table-cell>
          <table:table-cell table:style-name="Table5.A2" office:value-type="string">
            <text:p text:style-name="P39">v.doubleValue()</text:p>
          </table:table-cell>
          <table:table-cell table:style-name="Table5.A2" office:value-type="string">
            <text:p text:style-name="P39">(double) <text:span text:style-name="T27">v</text:span></text:p>
          </table:table-cell>
          <table:table-cell table:style-name="Table5.A2" office:value-type="string">
            <text:p text:style-name="P38">Double.</text:p>
            <text:p text:style-name="P38">parseDouble(</text:p>
            <text:p text:style-name="P38"><text:span text:style-name="T27">v</text:span>.toString())</text:p>
          </table:table-cell>
          <table:table-cell table:style-name="Table5.A2" office:value-type="string">
            <text:p text:style-name="P38">if <text:span text:style-name="T27">v</text:span>.length == 0:</text:p>
            <text:p text:style-name="P38">0.0</text:p>
            <text:p text:style-name="P38">otherwise:</text:p>
            <text:p text:style-name="P38">»double(<text:span text:style-name="T27">v</text:span>[0])</text:p>
          </table:table-cell>
          <table:table-cell table:style-name="Table5.A2" office:value-type="string">
            <text:p text:style-name="P38">if <text:span text:style-name="T27">v</text:span>.length == 0:</text:p>
            <text:p text:style-name="P38">0.0</text:p>
            <text:p text:style-name="P38">otherwise:</text:p>
            <text:p text:style-name="P38">»double(<text:span text:style-name="T27">v</text:span>[0])</text:p>
          </table:table-cell>
          <table:table-cell table:style-name="Table5.A2" office:value-type="string">
            <text:p text:style-name="P38">if <text:span text:style-name="T27">v</text:span>.size() == 0:</text:p>
            <text:p text:style-name="P38">0.0</text:p>
            <text:p text:style-name="P38">otherwise:</text:p>
            <text:p text:style-name="P38">»double(<text:span text:style-name="T27">v.</text:span></text:p>
            <text:p text:style-name="P41">iterator().next())</text:p>
          </table:table-cell>
          <table:table-cell table:style-name="Table5.I7" office:value-type="float" office:value="0">
            <text:p text:style-name="P31">0</text:p>
          </table:table-cell>
        </table:table-row>
        <table:table-row>
          <table:table-cell table:style-name="Table5.A2" office:value-type="string">
            <text:p text:style-name="P38">int[]</text:p>
          </table:table-cell>
          <table:table-cell table:style-name="Table5.A2" office:value-type="string">
            <text:p text:style-name="P41">new int[] {»int(<text:span text:style-name="T27">v</text:span>)}</text:p>
          </table:table-cell>
          <table:table-cell table:style-name="Table5.A2" office:value-type="string">
            <text:p text:style-name="P39">new int[] {»int(<text:span text:style-name="T27">v</text:span><text:span text:style-name="T4">)}</text:span></text:p>
          </table:table-cell>
          <table:table-cell table:style-name="Table5.A2" office:value-type="string">
            <text:p text:style-name="P39">new int[] {»int(<text:span text:style-name="T27">v</text:span><text:span text:style-name="T4">)}</text:span></text:p>
          </table:table-cell>
          <table:table-cell table:style-name="Table5.A2" office:value-type="string">
            <text:p text:style-name="P39">new int[] {»int(<text:span text:style-name="T27">v</text:span><text:span text:style-name="T4">)}</text:span></text:p>
          </table:table-cell>
          <table:table-cell table:style-name="Table5.A2" office:value-type="string">
            <text:p text:style-name="P38">Arrays.stream(<text:span text:style-name="T27">v</text:span>).</text:p>
            <text:p text:style-name="P38">mapToInt(</text:p>
            <text:p text:style-name="P38">l -&gt; ((<text:span text:style-name="T27">Boxed</text:span>) l).</text:p>
            <text:p text:style-name="P38">intValue()).</text:p>
            <text:p text:style-name="P38">toArray()</text:p>
          </table:table-cell>
          <table:table-cell table:style-name="Table5.A2" office:value-type="string">
            <text:p text:style-name="P38">Arrays.stream(<text:span text:style-name="T27">v</text:span>).</text:p>
            <text:p text:style-name="P38">mapToInt(</text:p>
            <text:p text:style-name="P38"><text:span text:style-name="T27">Boxed</text:span>::intValue).</text:p>
            <text:p text:style-name="P38">toArray();</text:p>
          </table:table-cell>
          <table:table-cell table:style-name="Table5.A2" office:value-type="string">
            <text:p text:style-name="P38"><text:span text:style-name="T27">v</text:span><text:span text:style-name="T4">.stream().</text:span></text:p>
            <text:p text:style-name="P41">mapToInt(</text:p>
            <text:p text:style-name="P41">x → »int(x)).</text:p>
            <text:p text:style-name="P41">toArray()</text:p>
          </table:table-cell>
          <table:table-cell table:style-name="Table5.I2" office:value-type="string">
            <text:p text:style-name="P31">new int[]{}</text:p>
          </table:table-cell>
        </table:table-row>
        <table:table-row>
          <table:table-cell table:style-name="Table5.A2" office:value-type="string">
            <text:p text:style-name="P38">List&lt;Integer&gt;</text:p>
          </table:table-cell>
          <table:table-cell table:style-name="Table5.A2" office:value-type="string">
            <text:p text:style-name="P41">Collections.</text:p>
            <text:p text:style-name="P41">singletonList(</text:p>
            <text:p text:style-name="P41">»int(<text:span text:style-name="T27">v</text:span>));</text:p>
          </table:table-cell>
          <table:table-cell table:style-name="Table5.A2" office:value-type="string">
            <text:p text:style-name="P41">Collections.</text:p>
            <text:p text:style-name="P41">singletonList(</text:p>
            <text:p text:style-name="P42">»int(<text:span text:style-name="T27">v</text:span>));</text:p>
          </table:table-cell>
          <table:table-cell table:style-name="Table5.A2" office:value-type="string">
            <text:p text:style-name="P41">Collections.</text:p>
            <text:p text:style-name="P41">singletonList(</text:p>
            <text:p text:style-name="P42">»int(<text:span text:style-name="T27">v</text:span>));</text:p>
          </table:table-cell>
          <table:table-cell table:style-name="Table5.A2" office:value-type="string">
            <text:p text:style-name="P41">Collections.</text:p>
            <text:p text:style-name="P41">singletonList(</text:p>
            <text:p text:style-name="P41">»int(<text:span text:style-name="T27">v</text:span>));</text:p>
          </table:table-cell>
          <table:table-cell table:style-name="Table5.A2" office:value-type="string">
            <text:p text:style-name="P38">Arrays.stream(<text:span text:style-name="T27">v</text:span>).</text:p>
            <text:p text:style-name="P38">mapToObj(</text:p>
            <text:p text:style-name="P38"><text:span text:style-name="T27">Boxed</text:span>::valueOf).</text:p>
            <text:p text:style-name="P38">collect(toList());</text:p>
          </table:table-cell>
          <table:table-cell table:style-name="Table5.A2" office:value-type="string">
            <text:p text:style-name="P38">Arrays.stream(<text:span text:style-name="T27">v</text:span>).</text:p>
            <text:p text:style-name="P38">map(</text:p>
            <text:p text:style-name="P38"><text:span text:style-name="T27">Boxed</text:span>::intValue).</text:p>
            <text:p text:style-name="P38">collect(toList());</text:p>
          </table:table-cell>
          <table:table-cell table:style-name="Table5.A2" office:value-type="string">
            <text:p text:style-name="P38"><text:span text:style-name="T27">v</text:span>.stream().</text:p>
            <text:p text:style-name="P38">map(</text:p>
            <text:p text:style-name="P41">x → »int(x)).</text:p>
            <text:p text:style-name="P38">collect(toList());</text:p>
          </table:table-cell>
          <table:table-cell table:style-name="Table5.I2" office:value-type="string">
            <text:p text:style-name="P31">Collections.</text:p>
            <text:p text:style-name="P31">emptyList()</text:p>
          </table:table-cell>
        </table:table-row>
        <table:table-row>
          <table:table-cell table:style-name="Table5.A2" office:value-type="string">
            <text:p text:style-name="P38">Boolean</text:p>
          </table:table-cell>
          <table:table-cell table:style-name="Table5.A2" office:value-type="string">
            <text:p text:style-name="P41">Boolean.valueOf(<text:span text:style-name="T27">v</text:span>)</text:p>
          </table:table-cell>
          <table:table-cell table:style-name="Table5.A2" office:value-type="string">
            <text:p text:style-name="P39">if Boolean: <text:span text:style-name="T27">v</text:span></text:p>
            <text:p text:style-name="P42">otherwise:</text:p>
            <text:p text:style-name="P42">»int(<text:span text:style-name="T27">v</text:span>) != 0 </text:p>
          </table:table-cell>
          <table:table-cell table:style-name="Table5.A2" office:value-type="string">
            <text:p text:style-name="P39">if boolean: Boolean.valueOf(<text:span text:style-name="T27">v)</text:span></text:p>
            <text:p text:style-name="P42">otherwise:</text:p>
            <text:p text:style-name="P42">»int(<text:span text:style-name="T27">v</text:span>) != 0 </text:p>
          </table:table-cell>
          <table:table-cell table:style-name="Table5.A2" office:value-type="string">
            <text:p text:style-name="P43">»Boolean(</text:p>
            <text:p text:style-name="P43">v.toString())</text:p>
            <text:p text:style-name="P38"/>
          </table:table-cell>
          <table:table-cell table:style-name="Table5.A2" office:value-type="string">
            <text:p text:style-name="P38">if <text:span text:style-name="T27">v</text:span>.length == 0:</text:p>
            <text:p text:style-name="P38">FALSE</text:p>
            <text:p text:style-name="P38">otherwise:</text:p>
            <text:p text:style-name="P38">»Boolean(<text:span text:style-name="T27">v</text:span>[0])</text:p>
          </table:table-cell>
          <table:table-cell table:style-name="Table5.A2" office:value-type="string">
            <text:p text:style-name="P38">if <text:span text:style-name="T27">v</text:span>.length == 0:</text:p>
            <text:p text:style-name="P38">FALSE</text:p>
            <text:p text:style-name="P38">otherwise:</text:p>
            <text:p text:style-name="P38">»Boolean(<text:span text:style-name="T27">v</text:span>[0])</text:p>
          </table:table-cell>
          <table:table-cell table:style-name="Table5.A2" office:value-type="string">
            <text:p text:style-name="P38">if <text:span text:style-name="T27">v</text:span>.size() == 0:</text:p>
            <text:p text:style-name="P38">FALSE</text:p>
            <text:p text:style-name="P38">otherwise:</text:p>
            <text:p text:style-name="P38">»Boolean(<text:span text:style-name="T27">v.</text:span></text:p>
            <text:p text:style-name="P41">iterator().next())</text:p>
          </table:table-cell>
          <table:table-cell table:style-name="Table5.I2" office:value-type="string">
            <text:p text:style-name="P31">null</text:p>
          </table:table-cell>
        </table:table-row>
        <table:table-row>
          <table:table-cell table:style-name="Table5.A2" office:value-type="string">
            <text:p text:style-name="P40">other Boxed types</text:p>
          </table:table-cell>
          <table:table-cell table:style-name="Table5.A2" office:value-type="string">
            <text:p text:style-name="P41"/>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I2" office:value-type="string">
            <text:p text:style-name="P45"/>
          </table:table-cell>
        </table:table-row>
      </table:table>
      <text:h text:style-name="Heading_20_4" text:outline-level="4" text:is-list-header="true"/>
      <text:p text:style-name="Body">Identity conversion (source can be assigned to target <text:span text:style-name="T6">→</text:span> straight passthrought)</text:p>
      <text:p text:style-name="Body">Special case for byte[]</text:p>
      <text:p text:style-name="Body">ObjectClass::valueOf</text:p>
      <text:p text:style-name="Body">String constructor</text:p>
      <text:h text:style-name="Heading_20_4" text:outline-level="4"><text:soft-page-break/>Object[]</text:h>
      <text:p text:style-name="Body">Object[] is similar to Collection&lt;?&gt; although String[] can be converted to List&lt;String&gt; via Arrays.asList(v).</text:p>
      <text:h text:style-name="Heading_20_4" text:outline-level="4">Enumerated types</text:h>
      <text:p text:style-name="Body">Converting to/from Enum Types is only possible between the enumerated types and their String representation.</text:p>
      <text:h text:style-name="Heading_20_4" text:outline-level="4">Other types</text:h>
      <text:p text:style-name="Body">Do we want to support the following types: Class, Annotation, BigDecimal/BigInteger?</text:p>
      <text:p text:style-name="P23"/>
      <text:h text:style-name="P67" text:outline-level="1">Security Considerations</text:h>
      <text:p text:style-name="P23">Description of all known vulnerabilities this may either introduce or address as well as scenarios of how the weaknesses could be circumvented.</text:p>
      <text:h text:style-name="P67" text:outline-level="1">Document Support</text:h>
      <text:h text:style-name="P73" text:outline-level="2">References</text:h>
      <text:list xml:id="list6998564180367173624" text:style-name="WW8Num3">
        <text:list-item>
          <text:p text:style-name="P94"><text:bookmark-start text:name="_Ref493020620"/>Bradner, S., Key words for use in RFCs to Indicate Requirement Levels, RFC2119, March 1997.<text:bookmark-end text:name="_Ref493020620"/></text:p>
        </text:list-item>
        <text:list-item>
          <text:p text:style-name="P94">Software Requirements &amp; Specifications. Michael Jackson. ISBN 0-201-87712-0</text:p>
        </text:list-item>
      </text:list>
      <text:p text:style-name="P19"/>
      <text:p text:style-name="P24"><text:span text:style-name="T31">Add references simply by adding new items. You can then cross-refer to them by chosing &lt;Insert&gt;&lt;Cross Reference&gt;&lt;Numbered Item&gt; and then selecting the paragraph. </text:span><text:span text:style-name="T32">STATIC REFERENCES (I.E. BODGED) ARE NOT ACCEPTABLE, SOMEONE WILL HAVE TO UPDATE THEM LATER, SO DO IT PROPERLY NOW.</text:span></text:p>
      <text:h text:style-name="P73" text:outline-level="2">Author’s Address</text:h>
      <text:p text:style-name="P24"/>
      <table:table table:name="Table4" table:style-name="Table4">
        <table:table-column table:style-name="Table4.A"/>
        <table:table-column table:style-name="Table4.B"/>
        <text:soft-page-break/>
        <table:table-row table:style-name="Table4.1">
          <table:table-cell table:style-name="Table4.A1" office:value-type="string">
            <text:p text:style-name="P52">Name</text:p>
          </table:table-cell>
          <table:table-cell table:style-name="Table4.B1" office:value-type="string">
            <text:p text:style-name="P52">Peter Kriens</text:p>
          </table:table-cell>
        </table:table-row>
        <table:table-row table:style-name="Table4.1">
          <table:table-cell table:style-name="Table4.A1" office:value-type="string">
            <text:p text:style-name="P52">Company</text:p>
          </table:table-cell>
          <table:table-cell table:style-name="Table4.B1" office:value-type="string">
            <text:p text:style-name="P52">aQute</text:p>
          </table:table-cell>
        </table:table-row>
        <table:table-row table:style-name="Table4.1">
          <table:table-cell table:style-name="Table4.A1" office:value-type="string">
            <text:p text:style-name="P52">Address</text:p>
          </table:table-cell>
          <table:table-cell table:style-name="Table4.B1" office:value-type="string">
            <text:p text:style-name="P52">9c, Avenue St. Drezery</text:p>
          </table:table-cell>
        </table:table-row>
        <table:table-row table:style-name="Table4.1">
          <table:table-cell table:style-name="Table4.A1" office:value-type="string">
            <text:p text:style-name="P52">Voice</text:p>
          </table:table-cell>
          <table:table-cell table:style-name="Table4.B1" office:value-type="string">
            <text:p text:style-name="P52">+33 467542167</text:p>
          </table:table-cell>
        </table:table-row>
        <table:table-row table:style-name="Table4.1">
          <table:table-cell table:style-name="Table4.A1" office:value-type="string">
            <text:p text:style-name="P56">e-mail</text:p>
          </table:table-cell>
          <table:table-cell table:style-name="Table4.B1" office:value-type="string">
            <text:p text:style-name="CellBody">Peter.kriens@aQute.biz</text:p>
          </table:table-cell>
        </table:table-row>
        <table:table-row table:style-name="Table4.1">
          <table:table-cell table:style-name="Table4.A6" office:value-type="string">
            <text:p text:style-name="P56"/>
          </table:table-cell>
          <table:table-cell table:style-name="Table4.B6" office:value-type="string">
            <text:p text:style-name="P56"/>
          </table:table-cell>
        </table:table-row>
      </table:table>
      <text:p text:style-name="P19"/>
      <text:p text:style-name="P19"/>
      <table:table table:name="Table2" table:style-name="Table2">
        <table:table-column table:style-name="Table2.A"/>
        <table:table-column table:style-name="Table2.B"/>
        <table:table-row table:style-name="Table2.1">
          <table:table-cell table:style-name="Table2.A1" office:value-type="string">
            <text:p text:style-name="P51">Name</text:p>
          </table:table-cell>
          <table:table-cell table:style-name="Table2.B1" office:value-type="string">
            <text:p text:style-name="P51">David Bosschaert</text:p>
          </table:table-cell>
        </table:table-row>
        <table:table-row table:style-name="Table2.1">
          <table:table-cell table:style-name="Table2.A1" office:value-type="string">
            <text:p text:style-name="P51">Company</text:p>
          </table:table-cell>
          <table:table-cell table:style-name="Table2.B1" office:value-type="string">
            <text:p text:style-name="P51">Adobe Systems</text:p>
          </table:table-cell>
        </table:table-row>
        <table:table-row table:style-name="Table2.1">
          <table:table-cell table:style-name="Table2.A1" office:value-type="string">
            <text:p text:style-name="P51">Address</text:p>
          </table:table-cell>
          <table:table-cell table:style-name="Table2.B1" office:value-type="string">
            <text:p text:style-name="P51"/>
          </table:table-cell>
        </table:table-row>
        <table:table-row table:style-name="Table2.1">
          <table:table-cell table:style-name="Table2.A1" office:value-type="string">
            <text:p text:style-name="P51">Voice</text:p>
          </table:table-cell>
          <table:table-cell table:style-name="Table2.B1" office:value-type="string">
            <text:p text:style-name="P51"/>
          </table:table-cell>
        </table:table-row>
        <table:table-row table:style-name="Table2.1">
          <table:table-cell table:style-name="Table2.A1" office:value-type="string">
            <text:p text:style-name="P55">e-mail</text:p>
          </table:table-cell>
          <table:table-cell table:style-name="Table2.B1" office:value-type="string">
            <text:p text:style-name="P55">bosschae@adobe.com</text:p>
          </table:table-cell>
        </table:table-row>
      </table:table>
      <text:p text:style-name="P24"/>
      <text:p text:style-name="P24"/>
      <table:table table:name="Table3" table:style-name="Table3">
        <table:table-column table:style-name="Table3.A"/>
        <table:table-column table:style-name="Table3.B"/>
        <table:table-row table:style-name="Table3.1">
          <table:table-cell table:style-name="Table3.A1" office:value-type="string">
            <text:p text:style-name="P51">Name</text:p>
          </table:table-cell>
          <table:table-cell table:style-name="Table3.B1" office:value-type="string">
            <text:p text:style-name="P51"/>
          </table:table-cell>
        </table:table-row>
        <table:table-row table:style-name="Table3.1">
          <table:table-cell table:style-name="Table3.A1" office:value-type="string">
            <text:p text:style-name="P51">Company</text:p>
          </table:table-cell>
          <table:table-cell table:style-name="Table3.B1" office:value-type="string">
            <text:p text:style-name="P51"/>
          </table:table-cell>
        </table:table-row>
        <table:table-row table:style-name="Table3.1">
          <table:table-cell table:style-name="Table3.A1" office:value-type="string">
            <text:p text:style-name="P51">Address</text:p>
          </table:table-cell>
          <table:table-cell table:style-name="Table3.B1" office:value-type="string">
            <text:p text:style-name="P51"/>
          </table:table-cell>
        </table:table-row>
        <table:table-row table:style-name="Table3.1">
          <table:table-cell table:style-name="Table3.A1" office:value-type="string">
            <text:p text:style-name="P51">Voice</text:p>
          </table:table-cell>
          <table:table-cell table:style-name="Table3.B1" office:value-type="string">
            <text:p text:style-name="P51"/>
          </table:table-cell>
        </table:table-row>
        <table:table-row table:style-name="Table3.1">
          <table:table-cell table:style-name="Table3.A1" office:value-type="string">
            <text:p text:style-name="P55">e-mail</text:p>
          </table:table-cell>
          <table:table-cell table:style-name="Table3.B1" office:value-type="string">
            <text:p text:style-name="P55"/>
          </table:table-cell>
        </table:table-row>
      </table:table>
      <text:p text:style-name="P19"/>
      <text:h text:style-name="P73" text:outline-level="2">Acronyms and Abbreviations</text:h>
      <text:p text:style-name="P24"/>
      <text:h text:style-name="P73" text:outline-level="2">End of Document</text:h>
      <text:p text:style-name="P2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in" fo:margin-bottom="0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22"><draw:image xlink:href="Pictures/1000020100000427000001D8328612BC.png" xlink:type="simple" xlink:show="embed" xlink:actuate="onLoad"/></draw:frame><text:tab/><text:user-defined style:data-style-name="N0" text:name="RFC Title">RFC 215 - Object Conversion</text:user-defined><text:tab/>Page <text:page-number text:select-page="current">14</text:page-number> of <text:page-count style:num-format="1">25</text:page-count></text:p>
        <text:p text:style-name="Header"/>
        <text:p text:style-name="Header"><text:tab/>Draft<text:tab/> <text:modification-date style:data-style-name="N76">February 1, 2016</text:modification-date></text:p>
      </style:header>
      <style:footer>
        <text:p text:style-name="Footer">Copyright © OSGi Alliance <text:modification-date style:data-style-name="N11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6</text:modification-date></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0-06T07:42:21</meta:creation-date>
    <meta:editing-cycles>564</meta:editing-cycles>
    <meta:editing-duration>P1DT1H43S</meta:editing-duration>
    <meta:initial-creator>David Bosschaert</meta:initial-creator>
    <dc:date>2016-02-01T15:58:32</dc:date>
    <dc:creator>BJ Hargrave</dc:creator>
    <meta:printed-by>David Bosschaert</meta:printed-by>
    <meta:print-date>2016-01-04T12:43:51</meta:print-date>
    <meta:document-statistic meta:table-count="9" meta:image-count="2" meta:object-count="0" meta:page-count="25" meta:paragraph-count="893" meta:word-count="6919" meta:character-count="45202"/>
    <meta:user-defined meta:name="Info"/>
    <meta:user-defined meta:name="Info 3"/>
    <meta:user-defined meta:name="Info 4"/>
    <meta:user-defined meta:name="RFC Title">RFC 215 - Object Conversion</meta:user-defined>
  </office:meta>
</office:document-meta>
</file>